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Object 34/content.xml" manifest:media-type="text/xml"/>
  <manifest:file-entry manifest:full-path="Object 34/meta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 38/content.xml" manifest:media-type="text/xml"/>
  <manifest:file-entry manifest:full-path="Object 38/meta.xml" manifest:media-type="text/xml"/>
  <manifest:file-entry manifest:full-path="Object 38/styles.xml" manifest:media-type="text/xml"/>
  <manifest:file-entry manifest:full-path="Object 38/" manifest:media-type="application/vnd.oasis.opendocument.chart"/>
  <manifest:file-entry manifest:full-path="Object 33/content.xml" manifest:media-type="text/xml"/>
  <manifest:file-entry manifest:full-path="Object 33/meta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37/content.xml" manifest:media-type="text/xml"/>
  <manifest:file-entry manifest:full-path="Object 37/meta.xml" manifest:media-type="text/xml"/>
  <manifest:file-entry manifest:full-path="Object 37/styles.xml" manifest:media-type="text/xml"/>
  <manifest:file-entry manifest:full-path="Object 37/" manifest:media-type="application/vnd.oasis.opendocument.chart"/>
  <manifest:file-entry manifest:full-path="Configurations2/" manifest:media-type="application/vnd.sun.xml.ui.configuration"/>
  <manifest:file-entry manifest:full-path="Object 29/content.xml" manifest:media-type="text/xml"/>
  <manifest:file-entry manifest:full-path="Object 29/meta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 30/content.xml" manifest:media-type="text/xml"/>
  <manifest:file-entry manifest:full-path="Object 30/meta.xml" manifest:media-type="text/xml"/>
  <manifest:file-entry manifest:full-path="Object 30/styles.xml" manifest:media-type="text/xml"/>
  <manifest:file-entry manifest:full-path="Object 3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10" style:family="table-cell" style:parent-style-name="Default">
      <style:table-cell-properties fo:background-color="#000000" fo:border="none"/>
    </style:style>
    <style:style style:name="ce11" style:family="table-cell" style:parent-style-name="Default">
      <style:table-cell-properties fo:border-bottom="0.06pt solid #000000" fo:background-color="#000000" fo:border-left="none" fo:border-right="none" fo:border-top="none"/>
    </style:style>
    <style:style style:name="ce26" style:family="table-cell" style:parent-style-name="Default">
      <style:table-cell-properties fo:background-color="transparent" fo:border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28" table:style-name="ta1">
        <table:shapes>
          <draw:frame draw:z-index="0" draw:style-name="gr1" draw:text-style-name="P1" svg:width="159.99mm" svg:height="89.99mm" svg:x="316.1mm" svg:y="4.54mm">
            <draw:object draw:notify-on-update-of-ranges="'128'.B2:'128'.B42 '128'.C2:'128'.C42 '128'.B2:'128'.B42 '128'.L2:'128'.L42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1" draw:style-name="gr1" draw:text-style-name="P1" svg:width="158.22mm" svg:height="89.93mm" svg:x="316.09mm" svg:y="94.85mm">
            <draw:object draw:notify-on-update-of-ranges="'128'.G2:'128'.G42 '128'.H2:'128'.H42 '128'.G2:'128'.G42 '128'.M2:'128'.M42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ropietat</text:p>
          </table:table-cell>
          <table:table-cell office:value-type="string" calcext:value-type="string">
            <text:p>temps[ms]</text:p>
          </table:table-cell>
          <table:table-cell office:value-type="string" calcext:value-type="string">
            <text:p>V+E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propietat</text:p>
          </table:table-cell>
          <table:table-cell office:value-type="string" calcext:value-type="string">
            <text:p>temps[ms]</text:p>
          </table:table-cell>
          <table:table-cell office:value-type="string" calcext:value-type="string">
            <text:p>V+E</text:p>
          </table:table-cell>
          <table:table-cell/>
          <table:table-cell table:number-columns-repeated="2" office:value-type="string" calcext:value-type="string">
            <text:p>V+E / max (V+E)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65533" calcext:value-type="float">
            <text:p>0,0265533</text:p>
          </table:table-cell>
          <table:table-cell table:style-name="ce5" office:value-type="float" office:value="632" calcext:value-type="float">
            <text:p>632</text:p>
          </table:table-cell>
          <table:table-cell table:style-name="ce9" office:value-type="string" calcext:value-type="string">
            <text:p>||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310467" calcext:value-type="float">
            <text:p>0,0310467</text:p>
          </table:table-cell>
          <table:table-cell table:style-name="ce5" office:value-type="float" office:value="632" calcext:value-type="float">
            <text:p>632</text:p>
          </table:table-cell>
          <table:table-cell table:style-name="ce12"/>
          <table:table-cell table:formula="of:=[.E2]/[.$E$2]" office:value-type="float" office:value="1" calcext:value-type="float">
            <text:p>1</text:p>
          </table:table-cell>
          <table:table-cell table:formula="of:=[.J2]/[.$J$2]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.025" calcext:value-type="float">
            <text:p>0,025</text:p>
          </table:table-cell>
          <table:table-cell office:value-type="float" office:value="1" calcext:value-type="float">
            <text:p>1</text:p>
          </table:table-cell>
          <table:table-cell office:value-type="float" office:value="0.0291667" calcext:value-type="float">
            <text:p>0,0291667</text:p>
          </table:table-cell>
          <table:table-cell office:value-type="float" office:value="609.293" calcext:value-type="float">
            <text:p>609,29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025" calcext:value-type="float">
            <text:p>0,025</text:p>
          </table:table-cell>
          <table:table-cell office:value-type="float" office:value="1" calcext:value-type="float">
            <text:p>1</text:p>
          </table:table-cell>
          <table:table-cell office:value-type="float" office:value="0.0353867" calcext:value-type="float">
            <text:p>0,0353867</text:p>
          </table:table-cell>
          <table:table-cell office:value-type="float" office:value="619.28" calcext:value-type="float">
            <text:p>619,28</text:p>
          </table:table-cell>
          <table:table-cell table:style-name="ce13"/>
          <table:table-cell table:formula="of:=[.E3]/[.$E$2]" office:value-type="float" office:value="0.964071202531646" calcext:value-type="float">
            <text:p>0,964071202531646</text:p>
          </table:table-cell>
          <table:table-cell table:formula="of:=[.J3]/[.$J$2]" office:value-type="float" office:value="0.979873417721519" calcext:value-type="float">
            <text:p>0,979873417721519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0.0287467" calcext:value-type="float">
            <text:p>0,0287467</text:p>
          </table:table-cell>
          <table:table-cell office:value-type="float" office:value="580.813" calcext:value-type="float">
            <text:p>580,81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0.0364933" calcext:value-type="float">
            <text:p>0,0364933</text:p>
          </table:table-cell>
          <table:table-cell office:value-type="float" office:value="606.12" calcext:value-type="float">
            <text:p>606,12</text:p>
          </table:table-cell>
          <table:table-cell table:style-name="ce13"/>
          <table:table-cell table:formula="of:=[.E4]/[.$E$2]" office:value-type="float" office:value="0.919007911392405" calcext:value-type="float">
            <text:p>0,919007911392405</text:p>
          </table:table-cell>
          <table:table-cell table:formula="of:=[.J4]/[.$J$2]" office:value-type="float" office:value="0.959050632911392" calcext:value-type="float">
            <text:p>0,959050632911392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0.075" calcext:value-type="float">
            <text:p>0,075</text:p>
          </table:table-cell>
          <table:table-cell office:value-type="float" office:value="1" calcext:value-type="float">
            <text:p>1</text:p>
          </table:table-cell>
          <table:table-cell office:value-type="float" office:value="0.02896" calcext:value-type="float">
            <text:p>0,02896</text:p>
          </table:table-cell>
          <table:table-cell office:value-type="float" office:value="563.373" calcext:value-type="float">
            <text:p>563,37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075" calcext:value-type="float">
            <text:p>0,075</text:p>
          </table:table-cell>
          <table:table-cell office:value-type="float" office:value="1" calcext:value-type="float">
            <text:p>1</text:p>
          </table:table-cell>
          <table:table-cell office:value-type="float" office:value="0.0370267" calcext:value-type="float">
            <text:p>0,0370267</text:p>
          </table:table-cell>
          <table:table-cell office:value-type="float" office:value="593.853" calcext:value-type="float">
            <text:p>593,853</text:p>
          </table:table-cell>
          <table:table-cell table:style-name="ce13"/>
          <table:table-cell table:formula="of:=[.E5]/[.$E$2]" office:value-type="float" office:value="0.891412974683544" calcext:value-type="float">
            <text:p>0,891412974683544</text:p>
          </table:table-cell>
          <table:table-cell table:formula="of:=[.J5]/[.$J$2]" office:value-type="float" office:value="0.93964082278481" calcext:value-type="float">
            <text:p>0,93964082278481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0296467" calcext:value-type="float">
            <text:p>0,0296467</text:p>
          </table:table-cell>
          <table:table-cell office:value-type="float" office:value="537.933" calcext:value-type="float">
            <text:p>537,93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03786" calcext:value-type="float">
            <text:p>0,03786</text:p>
          </table:table-cell>
          <table:table-cell office:value-type="float" office:value="581.747" calcext:value-type="float">
            <text:p>581,747</text:p>
          </table:table-cell>
          <table:table-cell table:style-name="ce13"/>
          <table:table-cell table:formula="of:=[.E6]/[.$E$2]" office:value-type="float" office:value="0.851159810126582" calcext:value-type="float">
            <text:p>0,851159810126582</text:p>
          </table:table-cell>
          <table:table-cell table:formula="of:=[.J6]/[.$J$2]" office:value-type="float" office:value="0.920485759493671" calcext:value-type="float">
            <text:p>0,920485759493671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0.125" calcext:value-type="float">
            <text:p>0,125</text:p>
          </table:table-cell>
          <table:table-cell office:value-type="float" office:value="1" calcext:value-type="float">
            <text:p>1</text:p>
          </table:table-cell>
          <table:table-cell office:value-type="float" office:value="0.0292333" calcext:value-type="float">
            <text:p>0,0292333</text:p>
          </table:table-cell>
          <table:table-cell office:value-type="float" office:value="512.587" calcext:value-type="float">
            <text:p>512,587</text:p>
          </table:table-cell>
          <table:table-cell table:style-name="ce8" office:value-type="string" calcext:value-type="string">
            <text:p>||</text:p>
          </table:table-cell>
          <table:table-cell office:value-type="float" office:value="0.125" calcext:value-type="float">
            <text:p>0,125</text:p>
          </table:table-cell>
          <table:table-cell office:value-type="float" office:value="1" calcext:value-type="float">
            <text:p>1</text:p>
          </table:table-cell>
          <table:table-cell office:value-type="float" office:value="0.0381067" calcext:value-type="float">
            <text:p>0,0381067</text:p>
          </table:table-cell>
          <table:table-cell office:value-type="float" office:value="568.493" calcext:value-type="float">
            <text:p>568,493</text:p>
          </table:table-cell>
          <table:table-cell table:style-name="ce13"/>
          <table:table-cell table:formula="of:=[.E7]/[.$E$2]" office:value-type="float" office:value="0.811055379746835" calcext:value-type="float">
            <text:p>0,811055379746835</text:p>
          </table:table-cell>
          <table:table-cell table:formula="of:=[.J7]/[.$J$2]" office:value-type="float" office:value="0.899514240506329" calcext:value-type="float">
            <text:p>0,899514240506329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float" office:value="0.0288" calcext:value-type="float">
            <text:p>0,0288</text:p>
          </table:table-cell>
          <table:table-cell office:value-type="float" office:value="497.6" calcext:value-type="float">
            <text:p>497,6</text:p>
          </table:table-cell>
          <table:table-cell table:style-name="ce8" office:value-type="string" calcext:value-type="string">
            <text:p>||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float" office:value="0.03786" calcext:value-type="float">
            <text:p>0,03786</text:p>
          </table:table-cell>
          <table:table-cell office:value-type="float" office:value="554.733" calcext:value-type="float">
            <text:p>554,733</text:p>
          </table:table-cell>
          <table:table-cell table:style-name="ce13"/>
          <table:table-cell table:formula="of:=[.E8]/[.$E$2]" office:value-type="float" office:value="0.787341772151899" calcext:value-type="float">
            <text:p>0,787341772151899</text:p>
          </table:table-cell>
          <table:table-cell table:formula="of:=[.J8]/[.$J$2]" office:value-type="float" office:value="0.877742088607595" calcext:value-type="float">
            <text:p>0,877742088607595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0.175" calcext:value-type="float">
            <text:p>0,175</text:p>
          </table:table-cell>
          <table:table-cell office:value-type="float" office:value="1" calcext:value-type="float">
            <text:p>1</text:p>
          </table:table-cell>
          <table:table-cell office:value-type="float" office:value="0.02844" calcext:value-type="float">
            <text:p>0,02844</text:p>
          </table:table-cell>
          <table:table-cell office:value-type="float" office:value="470.72" calcext:value-type="float">
            <text:p>470,72</text:p>
          </table:table-cell>
          <table:table-cell table:style-name="ce8" office:value-type="string" calcext:value-type="string">
            <text:p>||</text:p>
          </table:table-cell>
          <table:table-cell office:value-type="float" office:value="0.175" calcext:value-type="float">
            <text:p>0,175</text:p>
          </table:table-cell>
          <table:table-cell office:value-type="float" office:value="1" calcext:value-type="float">
            <text:p>1</text:p>
          </table:table-cell>
          <table:table-cell office:value-type="float" office:value="0.0380067" calcext:value-type="float">
            <text:p>0,0380067</text:p>
          </table:table-cell>
          <table:table-cell office:value-type="float" office:value="543.173" calcext:value-type="float">
            <text:p>543,173</text:p>
          </table:table-cell>
          <table:table-cell table:style-name="ce13"/>
          <table:table-cell table:formula="of:=[.E9]/[.$E$2]" office:value-type="float" office:value="0.744810126582278" calcext:value-type="float">
            <text:p>0,744810126582278</text:p>
          </table:table-cell>
          <table:table-cell table:formula="of:=[.J9]/[.$J$2]" office:value-type="float" office:value="0.859450949367089" calcext:value-type="float">
            <text:p>0,859450949367089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2686" calcext:value-type="float">
            <text:p>0,02686</text:p>
          </table:table-cell>
          <table:table-cell office:value-type="float" office:value="450.253" calcext:value-type="float">
            <text:p>450,25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369733" calcext:value-type="float">
            <text:p>0,0369733</text:p>
          </table:table-cell>
          <table:table-cell office:value-type="float" office:value="529.933" calcext:value-type="float">
            <text:p>529,933</text:p>
          </table:table-cell>
          <table:table-cell table:style-name="ce13"/>
          <table:table-cell table:formula="of:=[.E10]/[.$E$2]" office:value-type="float" office:value="0.712425632911392" calcext:value-type="float">
            <text:p>0,712425632911392</text:p>
          </table:table-cell>
          <table:table-cell table:formula="of:=[.J10]/[.$J$2]" office:value-type="float" office:value="0.838501582278481" calcext:value-type="float">
            <text:p>0,838501582278481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0.225" calcext:value-type="float">
            <text:p>0,225</text:p>
          </table:table-cell>
          <table:table-cell office:value-type="float" office:value="1" calcext:value-type="float">
            <text:p>1</text:p>
          </table:table-cell>
          <table:table-cell office:value-type="float" office:value="0.02652" calcext:value-type="float">
            <text:p>0,02652</text:p>
          </table:table-cell>
          <table:table-cell office:value-type="float" office:value="435.707" calcext:value-type="float">
            <text:p>435,707</text:p>
          </table:table-cell>
          <table:table-cell table:style-name="ce8" office:value-type="string" calcext:value-type="string">
            <text:p>||</text:p>
          </table:table-cell>
          <table:table-cell office:value-type="float" office:value="0.225" calcext:value-type="float">
            <text:p>0,225</text:p>
          </table:table-cell>
          <table:table-cell office:value-type="float" office:value="1" calcext:value-type="float">
            <text:p>1</text:p>
          </table:table-cell>
          <table:table-cell office:value-type="float" office:value="0.0358267" calcext:value-type="float">
            <text:p>0,0358267</text:p>
          </table:table-cell>
          <table:table-cell office:value-type="float" office:value="518.2" calcext:value-type="float">
            <text:p>518,2</text:p>
          </table:table-cell>
          <table:table-cell table:style-name="ce13"/>
          <table:table-cell table:formula="of:=[.E11]/[.$E$2]" office:value-type="float" office:value="0.689409810126582" calcext:value-type="float">
            <text:p>0,689409810126582</text:p>
          </table:table-cell>
          <table:table-cell table:formula="of:=[.J11]/[.$J$2]" office:value-type="float" office:value="0.819936708860759" calcext:value-type="float">
            <text:p>0,819936708860759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0.0250533" calcext:value-type="float">
            <text:p>0,0250533</text:p>
          </table:table-cell>
          <table:table-cell office:value-type="float" office:value="410.773" calcext:value-type="float">
            <text:p>410,77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0.03542" calcext:value-type="float">
            <text:p>0,03542</text:p>
          </table:table-cell>
          <table:table-cell office:value-type="float" office:value="505.48" calcext:value-type="float">
            <text:p>505,48</text:p>
          </table:table-cell>
          <table:table-cell table:style-name="ce13"/>
          <table:table-cell table:formula="of:=[.E12]/[.$E$2]" office:value-type="float" office:value="0.649957278481013" calcext:value-type="float">
            <text:p>0,649957278481013</text:p>
          </table:table-cell>
          <table:table-cell table:formula="of:=[.J12]/[.$J$2]" office:value-type="float" office:value="0.799810126582278" calcext:value-type="float">
            <text:p>0,799810126582278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0.275" calcext:value-type="float">
            <text:p>0,275</text:p>
          </table:table-cell>
          <table:table-cell office:value-type="float" office:value="1" calcext:value-type="float">
            <text:p>1</text:p>
          </table:table-cell>
          <table:table-cell office:value-type="float" office:value="0.02792" calcext:value-type="float">
            <text:p>0,02792</text:p>
          </table:table-cell>
          <table:table-cell office:value-type="float" office:value="394.467" calcext:value-type="float">
            <text:p>394,467</text:p>
          </table:table-cell>
          <table:table-cell table:style-name="ce8" office:value-type="string" calcext:value-type="string">
            <text:p>||</text:p>
          </table:table-cell>
          <table:table-cell office:value-type="float" office:value="0.275" calcext:value-type="float">
            <text:p>0,275</text:p>
          </table:table-cell>
          <table:table-cell office:value-type="float" office:value="1" calcext:value-type="float">
            <text:p>1</text:p>
          </table:table-cell>
          <table:table-cell office:value-type="float" office:value="0.04108" calcext:value-type="float">
            <text:p>0,04108</text:p>
          </table:table-cell>
          <table:table-cell office:value-type="float" office:value="494.04" calcext:value-type="float">
            <text:p>494,04</text:p>
          </table:table-cell>
          <table:table-cell table:style-name="ce13"/>
          <table:table-cell table:formula="of:=[.E13]/[.$E$2]" office:value-type="float" office:value="0.62415664556962" calcext:value-type="float">
            <text:p>0,62415664556962</text:p>
          </table:table-cell>
          <table:table-cell table:formula="of:=[.J13]/[.$J$2]" office:value-type="float" office:value="0.781708860759494" calcext:value-type="float">
            <text:p>0,781708860759494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0229133" calcext:value-type="float">
            <text:p>0,0229133</text:p>
          </table:table-cell>
          <table:table-cell office:value-type="float" office:value="376.453" calcext:value-type="float">
            <text:p>376,45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0337267" calcext:value-type="float">
            <text:p>0,0337267</text:p>
          </table:table-cell>
          <table:table-cell office:value-type="float" office:value="478.973" calcext:value-type="float">
            <text:p>478,973</text:p>
          </table:table-cell>
          <table:table-cell table:style-name="ce13"/>
          <table:table-cell table:formula="of:=[.E14]/[.$E$2]" office:value-type="float" office:value="0.595653481012658" calcext:value-type="float">
            <text:p>0,595653481012658</text:p>
          </table:table-cell>
          <table:table-cell table:formula="of:=[.J14]/[.$J$2]" office:value-type="float" office:value="0.757868670886076" calcext:value-type="float">
            <text:p>0,757868670886076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float" office:value="0.325" calcext:value-type="float">
            <text:p>0,325</text:p>
          </table:table-cell>
          <table:table-cell office:value-type="float" office:value="1" calcext:value-type="float">
            <text:p>1</text:p>
          </table:table-cell>
          <table:table-cell office:value-type="float" office:value="0.0274333" calcext:value-type="float">
            <text:p>0,0274333</text:p>
          </table:table-cell>
          <table:table-cell office:value-type="float" office:value="360.067" calcext:value-type="float">
            <text:p>360,067</text:p>
          </table:table-cell>
          <table:table-cell table:style-name="ce8" office:value-type="string" calcext:value-type="string">
            <text:p>||</text:p>
          </table:table-cell>
          <table:table-cell office:value-type="float" office:value="0.325" calcext:value-type="float">
            <text:p>0,325</text:p>
          </table:table-cell>
          <table:table-cell office:value-type="float" office:value="1" calcext:value-type="float">
            <text:p>1</text:p>
          </table:table-cell>
          <table:table-cell office:value-type="float" office:value="0.0404667" calcext:value-type="float">
            <text:p>0,0404667</text:p>
          </table:table-cell>
          <table:table-cell office:value-type="float" office:value="466.24" calcext:value-type="float">
            <text:p>466,24</text:p>
          </table:table-cell>
          <table:table-cell table:style-name="ce13"/>
          <table:table-cell table:formula="of:=[.E15]/[.$E$2]" office:value-type="float" office:value="0.569726265822785" calcext:value-type="float">
            <text:p>0,569726265822785</text:p>
          </table:table-cell>
          <table:table-cell table:formula="of:=[.J15]/[.$J$2]" office:value-type="float" office:value="0.737721518987342" calcext:value-type="float">
            <text:p>0,737721518987342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float" office:value="0.35" calcext:value-type="float">
            <text:p>0,35</text:p>
          </table:table-cell>
          <table:table-cell office:value-type="float" office:value="1" calcext:value-type="float">
            <text:p>1</text:p>
          </table:table-cell>
          <table:table-cell office:value-type="float" office:value="0.0221733" calcext:value-type="float">
            <text:p>0,0221733</text:p>
          </table:table-cell>
          <table:table-cell office:value-type="float" office:value="332.48" calcext:value-type="float">
            <text:p>332,48</text:p>
          </table:table-cell>
          <table:table-cell table:style-name="ce8" office:value-type="string" calcext:value-type="string">
            <text:p>||</text:p>
          </table:table-cell>
          <table:table-cell office:value-type="float" office:value="0.35" calcext:value-type="float">
            <text:p>0,35</text:p>
          </table:table-cell>
          <table:table-cell office:value-type="float" office:value="1" calcext:value-type="float">
            <text:p>1</text:p>
          </table:table-cell>
          <table:table-cell office:value-type="float" office:value="0.03504" calcext:value-type="float">
            <text:p>0,03504</text:p>
          </table:table-cell>
          <table:table-cell office:value-type="float" office:value="456.547" calcext:value-type="float">
            <text:p>456,547</text:p>
          </table:table-cell>
          <table:table-cell table:style-name="ce13"/>
          <table:table-cell table:formula="of:=[.E16]/[.$E$2]" office:value-type="float" office:value="0.526075949367089" calcext:value-type="float">
            <text:p>0,526075949367089</text:p>
          </table:table-cell>
          <table:table-cell table:formula="of:=[.J16]/[.$J$2]" office:value-type="float" office:value="0.722384493670886" calcext:value-type="float">
            <text:p>0,722384493670886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float" office:value="0.375" calcext:value-type="float">
            <text:p>0,375</text:p>
          </table:table-cell>
          <table:table-cell office:value-type="float" office:value="1" calcext:value-type="float">
            <text:p>1</text:p>
          </table:table-cell>
          <table:table-cell office:value-type="float" office:value="0.02034" calcext:value-type="float">
            <text:p>0,02034</text:p>
          </table:table-cell>
          <table:table-cell office:value-type="float" office:value="328.44" calcext:value-type="float">
            <text:p>328,44</text:p>
          </table:table-cell>
          <table:table-cell table:style-name="ce8" office:value-type="string" calcext:value-type="string">
            <text:p>||</text:p>
          </table:table-cell>
          <table:table-cell office:value-type="float" office:value="0.375" calcext:value-type="float">
            <text:p>0,375</text:p>
          </table:table-cell>
          <table:table-cell office:value-type="float" office:value="1" calcext:value-type="float">
            <text:p>1</text:p>
          </table:table-cell>
          <table:table-cell office:value-type="float" office:value="0.0310067" calcext:value-type="float">
            <text:p>0,0310067</text:p>
          </table:table-cell>
          <table:table-cell office:value-type="float" office:value="443.333" calcext:value-type="float">
            <text:p>443,333</text:p>
          </table:table-cell>
          <table:table-cell table:style-name="ce13"/>
          <table:table-cell table:formula="of:=[.E17]/[.$E$2]" office:value-type="float" office:value="0.519683544303797" calcext:value-type="float">
            <text:p>0,519683544303797</text:p>
          </table:table-cell>
          <table:table-cell table:formula="of:=[.J17]/[.$J$2]" office:value-type="float" office:value="0.701476265822785" calcext:value-type="float">
            <text:p>0,701476265822785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0187733" calcext:value-type="float">
            <text:p>0,0187733</text:p>
          </table:table-cell>
          <table:table-cell office:value-type="float" office:value="311.653" calcext:value-type="float">
            <text:p>311,65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0298067" calcext:value-type="float">
            <text:p>0,0298067</text:p>
          </table:table-cell>
          <table:table-cell office:value-type="float" office:value="431.32" calcext:value-type="float">
            <text:p>431,32</text:p>
          </table:table-cell>
          <table:table-cell table:style-name="ce13"/>
          <table:table-cell table:formula="of:=[.E18]/[.$E$2]" office:value-type="float" office:value="0.493121835443038" calcext:value-type="float">
            <text:p>0,493121835443038</text:p>
          </table:table-cell>
          <table:table-cell table:formula="of:=[.J18]/[.$J$2]" office:value-type="float" office:value="0.68246835443038" calcext:value-type="float">
            <text:p>0,68246835443038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7" office:value-type="float" office:value="0.425" calcext:value-type="float">
            <text:p>0,42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207467" calcext:value-type="float">
            <text:p>0,0207467</text:p>
          </table:table-cell>
          <table:table-cell office:value-type="float" office:value="293.987" calcext:value-type="float">
            <text:p>293,987</text:p>
          </table:table-cell>
          <table:table-cell table:style-name="ce8" office:value-type="string" calcext:value-type="string">
            <text:p>||</text:p>
          </table:table-cell>
          <table:table-cell office:value-type="float" office:value="0.425" calcext:value-type="float">
            <text:p>0,425</text:p>
          </table:table-cell>
          <table:table-cell office:value-type="float" office:value="1" calcext:value-type="float">
            <text:p>1</text:p>
          </table:table-cell>
          <table:table-cell office:value-type="float" office:value="0.0335667" calcext:value-type="float">
            <text:p>0,0335667</text:p>
          </table:table-cell>
          <table:table-cell office:value-type="float" office:value="415.52" calcext:value-type="float">
            <text:p>415,52</text:p>
          </table:table-cell>
          <table:table-cell table:style-name="ce13"/>
          <table:table-cell table:formula="of:=[.E19]/[.$E$2]" office:value-type="float" office:value="0.465169303797468" calcext:value-type="float">
            <text:p>0,465169303797468</text:p>
          </table:table-cell>
          <table:table-cell table:formula="of:=[.J19]/[.$J$2]" office:value-type="float" office:value="0.65746835443038" calcext:value-type="float">
            <text:p>0,65746835443038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7" office:value-type="float" office:value="0.45" calcext:value-type="float">
            <text:p>0,45</text:p>
          </table:table-cell>
          <table:table-cell table:style-name="ce7" office:value-type="float" office:value="0.993333" calcext:value-type="float">
            <text:p>0,993333</text:p>
          </table:table-cell>
          <table:table-cell table:style-name="ce7" office:value-type="float" office:value="0.0193" calcext:value-type="float">
            <text:p>0,0193</text:p>
          </table:table-cell>
          <table:table-cell office:value-type="float" office:value="281.173" calcext:value-type="float">
            <text:p>281,17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45" calcext:value-type="float">
            <text:p>0,45</text:p>
          </table:table-cell>
          <table:table-cell office:value-type="float" office:value="1" calcext:value-type="float">
            <text:p>1</text:p>
          </table:table-cell>
          <table:table-cell office:value-type="float" office:value="0.0326533" calcext:value-type="float">
            <text:p>0,0326533</text:p>
          </table:table-cell>
          <table:table-cell office:value-type="float" office:value="404.467" calcext:value-type="float">
            <text:p>404,467</text:p>
          </table:table-cell>
          <table:table-cell table:style-name="ce13"/>
          <table:table-cell table:formula="of:=[.E20]/[.$E$2]" office:value-type="float" office:value="0.444893987341772" calcext:value-type="float">
            <text:p>0,444893987341772</text:p>
          </table:table-cell>
          <table:table-cell table:formula="of:=[.J20]/[.$J$2]" office:value-type="float" office:value="0.639979430379747" calcext:value-type="float">
            <text:p>0,639979430379747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7" office:value-type="float" office:value="0.475" calcext:value-type="float">
            <text:p>0,475</text:p>
          </table:table-cell>
          <table:table-cell table:style-name="ce7" office:value-type="float" office:value="0.973333" calcext:value-type="float">
            <text:p>0,973333</text:p>
          </table:table-cell>
          <table:table-cell table:style-name="ce7" office:value-type="float" office:value="0.0161333" calcext:value-type="float">
            <text:p>0,0161333</text:p>
          </table:table-cell>
          <table:table-cell office:value-type="float" office:value="265.773" calcext:value-type="float">
            <text:p>265,77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475" calcext:value-type="float">
            <text:p>0,475</text:p>
          </table:table-cell>
          <table:table-cell office:value-type="float" office:value="1" calcext:value-type="float">
            <text:p>1</text:p>
          </table:table-cell>
          <table:table-cell office:value-type="float" office:value="0.02742" calcext:value-type="float">
            <text:p>0,02742</text:p>
          </table:table-cell>
          <table:table-cell office:value-type="float" office:value="392.173" calcext:value-type="float">
            <text:p>392,173</text:p>
          </table:table-cell>
          <table:table-cell table:style-name="ce13"/>
          <table:table-cell table:formula="of:=[.E21]/[.$E$2]" office:value-type="float" office:value="0.420526898734177" calcext:value-type="float">
            <text:p>0,420526898734177</text:p>
          </table:table-cell>
          <table:table-cell table:formula="of:=[.J21]/[.$J$2]" office:value-type="float" office:value="0.620526898734177" calcext:value-type="float">
            <text:p>0,620526898734177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7" office:value-type="float" office:value="0.5" calcext:value-type="float">
            <text:p>0,5</text:p>
          </table:table-cell>
          <table:table-cell table:style-name="ce7" office:value-type="float" office:value="0.96" calcext:value-type="float">
            <text:p>0,96</text:p>
          </table:table-cell>
          <table:table-cell table:style-name="ce7" office:value-type="float" office:value="0.0150267" calcext:value-type="float">
            <text:p>0,0150267</text:p>
          </table:table-cell>
          <table:table-cell office:value-type="float" office:value="250.733" calcext:value-type="float">
            <text:p>250,73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02666" calcext:value-type="float">
            <text:p>0,02666</text:p>
          </table:table-cell>
          <table:table-cell office:value-type="float" office:value="378.64" calcext:value-type="float">
            <text:p>378,64</text:p>
          </table:table-cell>
          <table:table-cell table:style-name="ce13"/>
          <table:table-cell table:formula="of:=[.E22]/[.$E$2]" office:value-type="float" office:value="0.396729430379747" calcext:value-type="float">
            <text:p>0,396729430379747</text:p>
          </table:table-cell>
          <table:table-cell table:formula="of:=[.J22]/[.$J$2]" office:value-type="float" office:value="0.599113924050633" calcext:value-type="float">
            <text:p>0,599113924050633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7" office:value-type="float" office:value="0.525" calcext:value-type="float">
            <text:p>0,525</text:p>
          </table:table-cell>
          <table:table-cell table:style-name="ce7" office:value-type="float" office:value="0.96" calcext:value-type="float">
            <text:p>0,96</text:p>
          </table:table-cell>
          <table:table-cell table:style-name="ce7" office:value-type="float" office:value="0.0141867" calcext:value-type="float">
            <text:p>0,0141867</text:p>
          </table:table-cell>
          <table:table-cell office:value-type="float" office:value="244.827" calcext:value-type="float">
            <text:p>244,827</text:p>
          </table:table-cell>
          <table:table-cell table:style-name="ce8" office:value-type="string" calcext:value-type="string">
            <text:p>||</text:p>
          </table:table-cell>
          <table:table-cell office:value-type="float" office:value="0.525" calcext:value-type="float">
            <text:p>0,525</text:p>
          </table:table-cell>
          <table:table-cell office:value-type="float" office:value="1" calcext:value-type="float">
            <text:p>1</text:p>
          </table:table-cell>
          <table:table-cell office:value-type="float" office:value="0.02592" calcext:value-type="float">
            <text:p>0,02592</text:p>
          </table:table-cell>
          <table:table-cell office:value-type="float" office:value="364.213" calcext:value-type="float">
            <text:p>364,213</text:p>
          </table:table-cell>
          <table:table-cell table:style-name="ce13"/>
          <table:table-cell table:formula="of:=[.E23]/[.$E$2]" office:value-type="float" office:value="0.387384493670886" calcext:value-type="float">
            <text:p>0,387384493670886</text:p>
          </table:table-cell>
          <table:table-cell table:formula="of:=[.J23]/[.$J$2]" office:value-type="float" office:value="0.576286392405063" calcext:value-type="float">
            <text:p>0,576286392405063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7" office:value-type="float" office:value="0.55" calcext:value-type="float">
            <text:p>0,55</text:p>
          </table:table-cell>
          <table:table-cell table:style-name="ce7" office:value-type="float" office:value="0.913333" calcext:value-type="float">
            <text:p>0,913333</text:p>
          </table:table-cell>
          <table:table-cell table:style-name="ce7" office:value-type="float" office:value="0.01294" calcext:value-type="float">
            <text:p>0,01294</text:p>
          </table:table-cell>
          <table:table-cell office:value-type="float" office:value="228.987" calcext:value-type="float">
            <text:p>228,987</text:p>
          </table:table-cell>
          <table:table-cell table:style-name="ce8" office:value-type="string" calcext:value-type="string">
            <text:p>||</text:p>
          </table:table-cell>
          <table:table-cell office:value-type="float" office:value="0.55" calcext:value-type="float">
            <text:p>0,55</text:p>
          </table:table-cell>
          <table:table-cell office:value-type="float" office:value="1" calcext:value-type="float">
            <text:p>1</text:p>
          </table:table-cell>
          <table:table-cell office:value-type="float" office:value="0.02572" calcext:value-type="float">
            <text:p>0,02572</text:p>
          </table:table-cell>
          <table:table-cell office:value-type="float" office:value="353.52" calcext:value-type="float">
            <text:p>353,52</text:p>
          </table:table-cell>
          <table:table-cell table:style-name="ce13"/>
          <table:table-cell table:formula="of:=[.E24]/[.$E$2]" office:value-type="float" office:value="0.362321202531646" calcext:value-type="float">
            <text:p>0,362321202531646</text:p>
          </table:table-cell>
          <table:table-cell table:formula="of:=[.J24]/[.$J$2]" office:value-type="float" office:value="0.559367088607595" calcext:value-type="float">
            <text:p>0,559367088607595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7" office:value-type="float" office:value="0.575" calcext:value-type="float">
            <text:p>0,575</text:p>
          </table:table-cell>
          <table:table-cell table:style-name="ce7" office:value-type="float" office:value="0.926667" calcext:value-type="float">
            <text:p>0,926667</text:p>
          </table:table-cell>
          <table:table-cell table:style-name="ce7" office:value-type="float" office:value="0.0121267" calcext:value-type="float">
            <text:p>0,0121267</text:p>
          </table:table-cell>
          <table:table-cell office:value-type="float" office:value="219.573" calcext:value-type="float">
            <text:p>219,57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575" calcext:value-type="float">
            <text:p>0,575</text:p>
          </table:table-cell>
          <table:table-cell office:value-type="float" office:value="1" calcext:value-type="float">
            <text:p>1</text:p>
          </table:table-cell>
          <table:table-cell office:value-type="float" office:value="0.0251" calcext:value-type="float">
            <text:p>0,0251</text:p>
          </table:table-cell>
          <table:table-cell office:value-type="float" office:value="341.4" calcext:value-type="float">
            <text:p>341,4</text:p>
          </table:table-cell>
          <table:table-cell table:style-name="ce13"/>
          <table:table-cell table:formula="of:=[.E25]/[.$E$2]" office:value-type="float" office:value="0.347425632911392" calcext:value-type="float">
            <text:p>0,347425632911392</text:p>
          </table:table-cell>
          <table:table-cell table:formula="of:=[.J25]/[.$J$2]" office:value-type="float" office:value="0.540189873417722" calcext:value-type="float">
            <text:p>0,540189873417722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7" office:value-type="float" office:value="0.6" calcext:value-type="float">
            <text:p>0,6</text:p>
          </table:table-cell>
          <table:table-cell table:style-name="ce7" office:value-type="float" office:value="0.826667" calcext:value-type="float">
            <text:p>0,826667</text:p>
          </table:table-cell>
          <table:table-cell table:style-name="ce7" office:value-type="float" office:value="0.0111667" calcext:value-type="float">
            <text:p>0,0111667</text:p>
          </table:table-cell>
          <table:table-cell office:value-type="float" office:value="208.227" calcext:value-type="float">
            <text:p>208,227</text:p>
          </table:table-cell>
          <table:table-cell table:style-name="ce8" office:value-type="string" calcext:value-type="string">
            <text:p>||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0246067" calcext:value-type="float">
            <text:p>0,0246067</text:p>
          </table:table-cell>
          <table:table-cell office:value-type="float" office:value="328.027" calcext:value-type="float">
            <text:p>328,027</text:p>
          </table:table-cell>
          <table:table-cell table:style-name="ce13"/>
          <table:table-cell table:formula="of:=[.E26]/[.$E$2]" office:value-type="float" office:value="0.329473101265823" calcext:value-type="float">
            <text:p>0,329473101265823</text:p>
          </table:table-cell>
          <table:table-cell table:formula="of:=[.J26]/[.$J$2]" office:value-type="float" office:value="0.519030063291139" calcext:value-type="float">
            <text:p>0,519030063291139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7" office:value-type="float" office:value="0.625" calcext:value-type="float">
            <text:p>0,625</text:p>
          </table:table-cell>
          <table:table-cell table:style-name="ce7" office:value-type="float" office:value="0.766667" calcext:value-type="float">
            <text:p>0,766667</text:p>
          </table:table-cell>
          <table:table-cell table:style-name="ce7" office:value-type="float" office:value="0.0103067" calcext:value-type="float">
            <text:p>0,0103067</text:p>
          </table:table-cell>
          <table:table-cell office:value-type="float" office:value="199.053" calcext:value-type="float">
            <text:p>199,05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625" calcext:value-type="float">
            <text:p>0,625</text:p>
          </table:table-cell>
          <table:table-cell office:value-type="float" office:value="1" calcext:value-type="float">
            <text:p>1</text:p>
          </table:table-cell>
          <table:table-cell office:value-type="float" office:value="0.024" calcext:value-type="float">
            <text:p>0,024</text:p>
          </table:table-cell>
          <table:table-cell office:value-type="float" office:value="316.547" calcext:value-type="float">
            <text:p>316,547</text:p>
          </table:table-cell>
          <table:table-cell table:style-name="ce13"/>
          <table:table-cell table:formula="of:=[.E27]/[.$E$2]" office:value-type="float" office:value="0.314957278481013" calcext:value-type="float">
            <text:p>0,314957278481013</text:p>
          </table:table-cell>
          <table:table-cell table:formula="of:=[.J27]/[.$J$2]" office:value-type="float" office:value="0.500865506329114" calcext:value-type="float">
            <text:p>0,500865506329114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7" office:value-type="float" office:value="0.65" calcext:value-type="float">
            <text:p>0,65</text:p>
          </table:table-cell>
          <table:table-cell table:style-name="ce7" office:value-type="float" office:value="0.68" calcext:value-type="float">
            <text:p>0,68</text:p>
          </table:table-cell>
          <table:table-cell table:style-name="ce7" office:value-type="float" office:value="0.00924667" calcext:value-type="float">
            <text:p>0,00924667</text:p>
          </table:table-cell>
          <table:table-cell office:value-type="float" office:value="188.107" calcext:value-type="float">
            <text:p>188,107</text:p>
          </table:table-cell>
          <table:table-cell table:style-name="ce8" office:value-type="string" calcext:value-type="string">
            <text:p>||</text:p>
          </table:table-cell>
          <table:table-cell office:value-type="float" office:value="0.65" calcext:value-type="float">
            <text:p>0,65</text:p>
          </table:table-cell>
          <table:table-cell office:value-type="float" office:value="0.98" calcext:value-type="float">
            <text:p>0,98</text:p>
          </table:table-cell>
          <table:table-cell office:value-type="float" office:value="0.0224533" calcext:value-type="float">
            <text:p>0,0224533</text:p>
          </table:table-cell>
          <table:table-cell office:value-type="float" office:value="305.853" calcext:value-type="float">
            <text:p>305,853</text:p>
          </table:table-cell>
          <table:table-cell table:style-name="ce13"/>
          <table:table-cell table:formula="of:=[.E28]/[.$E$2]" office:value-type="float" office:value="0.297637658227848" calcext:value-type="float">
            <text:p>0,297637658227848</text:p>
          </table:table-cell>
          <table:table-cell table:formula="of:=[.J28]/[.$J$2]" office:value-type="float" office:value="0.483944620253165" calcext:value-type="float">
            <text:p>0,483944620253165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7" office:value-type="float" office:value="0.675" calcext:value-type="float">
            <text:p>0,675</text:p>
          </table:table-cell>
          <table:table-cell table:style-name="ce7" office:value-type="float" office:value="0.64" calcext:value-type="float">
            <text:p>0,64</text:p>
          </table:table-cell>
          <table:table-cell table:style-name="ce7" office:value-type="float" office:value="0.00886667" calcext:value-type="float">
            <text:p>0,00886667</text:p>
          </table:table-cell>
          <table:table-cell office:value-type="float" office:value="185.613" calcext:value-type="float">
            <text:p>185,61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675" calcext:value-type="float">
            <text:p>0,675</text:p>
          </table:table-cell>
          <table:table-cell office:value-type="float" office:value="0.986667" calcext:value-type="float">
            <text:p>0,986667</text:p>
          </table:table-cell>
          <table:table-cell office:value-type="float" office:value="0.02174" calcext:value-type="float">
            <text:p>0,02174</text:p>
          </table:table-cell>
          <table:table-cell office:value-type="float" office:value="292.587" calcext:value-type="float">
            <text:p>292,587</text:p>
          </table:table-cell>
          <table:table-cell table:style-name="ce13"/>
          <table:table-cell table:formula="of:=[.E29]/[.$E$2]" office:value-type="float" office:value="0.293691455696203" calcext:value-type="float">
            <text:p>0,293691455696203</text:p>
          </table:table-cell>
          <table:table-cell table:formula="of:=[.J29]/[.$J$2]" office:value-type="float" office:value="0.462954113924051" calcext:value-type="float">
            <text:p>0,462954113924051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7" office:value-type="float" office:value="0.7" calcext:value-type="float">
            <text:p>0,7</text:p>
          </table:table-cell>
          <table:table-cell table:style-name="ce7" office:value-type="float" office:value="0.56" calcext:value-type="float">
            <text:p>0,56</text:p>
          </table:table-cell>
          <table:table-cell table:style-name="ce7" office:value-type="float" office:value="0.00764667" calcext:value-type="float">
            <text:p>0,00764667</text:p>
          </table:table-cell>
          <table:table-cell office:value-type="float" office:value="173.747" calcext:value-type="float">
            <text:p>173,747</text:p>
          </table:table-cell>
          <table:table-cell table:style-name="ce8" office:value-type="string" calcext:value-type="string">
            <text:p>||</text:p>
          </table:table-cell>
          <table:table-cell office:value-type="float" office:value="0.7" calcext:value-type="float">
            <text:p>0,7</text:p>
          </table:table-cell>
          <table:table-cell office:value-type="float" office:value="0.94" calcext:value-type="float">
            <text:p>0,94</text:p>
          </table:table-cell>
          <table:table-cell office:value-type="float" office:value="0.02154" calcext:value-type="float">
            <text:p>0,02154</text:p>
          </table:table-cell>
          <table:table-cell office:value-type="float" office:value="279.12" calcext:value-type="float">
            <text:p>279,12</text:p>
          </table:table-cell>
          <table:table-cell table:style-name="ce13"/>
          <table:table-cell table:formula="of:=[.E30]/[.$E$2]" office:value-type="float" office:value="0.274916139240506" calcext:value-type="float">
            <text:p>0,274916139240506</text:p>
          </table:table-cell>
          <table:table-cell table:formula="of:=[.J30]/[.$J$2]" office:value-type="float" office:value="0.441645569620253" calcext:value-type="float">
            <text:p>0,441645569620253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7" office:value-type="float" office:value="0.725" calcext:value-type="float">
            <text:p>0,725</text:p>
          </table:table-cell>
          <table:table-cell table:style-name="ce7" office:value-type="float" office:value="0.446667" calcext:value-type="float">
            <text:p>0,446667</text:p>
          </table:table-cell>
          <table:table-cell table:style-name="ce7" office:value-type="float" office:value="0.00688" calcext:value-type="float">
            <text:p>0,00688</text:p>
          </table:table-cell>
          <table:table-cell office:value-type="float" office:value="165.08" calcext:value-type="float">
            <text:p>165,08</text:p>
          </table:table-cell>
          <table:table-cell table:style-name="ce8" office:value-type="string" calcext:value-type="string">
            <text:p>||</text:p>
          </table:table-cell>
          <table:table-cell office:value-type="float" office:value="0.725" calcext:value-type="float">
            <text:p>0,725</text:p>
          </table:table-cell>
          <table:table-cell office:value-type="float" office:value="0.86" calcext:value-type="float">
            <text:p>0,86</text:p>
          </table:table-cell>
          <table:table-cell office:value-type="float" office:value="0.0218267" calcext:value-type="float">
            <text:p>0,0218267</text:p>
          </table:table-cell>
          <table:table-cell office:value-type="float" office:value="269.12" calcext:value-type="float">
            <text:p>269,12</text:p>
          </table:table-cell>
          <table:table-cell table:style-name="ce13"/>
          <table:table-cell table:formula="of:=[.E31]/[.$E$2]" office:value-type="float" office:value="0.26120253164557" calcext:value-type="float">
            <text:p>0,26120253164557</text:p>
          </table:table-cell>
          <table:table-cell table:formula="of:=[.J31]/[.$J$2]" office:value-type="float" office:value="0.425822784810127" calcext:value-type="float">
            <text:p>0,425822784810127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7" office:value-type="float" office:value="0.75" calcext:value-type="float">
            <text:p>0,75</text:p>
          </table:table-cell>
          <table:table-cell table:style-name="ce7" office:value-type="float" office:value="0.333333" calcext:value-type="float">
            <text:p>0,333333</text:p>
          </table:table-cell>
          <table:table-cell table:style-name="ce7" office:value-type="float" office:value="0.00709333" calcext:value-type="float">
            <text:p>0,00709333</text:p>
          </table:table-cell>
          <table:table-cell office:value-type="float" office:value="158.307" calcext:value-type="float">
            <text:p>158,307</text:p>
          </table:table-cell>
          <table:table-cell table:style-name="ce8" office:value-type="string" calcext:value-type="string">
            <text:p>||</text:p>
          </table:table-cell>
          <table:table-cell office:value-type="float" office:value="0.75" calcext:value-type="float">
            <text:p>0,75</text:p>
          </table:table-cell>
          <table:table-cell office:value-type="float" office:value="0.686667" calcext:value-type="float">
            <text:p>0,686667</text:p>
          </table:table-cell>
          <table:table-cell office:value-type="float" office:value="0.0246" calcext:value-type="float">
            <text:p>0,0246</text:p>
          </table:table-cell>
          <table:table-cell office:value-type="float" office:value="252.973" calcext:value-type="float">
            <text:p>252,973</text:p>
          </table:table-cell>
          <table:table-cell table:style-name="ce13"/>
          <table:table-cell table:formula="of:=[.E32]/[.$E$2]" office:value-type="float" office:value="0.250485759493671" calcext:value-type="float">
            <text:p>0,250485759493671</text:p>
          </table:table-cell>
          <table:table-cell table:formula="of:=[.J32]/[.$J$2]" office:value-type="float" office:value="0.400273734177215" calcext:value-type="float">
            <text:p>0,400273734177215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office:value-type="float" office:value="0.775" calcext:value-type="float">
            <text:p>0,775</text:p>
          </table:table-cell>
          <table:table-cell table:style-name="ce7" office:value-type="float" office:value="0.273333" calcext:value-type="float">
            <text:p>0,273333</text:p>
          </table:table-cell>
          <table:table-cell office:value-type="float" office:value="0.00561333" calcext:value-type="float">
            <text:p>0,00561333</text:p>
          </table:table-cell>
          <table:table-cell office:value-type="float" office:value="153.507" calcext:value-type="float">
            <text:p>153,507</text:p>
          </table:table-cell>
          <table:table-cell table:style-name="ce8" office:value-type="string" calcext:value-type="string">
            <text:p>||</text:p>
          </table:table-cell>
          <table:table-cell office:value-type="float" office:value="0.775" calcext:value-type="float">
            <text:p>0,775</text:p>
          </table:table-cell>
          <table:table-cell table:style-name="ce7" office:value-type="float" office:value="0.553333" calcext:value-type="float">
            <text:p>0,553333</text:p>
          </table:table-cell>
          <table:table-cell table:style-name="ce7" office:value-type="float" office:value="0.01972" calcext:value-type="float">
            <text:p>0,01972</text:p>
          </table:table-cell>
          <table:table-cell office:value-type="float" office:value="242.387" calcext:value-type="float">
            <text:p>242,387</text:p>
          </table:table-cell>
          <table:table-cell table:style-name="ce13"/>
          <table:table-cell table:formula="of:=[.E33]/[.$E$2]" office:value-type="float" office:value="0.24289082278481" calcext:value-type="float">
            <text:p>0,24289082278481</text:p>
          </table:table-cell>
          <table:table-cell table:formula="of:=[.J33]/[.$J$2]" office:value-type="float" office:value="0.383523734177215" calcext:value-type="float">
            <text:p>0,383523734177215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office:value-type="float" office:value="0.8" calcext:value-type="float">
            <text:p>0,8</text:p>
          </table:table-cell>
          <table:table-cell table:style-name="ce7" office:value-type="float" office:value="0.2" calcext:value-type="float">
            <text:p>0,2</text:p>
          </table:table-cell>
          <table:table-cell office:value-type="float" office:value="0.00469333" calcext:value-type="float">
            <text:p>0,00469333</text:p>
          </table:table-cell>
          <table:table-cell office:value-type="float" office:value="147.587" calcext:value-type="float">
            <text:p>147,587</text:p>
          </table:table-cell>
          <table:table-cell table:style-name="ce8" office:value-type="string" calcext:value-type="string">
            <text:p>||</text:p>
          </table:table-cell>
          <table:table-cell office:value-type="float" office:value="0.8" calcext:value-type="float">
            <text:p>0,8</text:p>
          </table:table-cell>
          <table:table-cell table:style-name="ce7" office:value-type="float" office:value="0.506667" calcext:value-type="float">
            <text:p>0,506667</text:p>
          </table:table-cell>
          <table:table-cell table:style-name="ce7" office:value-type="float" office:value="0.0184267" calcext:value-type="float">
            <text:p>0,0184267</text:p>
          </table:table-cell>
          <table:table-cell office:value-type="float" office:value="228.827" calcext:value-type="float">
            <text:p>228,827</text:p>
          </table:table-cell>
          <table:table-cell table:style-name="ce13"/>
          <table:table-cell table:formula="of:=[.E34]/[.$E$2]" office:value-type="float" office:value="0.233523734177215" calcext:value-type="float">
            <text:p>0,233523734177215</text:p>
          </table:table-cell>
          <table:table-cell table:formula="of:=[.J34]/[.$J$2]" office:value-type="float" office:value="0.362068037974684" calcext:value-type="float">
            <text:p>0,362068037974684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office:value-type="float" office:value="0.825" calcext:value-type="float">
            <text:p>0,825</text:p>
          </table:table-cell>
          <table:table-cell table:style-name="ce7" office:value-type="float" office:value="0.166667" calcext:value-type="float">
            <text:p>0,166667</text:p>
          </table:table-cell>
          <table:table-cell office:value-type="float" office:value="0.00440667" calcext:value-type="float">
            <text:p>0,00440667</text:p>
          </table:table-cell>
          <table:table-cell office:value-type="float" office:value="144.027" calcext:value-type="float">
            <text:p>144,027</text:p>
          </table:table-cell>
          <table:table-cell table:style-name="ce8" office:value-type="string" calcext:value-type="string">
            <text:p>||</text:p>
          </table:table-cell>
          <table:table-cell office:value-type="float" office:value="0.825" calcext:value-type="float">
            <text:p>0,825</text:p>
          </table:table-cell>
          <table:table-cell table:style-name="ce7" office:value-type="float" office:value="0.226667" calcext:value-type="float">
            <text:p>0,226667</text:p>
          </table:table-cell>
          <table:table-cell table:style-name="ce7" office:value-type="float" office:value="0.01756" calcext:value-type="float">
            <text:p>0,01756</text:p>
          </table:table-cell>
          <table:table-cell office:value-type="float" office:value="215.773" calcext:value-type="float">
            <text:p>215,773</text:p>
          </table:table-cell>
          <table:table-cell table:style-name="ce13"/>
          <table:table-cell table:formula="of:=[.E35]/[.$E$2]" office:value-type="float" office:value="0.22789082278481" calcext:value-type="float">
            <text:p>0,22789082278481</text:p>
          </table:table-cell>
          <table:table-cell table:formula="of:=[.J35]/[.$J$2]" office:value-type="float" office:value="0.341412974683544" calcext:value-type="float">
            <text:p>0,341412974683544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office:value-type="float" office:value="0.85" calcext:value-type="float">
            <text:p>0,85</text:p>
          </table:table-cell>
          <table:table-cell table:style-name="ce7" office:value-type="float" office:value="0.06" calcext:value-type="float">
            <text:p>0,06</text:p>
          </table:table-cell>
          <table:table-cell office:value-type="float" office:value="0.00385333" calcext:value-type="float">
            <text:p>0,00385333</text:p>
          </table:table-cell>
          <table:table-cell office:value-type="float" office:value="138.573" calcext:value-type="float">
            <text:p>138,57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85" calcext:value-type="float">
            <text:p>0,85</text:p>
          </table:table-cell>
          <table:table-cell table:style-name="ce7" office:value-type="float" office:value="0.153333" calcext:value-type="float">
            <text:p>0,153333</text:p>
          </table:table-cell>
          <table:table-cell table:style-name="ce7" office:value-type="float" office:value="0.0165667" calcext:value-type="float">
            <text:p>0,0165667</text:p>
          </table:table-cell>
          <table:table-cell office:value-type="float" office:value="203.427" calcext:value-type="float">
            <text:p>203,427</text:p>
          </table:table-cell>
          <table:table-cell table:style-name="ce13"/>
          <table:table-cell table:formula="of:=[.E36]/[.$E$2]" office:value-type="float" office:value="0.219261075949367" calcext:value-type="float">
            <text:p>0,219261075949367</text:p>
          </table:table-cell>
          <table:table-cell table:formula="of:=[.J36]/[.$J$2]" office:value-type="float" office:value="0.321878164556962" calcext:value-type="float">
            <text:p>0,321878164556962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float" office:value="0.875" calcext:value-type="float">
            <text:p>0,875</text:p>
          </table:table-cell>
          <table:table-cell table:style-name="ce7" office:value-type="float" office:value="0.0466667" calcext:value-type="float">
            <text:p>0,0466667</text:p>
          </table:table-cell>
          <table:table-cell office:value-type="float" office:value="0.00324667" calcext:value-type="float">
            <text:p>0,00324667</text:p>
          </table:table-cell>
          <table:table-cell office:value-type="float" office:value="135.2" calcext:value-type="float">
            <text:p>135,2</text:p>
          </table:table-cell>
          <table:table-cell table:style-name="ce8" office:value-type="string" calcext:value-type="string">
            <text:p>||</text:p>
          </table:table-cell>
          <table:table-cell office:value-type="float" office:value="0.875" calcext:value-type="float">
            <text:p>0,875</text:p>
          </table:table-cell>
          <table:table-cell table:style-name="ce7" office:value-type="float" office:value="0.0733333" calcext:value-type="float">
            <text:p>0,0733333</text:p>
          </table:table-cell>
          <table:table-cell table:style-name="ce7" office:value-type="float" office:value="0.0143933" calcext:value-type="float">
            <text:p>0,0143933</text:p>
          </table:table-cell>
          <table:table-cell office:value-type="float" office:value="192.293" calcext:value-type="float">
            <text:p>192,293</text:p>
          </table:table-cell>
          <table:table-cell table:style-name="ce13"/>
          <table:table-cell table:formula="of:=[.E37]/[.$E$2]" office:value-type="float" office:value="0.213924050632911" calcext:value-type="float">
            <text:p>0,213924050632911</text:p>
          </table:table-cell>
          <table:table-cell table:formula="of:=[.J37]/[.$J$2]" office:value-type="float" office:value="0.304261075949367" calcext:value-type="float">
            <text:p>0,304261075949367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office:value-type="float" office:value="0.9" calcext:value-type="float">
            <text:p>0,9</text:p>
          </table:table-cell>
          <table:table-cell table:style-name="ce7" office:value-type="float" office:value="0.0266667" calcext:value-type="float">
            <text:p>0,0266667</text:p>
          </table:table-cell>
          <table:table-cell office:value-type="float" office:value="0.00301333" calcext:value-type="float">
            <text:p>0,00301333</text:p>
          </table:table-cell>
          <table:table-cell office:value-type="float" office:value="133.373" calcext:value-type="float">
            <text:p>133,37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9" calcext:value-type="float">
            <text:p>0,9</text:p>
          </table:table-cell>
          <table:table-cell table:style-name="ce7" office:value-type="float" office:value="0.04" calcext:value-type="float">
            <text:p>0,04</text:p>
          </table:table-cell>
          <table:table-cell table:style-name="ce7" office:value-type="float" office:value="0.0127533" calcext:value-type="float">
            <text:p>0,0127533</text:p>
          </table:table-cell>
          <table:table-cell office:value-type="float" office:value="177.827" calcext:value-type="float">
            <text:p>177,827</text:p>
          </table:table-cell>
          <table:table-cell table:style-name="ce13"/>
          <table:table-cell table:formula="of:=[.E38]/[.$E$2]" office:value-type="float" office:value="0.211033227848101" calcext:value-type="float">
            <text:p>0,211033227848101</text:p>
          </table:table-cell>
          <table:table-cell table:formula="of:=[.J38]/[.$J$2]" office:value-type="float" office:value="0.281371835443038" calcext:value-type="float">
            <text:p>0,281371835443038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office:value-type="float" office:value="0.925" calcext:value-type="float">
            <text:p>0,925</text:p>
          </table:table-cell>
          <table:table-cell office:value-type="float" office:value="0" calcext:value-type="float">
            <text:p>0</text:p>
          </table:table-cell>
          <table:table-cell office:value-type="float" office:value="0.00267333" calcext:value-type="float">
            <text:p>0,00267333</text:p>
          </table:table-cell>
          <table:table-cell office:value-type="float" office:value="130.12" calcext:value-type="float">
            <text:p>130,12</text:p>
          </table:table-cell>
          <table:table-cell table:style-name="ce8" office:value-type="string" calcext:value-type="string">
            <text:p>||</text:p>
          </table:table-cell>
          <table:table-cell office:value-type="float" office:value="0.925" calcext:value-type="float">
            <text:p>0,925</text:p>
          </table:table-cell>
          <table:table-cell table:style-name="ce7" office:value-type="float" office:value="0.0466667" calcext:value-type="float">
            <text:p>0,0466667</text:p>
          </table:table-cell>
          <table:table-cell table:style-name="ce7" office:value-type="float" office:value="0.0114867" calcext:value-type="float">
            <text:p>0,0114867</text:p>
          </table:table-cell>
          <table:table-cell office:value-type="float" office:value="167.773" calcext:value-type="float">
            <text:p>167,773</text:p>
          </table:table-cell>
          <table:table-cell table:style-name="ce13"/>
          <table:table-cell table:formula="of:=[.E39]/[.$E$2]" office:value-type="float" office:value="0.205886075949367" calcext:value-type="float">
            <text:p>0,205886075949367</text:p>
          </table:table-cell>
          <table:table-cell table:formula="of:=[.J39]/[.$J$2]" office:value-type="float" office:value="0.265463607594937" calcext:value-type="float">
            <text:p>0,265463607594937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office:value-type="float" office:value="0.95" calcext:value-type="float">
            <text:p>0,95</text:p>
          </table:table-cell>
          <table:table-cell office:value-type="float" office:value="0.0133333" calcext:value-type="float">
            <text:p>0,0133333</text:p>
          </table:table-cell>
          <table:table-cell office:value-type="float" office:value="0.00253333" calcext:value-type="float">
            <text:p>0,00253333</text:p>
          </table:table-cell>
          <table:table-cell office:value-type="float" office:value="129.613" calcext:value-type="float">
            <text:p>129,61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95" calcext:value-type="float">
            <text:p>0,95</text:p>
          </table:table-cell>
          <table:table-cell table:style-name="ce7" office:value-type="float" office:value="0.00666667" calcext:value-type="float">
            <text:p>0,00666667</text:p>
          </table:table-cell>
          <table:table-cell table:style-name="ce7" office:value-type="float" office:value="0.00971333" calcext:value-type="float">
            <text:p>0,00971333</text:p>
          </table:table-cell>
          <table:table-cell office:value-type="float" office:value="152.56" calcext:value-type="float">
            <text:p>152,56</text:p>
          </table:table-cell>
          <table:table-cell table:style-name="ce13"/>
          <table:table-cell table:formula="of:=[.E40]/[.$E$2]" office:value-type="float" office:value="0.205083860759494" calcext:value-type="float">
            <text:p>0,205083860759494</text:p>
          </table:table-cell>
          <table:table-cell table:formula="of:=[.J40]/[.$J$2]" office:value-type="float" office:value="0.241392405063291" calcext:value-type="float">
            <text:p>0,241392405063291</text:p>
          </table:table-cell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float" office:value="0.975" calcext:value-type="float">
            <text:p>0,9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237333" calcext:value-type="float">
            <text:p>0,00237333</text:p>
          </table:table-cell>
          <table:table-cell table:style-name="ce3" office:value-type="float" office:value="128.28" calcext:value-type="float">
            <text:p>128,28</text:p>
          </table:table-cell>
          <table:table-cell table:style-name="ce10" office:value-type="string" calcext:value-type="string">
            <text:p>||</text:p>
          </table:table-cell>
          <table:table-cell table:style-name="ce3" office:value-type="float" office:value="0.975" calcext:value-type="float">
            <text:p>0,975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float" office:value="0.00842667" calcext:value-type="float">
            <text:p>0,00842667</text:p>
          </table:table-cell>
          <table:table-cell table:style-name="ce3" office:value-type="float" office:value="140.08" calcext:value-type="float">
            <text:p>140,08</text:p>
          </table:table-cell>
          <table:table-cell table:style-name="ce13"/>
          <table:table-cell table:formula="of:=[.E41]/[.$E$2]" office:value-type="float" office:value="0.202974683544304" calcext:value-type="float">
            <text:p>0,202974683544304</text:p>
          </table:table-cell>
          <table:table-cell table:formula="of:=[.J41]/[.$J$2]" office:value-type="float" office:value="0.221645569620253" calcext:value-type="float">
            <text:p>0,221645569620253</text:p>
          </table:table-cell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224667" calcext:value-type="float">
            <text:p>0,00224667</text:p>
          </table:table-cell>
          <table:table-cell table:style-name="ce4" office:value-type="float" office:value="128" calcext:value-type="float">
            <text:p>128</text:p>
          </table:table-cell>
          <table:table-cell table:style-name="ce11" office:value-type="string" calcext:value-type="string">
            <text:p>||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697333" calcext:value-type="float">
            <text:p>0,00697333</text:p>
          </table:table-cell>
          <table:table-cell table:style-name="ce4" office:value-type="float" office:value="128" calcext:value-type="float">
            <text:p>128</text:p>
          </table:table-cell>
          <table:table-cell table:style-name="ce14"/>
          <table:table-cell table:formula="of:=[.E42]/[.$E$2]" office:value-type="float" office:value="0.20253164556962" calcext:value-type="float">
            <text:p>0,20253164556962</text:p>
          </table:table-cell>
          <table:table-cell table:formula="of:=[.J42]/[.$J$2]" office:value-type="float" office:value="0.20253164556962" calcext:value-type="float">
            <text:p>0,20253164556962</text:p>
          </table:table-cell>
        </table:table-row>
        <table:table-row table:style-name="ro1">
          <table:table-cell table:number-columns-repeated="11"/>
          <table:table-cell table:formula="of:=[.E43]/[.$E$2]" office:value-type="float" office:value="0" calcext:value-type="float">
            <text:p>0</text:p>
          </table:table-cell>
          <table:table-cell table:formula="of:=[.J4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4]/[.$E$2]" office:value-type="float" office:value="0" calcext:value-type="float">
            <text:p>0</text:p>
          </table:table-cell>
          <table:table-cell table:formula="of:=[.J4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5]/[.$E$2]" office:value-type="float" office:value="0" calcext:value-type="float">
            <text:p>0</text:p>
          </table:table-cell>
          <table:table-cell table:formula="of:=[.J4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6]/[.$E$2]" office:value-type="float" office:value="0" calcext:value-type="float">
            <text:p>0</text:p>
          </table:table-cell>
          <table:table-cell table:formula="of:=[.J4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7]/[.$E$2]" office:value-type="float" office:value="0" calcext:value-type="float">
            <text:p>0</text:p>
          </table:table-cell>
          <table:table-cell table:formula="of:=[.J4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8]/[.$E$2]" office:value-type="float" office:value="0" calcext:value-type="float">
            <text:p>0</text:p>
          </table:table-cell>
          <table:table-cell table:formula="of:=[.J4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9]/[.$E$2]" office:value-type="float" office:value="0" calcext:value-type="float">
            <text:p>0</text:p>
          </table:table-cell>
          <table:table-cell table:formula="of:=[.J4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0]/[.$E$2]" office:value-type="float" office:value="0" calcext:value-type="float">
            <text:p>0</text:p>
          </table:table-cell>
          <table:table-cell table:formula="of:=[.J5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1]/[.$E$2]" office:value-type="float" office:value="0" calcext:value-type="float">
            <text:p>0</text:p>
          </table:table-cell>
          <table:table-cell table:formula="of:=[.J5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2]/[.$E$2]" office:value-type="float" office:value="0" calcext:value-type="float">
            <text:p>0</text:p>
          </table:table-cell>
          <table:table-cell table:formula="of:=[.J5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3]/[.$E$2]" office:value-type="float" office:value="0" calcext:value-type="float">
            <text:p>0</text:p>
          </table:table-cell>
          <table:table-cell table:formula="of:=[.J5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4]/[.$E$2]" office:value-type="float" office:value="0" calcext:value-type="float">
            <text:p>0</text:p>
          </table:table-cell>
          <table:table-cell table:formula="of:=[.J5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5]/[.$E$2]" office:value-type="float" office:value="0" calcext:value-type="float">
            <text:p>0</text:p>
          </table:table-cell>
          <table:table-cell table:formula="of:=[.J5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6]/[.$E$2]" office:value-type="float" office:value="0" calcext:value-type="float">
            <text:p>0</text:p>
          </table:table-cell>
          <table:table-cell table:formula="of:=[.J5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7]/[.$E$2]" office:value-type="float" office:value="0" calcext:value-type="float">
            <text:p>0</text:p>
          </table:table-cell>
          <table:table-cell table:formula="of:=[.J5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8]/[.$E$2]" office:value-type="float" office:value="0" calcext:value-type="float">
            <text:p>0</text:p>
          </table:table-cell>
          <table:table-cell table:formula="of:=[.J5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9]/[.$E$2]" office:value-type="float" office:value="0" calcext:value-type="float">
            <text:p>0</text:p>
          </table:table-cell>
          <table:table-cell table:formula="of:=[.J5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0]/[.$E$2]" office:value-type="float" office:value="0" calcext:value-type="float">
            <text:p>0</text:p>
          </table:table-cell>
          <table:table-cell table:formula="of:=[.J6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1]/[.$E$2]" office:value-type="float" office:value="0" calcext:value-type="float">
            <text:p>0</text:p>
          </table:table-cell>
          <table:table-cell table:formula="of:=[.J6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2]/[.$E$2]" office:value-type="float" office:value="0" calcext:value-type="float">
            <text:p>0</text:p>
          </table:table-cell>
          <table:table-cell table:formula="of:=[.J6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3]/[.$E$2]" office:value-type="float" office:value="0" calcext:value-type="float">
            <text:p>0</text:p>
          </table:table-cell>
          <table:table-cell table:formula="of:=[.J6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4]/[.$E$2]" office:value-type="float" office:value="0" calcext:value-type="float">
            <text:p>0</text:p>
          </table:table-cell>
          <table:table-cell table:formula="of:=[.J6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5]/[.$E$2]" office:value-type="float" office:value="0" calcext:value-type="float">
            <text:p>0</text:p>
          </table:table-cell>
          <table:table-cell table:formula="of:=[.J6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6]/[.$E$2]" office:value-type="float" office:value="0" calcext:value-type="float">
            <text:p>0</text:p>
          </table:table-cell>
          <table:table-cell table:formula="of:=[.J6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7]/[.$E$2]" office:value-type="float" office:value="0" calcext:value-type="float">
            <text:p>0</text:p>
          </table:table-cell>
          <table:table-cell table:formula="of:=[.J6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8]/[.$E$2]" office:value-type="float" office:value="0" calcext:value-type="float">
            <text:p>0</text:p>
          </table:table-cell>
          <table:table-cell table:formula="of:=[.J6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9]/[.$E$2]" office:value-type="float" office:value="0" calcext:value-type="float">
            <text:p>0</text:p>
          </table:table-cell>
          <table:table-cell table:formula="of:=[.J6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0]/[.$E$2]" office:value-type="float" office:value="0" calcext:value-type="float">
            <text:p>0</text:p>
          </table:table-cell>
          <table:table-cell table:formula="of:=[.J7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1]/[.$E$2]" office:value-type="float" office:value="0" calcext:value-type="float">
            <text:p>0</text:p>
          </table:table-cell>
          <table:table-cell table:formula="of:=[.J7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2]/[.$E$2]" office:value-type="float" office:value="0" calcext:value-type="float">
            <text:p>0</text:p>
          </table:table-cell>
          <table:table-cell table:formula="of:=[.J7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3]/[.$E$2]" office:value-type="float" office:value="0" calcext:value-type="float">
            <text:p>0</text:p>
          </table:table-cell>
          <table:table-cell table:formula="of:=[.J7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4]/[.$E$2]" office:value-type="float" office:value="0" calcext:value-type="float">
            <text:p>0</text:p>
          </table:table-cell>
          <table:table-cell table:formula="of:=[.J7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5]/[.$E$2]" office:value-type="float" office:value="0" calcext:value-type="float">
            <text:p>0</text:p>
          </table:table-cell>
          <table:table-cell table:formula="of:=[.J7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6]/[.$E$2]" office:value-type="float" office:value="0" calcext:value-type="float">
            <text:p>0</text:p>
          </table:table-cell>
          <table:table-cell table:formula="of:=[.J7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7]/[.$E$2]" office:value-type="float" office:value="0" calcext:value-type="float">
            <text:p>0</text:p>
          </table:table-cell>
          <table:table-cell table:formula="of:=[.J7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8]/[.$E$2]" office:value-type="float" office:value="0" calcext:value-type="float">
            <text:p>0</text:p>
          </table:table-cell>
          <table:table-cell table:formula="of:=[.J7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9]/[.$E$2]" office:value-type="float" office:value="0" calcext:value-type="float">
            <text:p>0</text:p>
          </table:table-cell>
          <table:table-cell table:formula="of:=[.J7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0]/[.$E$2]" office:value-type="float" office:value="0" calcext:value-type="float">
            <text:p>0</text:p>
          </table:table-cell>
          <table:table-cell table:formula="of:=[.J8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1]/[.$E$2]" office:value-type="float" office:value="0" calcext:value-type="float">
            <text:p>0</text:p>
          </table:table-cell>
          <table:table-cell table:formula="of:=[.J8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2]/[.$E$2]" office:value-type="float" office:value="0" calcext:value-type="float">
            <text:p>0</text:p>
          </table:table-cell>
          <table:table-cell table:formula="of:=[.J8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3]/[.$E$2]" office:value-type="float" office:value="0" calcext:value-type="float">
            <text:p>0</text:p>
          </table:table-cell>
          <table:table-cell table:formula="of:=[.J8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4]/[.$E$2]" office:value-type="float" office:value="0" calcext:value-type="float">
            <text:p>0</text:p>
          </table:table-cell>
          <table:table-cell table:formula="of:=[.J8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5]/[.$E$2]" office:value-type="float" office:value="0" calcext:value-type="float">
            <text:p>0</text:p>
          </table:table-cell>
          <table:table-cell table:formula="of:=[.J8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6]/[.$E$2]" office:value-type="float" office:value="0" calcext:value-type="float">
            <text:p>0</text:p>
          </table:table-cell>
          <table:table-cell table:formula="of:=[.J8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7]/[.$E$2]" office:value-type="float" office:value="0" calcext:value-type="float">
            <text:p>0</text:p>
          </table:table-cell>
          <table:table-cell table:formula="of:=[.J8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8]/[.$E$2]" office:value-type="float" office:value="0" calcext:value-type="float">
            <text:p>0</text:p>
          </table:table-cell>
          <table:table-cell table:formula="of:=[.J8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9]/[.$E$2]" office:value-type="float" office:value="0" calcext:value-type="float">
            <text:p>0</text:p>
          </table:table-cell>
          <table:table-cell table:formula="of:=[.J8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0]/[.$E$2]" office:value-type="float" office:value="0" calcext:value-type="float">
            <text:p>0</text:p>
          </table:table-cell>
          <table:table-cell table:formula="of:=[.J9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1]/[.$E$2]" office:value-type="float" office:value="0" calcext:value-type="float">
            <text:p>0</text:p>
          </table:table-cell>
          <table:table-cell table:formula="of:=[.J9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2]/[.$E$2]" office:value-type="float" office:value="0" calcext:value-type="float">
            <text:p>0</text:p>
          </table:table-cell>
          <table:table-cell table:formula="of:=[.J9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3]/[.$E$2]" office:value-type="float" office:value="0" calcext:value-type="float">
            <text:p>0</text:p>
          </table:table-cell>
          <table:table-cell table:formula="of:=[.J9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4]/[.$E$2]" office:value-type="float" office:value="0" calcext:value-type="float">
            <text:p>0</text:p>
          </table:table-cell>
          <table:table-cell table:formula="of:=[.J9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5]/[.$E$2]" office:value-type="float" office:value="0" calcext:value-type="float">
            <text:p>0</text:p>
          </table:table-cell>
          <table:table-cell table:formula="of:=[.J9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6]/[.$E$2]" office:value-type="float" office:value="0" calcext:value-type="float">
            <text:p>0</text:p>
          </table:table-cell>
          <table:table-cell table:formula="of:=[.J9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7]/[.$E$2]" office:value-type="float" office:value="0" calcext:value-type="float">
            <text:p>0</text:p>
          </table:table-cell>
          <table:table-cell table:formula="of:=[.J9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8]/[.$E$2]" office:value-type="float" office:value="0" calcext:value-type="float">
            <text:p>0</text:p>
          </table:table-cell>
          <table:table-cell table:formula="of:=[.J9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9]/[.$E$2]" office:value-type="float" office:value="0" calcext:value-type="float">
            <text:p>0</text:p>
          </table:table-cell>
          <table:table-cell table:formula="of:=[.J9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0]/[.$E$2]" office:value-type="float" office:value="0" calcext:value-type="float">
            <text:p>0</text:p>
          </table:table-cell>
          <table:table-cell table:formula="of:=[.J10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1]/[.$E$2]" office:value-type="float" office:value="0" calcext:value-type="float">
            <text:p>0</text:p>
          </table:table-cell>
          <table:table-cell table:formula="of:=[.J10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2]/[.$E$2]" office:value-type="float" office:value="0" calcext:value-type="float">
            <text:p>0</text:p>
          </table:table-cell>
          <table:table-cell table:formula="of:=[.J10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3]/[.$E$2]" office:value-type="float" office:value="0" calcext:value-type="float">
            <text:p>0</text:p>
          </table:table-cell>
          <table:table-cell table:formula="of:=[.J10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4]/[.$E$2]" office:value-type="float" office:value="0" calcext:value-type="float">
            <text:p>0</text:p>
          </table:table-cell>
          <table:table-cell table:formula="of:=[.J10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5]/[.$E$2]" office:value-type="float" office:value="0" calcext:value-type="float">
            <text:p>0</text:p>
          </table:table-cell>
          <table:table-cell table:formula="of:=[.J10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6]/[.$E$2]" office:value-type="float" office:value="0" calcext:value-type="float">
            <text:p>0</text:p>
          </table:table-cell>
          <table:table-cell table:formula="of:=[.J10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7]/[.$E$2]" office:value-type="float" office:value="0" calcext:value-type="float">
            <text:p>0</text:p>
          </table:table-cell>
          <table:table-cell table:formula="of:=[.J10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8]/[.$E$2]" office:value-type="float" office:value="0" calcext:value-type="float">
            <text:p>0</text:p>
          </table:table-cell>
          <table:table-cell table:formula="of:=[.J10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9]/[.$E$2]" office:value-type="float" office:value="0" calcext:value-type="float">
            <text:p>0</text:p>
          </table:table-cell>
          <table:table-cell table:formula="of:=[.J10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0]/[.$E$2]" office:value-type="float" office:value="0" calcext:value-type="float">
            <text:p>0</text:p>
          </table:table-cell>
          <table:table-cell table:formula="of:=[.J11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1]/[.$E$2]" office:value-type="float" office:value="0" calcext:value-type="float">
            <text:p>0</text:p>
          </table:table-cell>
          <table:table-cell table:formula="of:=[.J11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2]/[.$E$2]" office:value-type="float" office:value="0" calcext:value-type="float">
            <text:p>0</text:p>
          </table:table-cell>
          <table:table-cell table:formula="of:=[.J11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3]/[.$E$2]" office:value-type="float" office:value="0" calcext:value-type="float">
            <text:p>0</text:p>
          </table:table-cell>
          <table:table-cell table:formula="of:=[.J11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4]/[.$E$2]" office:value-type="float" office:value="0" calcext:value-type="float">
            <text:p>0</text:p>
          </table:table-cell>
          <table:table-cell table:formula="of:=[.J11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5]/[.$E$2]" office:value-type="float" office:value="0" calcext:value-type="float">
            <text:p>0</text:p>
          </table:table-cell>
          <table:table-cell table:formula="of:=[.J11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6]/[.$E$2]" office:value-type="float" office:value="0" calcext:value-type="float">
            <text:p>0</text:p>
          </table:table-cell>
          <table:table-cell table:formula="of:=[.J11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7]/[.$E$2]" office:value-type="float" office:value="0" calcext:value-type="float">
            <text:p>0</text:p>
          </table:table-cell>
          <table:table-cell table:formula="of:=[.J11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8]/[.$E$2]" office:value-type="float" office:value="0" calcext:value-type="float">
            <text:p>0</text:p>
          </table:table-cell>
          <table:table-cell table:formula="of:=[.J11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9]/[.$E$2]" office:value-type="float" office:value="0" calcext:value-type="float">
            <text:p>0</text:p>
          </table:table-cell>
          <table:table-cell table:formula="of:=[.J11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0]/[.$E$2]" office:value-type="float" office:value="0" calcext:value-type="float">
            <text:p>0</text:p>
          </table:table-cell>
          <table:table-cell table:formula="of:=[.J12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1]/[.$E$2]" office:value-type="float" office:value="0" calcext:value-type="float">
            <text:p>0</text:p>
          </table:table-cell>
          <table:table-cell table:formula="of:=[.J12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2]/[.$E$2]" office:value-type="float" office:value="0" calcext:value-type="float">
            <text:p>0</text:p>
          </table:table-cell>
          <table:table-cell table:formula="of:=[.J12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3]/[.$E$2]" office:value-type="float" office:value="0" calcext:value-type="float">
            <text:p>0</text:p>
          </table:table-cell>
          <table:table-cell table:formula="of:=[.J12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4]/[.$E$2]" office:value-type="float" office:value="0" calcext:value-type="float">
            <text:p>0</text:p>
          </table:table-cell>
          <table:table-cell table:formula="of:=[.J12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5]/[.$E$2]" office:value-type="float" office:value="0" calcext:value-type="float">
            <text:p>0</text:p>
          </table:table-cell>
          <table:table-cell table:formula="of:=[.J12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6]/[.$E$2]" office:value-type="float" office:value="0" calcext:value-type="float">
            <text:p>0</text:p>
          </table:table-cell>
          <table:table-cell table:formula="of:=[.J12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7]/[.$E$2]" office:value-type="float" office:value="0" calcext:value-type="float">
            <text:p>0</text:p>
          </table:table-cell>
          <table:table-cell table:formula="of:=[.J12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8]/[.$E$2]" office:value-type="float" office:value="0" calcext:value-type="float">
            <text:p>0</text:p>
          </table:table-cell>
          <table:table-cell table:formula="of:=[.J12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9]/[.$E$2]" office:value-type="float" office:value="0" calcext:value-type="float">
            <text:p>0</text:p>
          </table:table-cell>
          <table:table-cell table:formula="of:=[.J12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0]/[.$E$2]" office:value-type="float" office:value="0" calcext:value-type="float">
            <text:p>0</text:p>
          </table:table-cell>
          <table:table-cell table:formula="of:=[.J13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1]/[.$E$2]" office:value-type="float" office:value="0" calcext:value-type="float">
            <text:p>0</text:p>
          </table:table-cell>
          <table:table-cell table:formula="of:=[.J13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2]/[.$E$2]" office:value-type="float" office:value="0" calcext:value-type="float">
            <text:p>0</text:p>
          </table:table-cell>
          <table:table-cell table:formula="of:=[.J13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3]/[.$E$2]" office:value-type="float" office:value="0" calcext:value-type="float">
            <text:p>0</text:p>
          </table:table-cell>
          <table:table-cell table:formula="of:=[.J13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4]/[.$E$2]" office:value-type="float" office:value="0" calcext:value-type="float">
            <text:p>0</text:p>
          </table:table-cell>
          <table:table-cell table:formula="of:=[.J13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5]/[.$E$2]" office:value-type="float" office:value="0" calcext:value-type="float">
            <text:p>0</text:p>
          </table:table-cell>
          <table:table-cell table:formula="of:=[.J13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6]/[.$E$2]" office:value-type="float" office:value="0" calcext:value-type="float">
            <text:p>0</text:p>
          </table:table-cell>
          <table:table-cell table:formula="of:=[.J13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7]/[.$E$2]" office:value-type="float" office:value="0" calcext:value-type="float">
            <text:p>0</text:p>
          </table:table-cell>
          <table:table-cell table:formula="of:=[.J13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8]/[.$E$2]" office:value-type="float" office:value="0" calcext:value-type="float">
            <text:p>0</text:p>
          </table:table-cell>
          <table:table-cell table:formula="of:=[.J13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9]/[.$E$2]" office:value-type="float" office:value="0" calcext:value-type="float">
            <text:p>0</text:p>
          </table:table-cell>
          <table:table-cell table:formula="of:=[.J13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40]/[.$E$2]" office:value-type="float" office:value="0" calcext:value-type="float">
            <text:p>0</text:p>
          </table:table-cell>
          <table:table-cell table:formula="of:=[.J14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41]/[.$E$2]" office:value-type="float" office:value="0" calcext:value-type="float">
            <text:p>0</text:p>
          </table:table-cell>
          <table:table-cell table:formula="of:=[.J14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42]/[.$E$2]" office:value-type="float" office:value="0" calcext:value-type="float">
            <text:p>0</text:p>
          </table:table-cell>
          <table:table-cell table:formula="of:=[.J142]/[.$J$2]" office:value-type="float" office:value="0" calcext:value-type="float">
            <text:p>0</text:p>
          </table:table-cell>
        </table:table-row>
      </table:table>
      <table:table table:name="1024" table:style-name="ta1">
        <table:shapes>
          <draw:frame draw:z-index="0" draw:style-name="gr1" draw:text-style-name="P1" svg:width="159.99mm" svg:height="89.99mm" svg:x="316.1mm" svg:y="4.54mm">
            <draw:object draw:notify-on-update-of-ranges="'1024'.B2:'1024'.B42 '1024'.C2:'1024'.C42 '1024'.B2:'1024'.B42 '1024'.L2:'1024'.L42"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z-index="1" draw:style-name="gr1" draw:text-style-name="P1" svg:width="158.22mm" svg:height="89.93mm" svg:x="316.09mm" svg:y="94.85mm">
            <draw:object draw:notify-on-update-of-ranges="'1024'.G2:'1024'.G42 '1024'.H2:'1024'.H42 '1024'.G2:'1024'.G42 '1024'.M2:'1024'.M42"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ropietat</text:p>
          </table:table-cell>
          <table:table-cell office:value-type="string" calcext:value-type="string">
            <text:p>temps[ms]</text:p>
          </table:table-cell>
          <table:table-cell office:value-type="string" calcext:value-type="string">
            <text:p>V+E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propietat</text:p>
          </table:table-cell>
          <table:table-cell office:value-type="string" calcext:value-type="string">
            <text:p>temps[ms]</text:p>
          </table:table-cell>
          <table:table-cell office:value-type="string" calcext:value-type="string">
            <text:p>V+E</text:p>
          </table:table-cell>
          <table:table-cell/>
          <table:table-cell table:number-columns-repeated="2" office:value-type="string" calcext:value-type="string">
            <text:p>V+E / max (V+E)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21454" calcext:value-type="float">
            <text:p>0,21454</text:p>
          </table:table-cell>
          <table:table-cell table:style-name="ce5" office:value-type="float" office:value="5112" calcext:value-type="float">
            <text:p>5112</text:p>
          </table:table-cell>
          <table:table-cell table:style-name="ce9" office:value-type="string" calcext:value-type="string">
            <text:p>||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271847" calcext:value-type="float">
            <text:p>0,271847</text:p>
          </table:table-cell>
          <table:table-cell table:style-name="ce5" office:value-type="float" office:value="5112" calcext:value-type="float">
            <text:p>5112</text:p>
          </table:table-cell>
          <table:table-cell table:style-name="ce12"/>
          <table:table-cell table:formula="of:=[.E2]/[.$E$2]" office:value-type="float" office:value="1" calcext:value-type="float">
            <text:p>1</text:p>
          </table:table-cell>
          <table:table-cell table:formula="of:=[.J2]/[.$J$2]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.025" calcext:value-type="float">
            <text:p>0,025</text:p>
          </table:table-cell>
          <table:table-cell office:value-type="float" office:value="1" calcext:value-type="float">
            <text:p>1</text:p>
          </table:table-cell>
          <table:table-cell office:value-type="float" office:value="0.231693" calcext:value-type="float">
            <text:p>0,231693</text:p>
          </table:table-cell>
          <table:table-cell office:value-type="float" office:value="4916.36" calcext:value-type="float">
            <text:p>4916,36</text:p>
          </table:table-cell>
          <table:table-cell table:style-name="ce8" office:value-type="string" calcext:value-type="string">
            <text:p>||</text:p>
          </table:table-cell>
          <table:table-cell office:value-type="float" office:value="0.025" calcext:value-type="float">
            <text:p>0,025</text:p>
          </table:table-cell>
          <table:table-cell office:value-type="float" office:value="1" calcext:value-type="float">
            <text:p>1</text:p>
          </table:table-cell>
          <table:table-cell office:value-type="float" office:value="0.29072" calcext:value-type="float">
            <text:p>0,29072</text:p>
          </table:table-cell>
          <table:table-cell office:value-type="float" office:value="5008.07" calcext:value-type="float">
            <text:p>5008,07</text:p>
          </table:table-cell>
          <table:table-cell table:style-name="ce13"/>
          <table:table-cell table:formula="of:=[.E3]/[.$E$2]" office:value-type="float" office:value="0.961729264475743" calcext:value-type="float">
            <text:p>0,961729264475743</text:p>
          </table:table-cell>
          <table:table-cell table:formula="of:=[.J3]/[.$J$2]" office:value-type="float" office:value="0.979669405320814" calcext:value-type="float">
            <text:p>0,979669405320814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0.23344" calcext:value-type="float">
            <text:p>0,23344</text:p>
          </table:table-cell>
          <table:table-cell office:value-type="float" office:value="4707.59" calcext:value-type="float">
            <text:p>4707,59</text:p>
          </table:table-cell>
          <table:table-cell table:style-name="ce8" office:value-type="string" calcext:value-type="string">
            <text:p>||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0.30622" calcext:value-type="float">
            <text:p>0,30622</text:p>
          </table:table-cell>
          <table:table-cell office:value-type="float" office:value="4905.56" calcext:value-type="float">
            <text:p>4905,56</text:p>
          </table:table-cell>
          <table:table-cell table:style-name="ce13"/>
          <table:table-cell table:formula="of:=[.E4]/[.$E$2]" office:value-type="float" office:value="0.920890062597809" calcext:value-type="float">
            <text:p>0,920890062597809</text:p>
          </table:table-cell>
          <table:table-cell table:formula="of:=[.J4]/[.$J$2]" office:value-type="float" office:value="0.959616588419405" calcext:value-type="float">
            <text:p>0,959616588419405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0.075" calcext:value-type="float">
            <text:p>0,075</text:p>
          </table:table-cell>
          <table:table-cell office:value-type="float" office:value="1" calcext:value-type="float">
            <text:p>1</text:p>
          </table:table-cell>
          <table:table-cell office:value-type="float" office:value="0.230213" calcext:value-type="float">
            <text:p>0,230213</text:p>
          </table:table-cell>
          <table:table-cell office:value-type="float" office:value="4510.24" calcext:value-type="float">
            <text:p>4510,24</text:p>
          </table:table-cell>
          <table:table-cell table:style-name="ce8" office:value-type="string" calcext:value-type="string">
            <text:p>||</text:p>
          </table:table-cell>
          <table:table-cell office:value-type="float" office:value="0.075" calcext:value-type="float">
            <text:p>0,075</text:p>
          </table:table-cell>
          <table:table-cell office:value-type="float" office:value="1" calcext:value-type="float">
            <text:p>1</text:p>
          </table:table-cell>
          <table:table-cell office:value-type="float" office:value="0.304887" calcext:value-type="float">
            <text:p>0,304887</text:p>
          </table:table-cell>
          <table:table-cell office:value-type="float" office:value="4802.69" calcext:value-type="float">
            <text:p>4802,69</text:p>
          </table:table-cell>
          <table:table-cell table:style-name="ce13"/>
          <table:table-cell table:formula="of:=[.E5]/[.$E$2]" office:value-type="float" office:value="0.882284820031299" calcext:value-type="float">
            <text:p>0,882284820031299</text:p>
          </table:table-cell>
          <table:table-cell table:formula="of:=[.J5]/[.$J$2]" office:value-type="float" office:value="0.939493348982786" calcext:value-type="float">
            <text:p>0,939493348982786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227567" calcext:value-type="float">
            <text:p>0,227567</text:p>
          </table:table-cell>
          <table:table-cell office:value-type="float" office:value="4339.57" calcext:value-type="float">
            <text:p>4339,57</text:p>
          </table:table-cell>
          <table:table-cell table:style-name="ce8" office:value-type="string" calcext:value-type="string">
            <text:p>||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302607" calcext:value-type="float">
            <text:p>0,302607</text:p>
          </table:table-cell>
          <table:table-cell office:value-type="float" office:value="4707.16" calcext:value-type="float">
            <text:p>4707,16</text:p>
          </table:table-cell>
          <table:table-cell table:style-name="ce13"/>
          <table:table-cell table:formula="of:=[.E6]/[.$E$2]" office:value-type="float" office:value="0.848898669796557" calcext:value-type="float">
            <text:p>0,848898669796557</text:p>
          </table:table-cell>
          <table:table-cell table:formula="of:=[.J6]/[.$J$2]" office:value-type="float" office:value="0.920805946791862" calcext:value-type="float">
            <text:p>0,920805946791862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0.125" calcext:value-type="float">
            <text:p>0,125</text:p>
          </table:table-cell>
          <table:table-cell office:value-type="float" office:value="1" calcext:value-type="float">
            <text:p>1</text:p>
          </table:table-cell>
          <table:table-cell office:value-type="float" office:value="0.219547" calcext:value-type="float">
            <text:p>0,219547</text:p>
          </table:table-cell>
          <table:table-cell office:value-type="float" office:value="4138.45" calcext:value-type="float">
            <text:p>4138,45</text:p>
          </table:table-cell>
          <table:table-cell table:style-name="ce8" office:value-type="string" calcext:value-type="string">
            <text:p>||</text:p>
          </table:table-cell>
          <table:table-cell office:value-type="float" office:value="0.125" calcext:value-type="float">
            <text:p>0,125</text:p>
          </table:table-cell>
          <table:table-cell office:value-type="float" office:value="1" calcext:value-type="float">
            <text:p>1</text:p>
          </table:table-cell>
          <table:table-cell office:value-type="float" office:value="0.30268" calcext:value-type="float">
            <text:p>0,30268</text:p>
          </table:table-cell>
          <table:table-cell office:value-type="float" office:value="4599.69" calcext:value-type="float">
            <text:p>4599,69</text:p>
          </table:table-cell>
          <table:table-cell table:style-name="ce13"/>
          <table:table-cell table:formula="of:=[.E7]/[.$E$2]" office:value-type="float" office:value="0.809555946791862" calcext:value-type="float">
            <text:p>0,809555946791862</text:p>
          </table:table-cell>
          <table:table-cell table:formula="of:=[.J7]/[.$J$2]" office:value-type="float" office:value="0.899782863849765" calcext:value-type="float">
            <text:p>0,899782863849765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float" office:value="0.265853" calcext:value-type="float">
            <text:p>0,265853</text:p>
          </table:table-cell>
          <table:table-cell office:value-type="float" office:value="3971.44" calcext:value-type="float">
            <text:p>3971,44</text:p>
          </table:table-cell>
          <table:table-cell table:style-name="ce8" office:value-type="string" calcext:value-type="string">
            <text:p>||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float" office:value="0.369447" calcext:value-type="float">
            <text:p>0,369447</text:p>
          </table:table-cell>
          <table:table-cell office:value-type="float" office:value="4499.12" calcext:value-type="float">
            <text:p>4499,12</text:p>
          </table:table-cell>
          <table:table-cell table:style-name="ce13"/>
          <table:table-cell table:formula="of:=[.E8]/[.$E$2]" office:value-type="float" office:value="0.776885758998435" calcext:value-type="float">
            <text:p>0,776885758998435</text:p>
          </table:table-cell>
          <table:table-cell table:formula="of:=[.J8]/[.$J$2]" office:value-type="float" office:value="0.880109546165884" calcext:value-type="float">
            <text:p>0,880109546165884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0.175" calcext:value-type="float">
            <text:p>0,175</text:p>
          </table:table-cell>
          <table:table-cell office:value-type="float" office:value="1" calcext:value-type="float">
            <text:p>1</text:p>
          </table:table-cell>
          <table:table-cell office:value-type="float" office:value="0.206967" calcext:value-type="float">
            <text:p>0,206967</text:p>
          </table:table-cell>
          <table:table-cell office:value-type="float" office:value="3815.49" calcext:value-type="float">
            <text:p>3815,49</text:p>
          </table:table-cell>
          <table:table-cell table:style-name="ce8" office:value-type="string" calcext:value-type="string">
            <text:p>||</text:p>
          </table:table-cell>
          <table:table-cell office:value-type="float" office:value="0.175" calcext:value-type="float">
            <text:p>0,175</text:p>
          </table:table-cell>
          <table:table-cell office:value-type="float" office:value="1" calcext:value-type="float">
            <text:p>1</text:p>
          </table:table-cell>
          <table:table-cell office:value-type="float" office:value="0.29612" calcext:value-type="float">
            <text:p>0,29612</text:p>
          </table:table-cell>
          <table:table-cell office:value-type="float" office:value="4393.75" calcext:value-type="float">
            <text:p>4393,75</text:p>
          </table:table-cell>
          <table:table-cell table:style-name="ce13"/>
          <table:table-cell table:formula="of:=[.E9]/[.$E$2]" office:value-type="float" office:value="0.746379107981221" calcext:value-type="float">
            <text:p>0,746379107981221</text:p>
          </table:table-cell>
          <table:table-cell table:formula="of:=[.J9]/[.$J$2]" office:value-type="float" office:value="0.859497261345853" calcext:value-type="float">
            <text:p>0,859497261345853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203193" calcext:value-type="float">
            <text:p>0,203193</text:p>
          </table:table-cell>
          <table:table-cell office:value-type="float" office:value="3642.95" calcext:value-type="float">
            <text:p>3642,95</text:p>
          </table:table-cell>
          <table:table-cell table:style-name="ce8" office:value-type="string" calcext:value-type="string">
            <text:p>||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,29</text:p>
          </table:table-cell>
          <table:table-cell office:value-type="float" office:value="4289.44" calcext:value-type="float">
            <text:p>4289,44</text:p>
          </table:table-cell>
          <table:table-cell table:style-name="ce13"/>
          <table:table-cell table:formula="of:=[.E10]/[.$E$2]" office:value-type="float" office:value="0.712627151799687" calcext:value-type="float">
            <text:p>0,712627151799687</text:p>
          </table:table-cell>
          <table:table-cell table:formula="of:=[.J10]/[.$J$2]" office:value-type="float" office:value="0.839092331768388" calcext:value-type="float">
            <text:p>0,839092331768388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0.225" calcext:value-type="float">
            <text:p>0,225</text:p>
          </table:table-cell>
          <table:table-cell office:value-type="float" office:value="1" calcext:value-type="float">
            <text:p>1</text:p>
          </table:table-cell>
          <table:table-cell office:value-type="float" office:value="0.194713" calcext:value-type="float">
            <text:p>0,194713</text:p>
          </table:table-cell>
          <table:table-cell office:value-type="float" office:value="3486.65" calcext:value-type="float">
            <text:p>3486,65</text:p>
          </table:table-cell>
          <table:table-cell table:style-name="ce8" office:value-type="string" calcext:value-type="string">
            <text:p>||</text:p>
          </table:table-cell>
          <table:table-cell office:value-type="float" office:value="0.225" calcext:value-type="float">
            <text:p>0,225</text:p>
          </table:table-cell>
          <table:table-cell office:value-type="float" office:value="1" calcext:value-type="float">
            <text:p>1</text:p>
          </table:table-cell>
          <table:table-cell office:value-type="float" office:value="0.285807" calcext:value-type="float">
            <text:p>0,285807</text:p>
          </table:table-cell>
          <table:table-cell office:value-type="float" office:value="4187.64" calcext:value-type="float">
            <text:p>4187,64</text:p>
          </table:table-cell>
          <table:table-cell table:style-name="ce13"/>
          <table:table-cell table:formula="of:=[.E11]/[.$E$2]" office:value-type="float" office:value="0.682052034428795" calcext:value-type="float">
            <text:p>0,682052034428795</text:p>
          </table:table-cell>
          <table:table-cell table:formula="of:=[.J11]/[.$J$2]" office:value-type="float" office:value="0.819178403755869" calcext:value-type="float">
            <text:p>0,819178403755869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0.18976" calcext:value-type="float">
            <text:p>0,18976</text:p>
          </table:table-cell>
          <table:table-cell office:value-type="float" office:value="3323.97" calcext:value-type="float">
            <text:p>3323,97</text:p>
          </table:table-cell>
          <table:table-cell table:style-name="ce8" office:value-type="string" calcext:value-type="string">
            <text:p>||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0.283" calcext:value-type="float">
            <text:p>0,283</text:p>
          </table:table-cell>
          <table:table-cell office:value-type="float" office:value="4094.36" calcext:value-type="float">
            <text:p>4094,36</text:p>
          </table:table-cell>
          <table:table-cell table:style-name="ce13"/>
          <table:table-cell table:formula="of:=[.E12]/[.$E$2]" office:value-type="float" office:value="0.650228873239437" calcext:value-type="float">
            <text:p>0,650228873239437</text:p>
          </table:table-cell>
          <table:table-cell table:formula="of:=[.J12]/[.$J$2]" office:value-type="float" office:value="0.800931142410016" calcext:value-type="float">
            <text:p>0,800931142410016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0.275" calcext:value-type="float">
            <text:p>0,275</text:p>
          </table:table-cell>
          <table:table-cell office:value-type="float" office:value="1" calcext:value-type="float">
            <text:p>1</text:p>
          </table:table-cell>
          <table:table-cell office:value-type="float" office:value="0.180487" calcext:value-type="float">
            <text:p>0,180487</text:p>
          </table:table-cell>
          <table:table-cell office:value-type="float" office:value="3166.12" calcext:value-type="float">
            <text:p>3166,12</text:p>
          </table:table-cell>
          <table:table-cell table:style-name="ce8" office:value-type="string" calcext:value-type="string">
            <text:p>||</text:p>
          </table:table-cell>
          <table:table-cell office:value-type="float" office:value="0.275" calcext:value-type="float">
            <text:p>0,275</text:p>
          </table:table-cell>
          <table:table-cell office:value-type="float" office:value="1" calcext:value-type="float">
            <text:p>1</text:p>
          </table:table-cell>
          <table:table-cell office:value-type="float" office:value="0.278507" calcext:value-type="float">
            <text:p>0,278507</text:p>
          </table:table-cell>
          <table:table-cell office:value-type="float" office:value="3990.99" calcext:value-type="float">
            <text:p>3990,99</text:p>
          </table:table-cell>
          <table:table-cell table:style-name="ce13"/>
          <table:table-cell table:formula="of:=[.E13]/[.$E$2]" office:value-type="float" office:value="0.619350547730829" calcext:value-type="float">
            <text:p>0,619350547730829</text:p>
          </table:table-cell>
          <table:table-cell table:formula="of:=[.J13]/[.$J$2]" office:value-type="float" office:value="0.780710093896714" calcext:value-type="float">
            <text:p>0,780710093896714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17036" calcext:value-type="float">
            <text:p>0,17036</text:p>
          </table:table-cell>
          <table:table-cell office:value-type="float" office:value="3034.52" calcext:value-type="float">
            <text:p>3034,52</text:p>
          </table:table-cell>
          <table:table-cell table:style-name="ce8" office:value-type="string" calcext:value-type="string">
            <text:p>||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27002" calcext:value-type="float">
            <text:p>0,27002</text:p>
          </table:table-cell>
          <table:table-cell office:value-type="float" office:value="3881.91" calcext:value-type="float">
            <text:p>3881,91</text:p>
          </table:table-cell>
          <table:table-cell table:style-name="ce13"/>
          <table:table-cell table:formula="of:=[.E14]/[.$E$2]" office:value-type="float" office:value="0.593607198748044" calcext:value-type="float">
            <text:p>0,593607198748044</text:p>
          </table:table-cell>
          <table:table-cell table:formula="of:=[.J14]/[.$J$2]" office:value-type="float" office:value="0.7593720657277" calcext:value-type="float">
            <text:p>0,7593720657277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float" office:value="0.325" calcext:value-type="float">
            <text:p>0,325</text:p>
          </table:table-cell>
          <table:table-cell office:value-type="float" office:value="1" calcext:value-type="float">
            <text:p>1</text:p>
          </table:table-cell>
          <table:table-cell office:value-type="float" office:value="0.16296" calcext:value-type="float">
            <text:p>0,16296</text:p>
          </table:table-cell>
          <table:table-cell office:value-type="float" office:value="2895.28" calcext:value-type="float">
            <text:p>2895,28</text:p>
          </table:table-cell>
          <table:table-cell table:style-name="ce8" office:value-type="string" calcext:value-type="string">
            <text:p>||</text:p>
          </table:table-cell>
          <table:table-cell office:value-type="float" office:value="0.325" calcext:value-type="float">
            <text:p>0,325</text:p>
          </table:table-cell>
          <table:table-cell office:value-type="float" office:value="1" calcext:value-type="float">
            <text:p>1</text:p>
          </table:table-cell>
          <table:table-cell office:value-type="float" office:value="0.259187" calcext:value-type="float">
            <text:p>0,259187</text:p>
          </table:table-cell>
          <table:table-cell office:value-type="float" office:value="3789.8" calcext:value-type="float">
            <text:p>3789,8</text:p>
          </table:table-cell>
          <table:table-cell table:style-name="ce13"/>
          <table:table-cell table:formula="of:=[.E15]/[.$E$2]" office:value-type="float" office:value="0.566369327073552" calcext:value-type="float">
            <text:p>0,566369327073552</text:p>
          </table:table-cell>
          <table:table-cell table:formula="of:=[.J15]/[.$J$2]" office:value-type="float" office:value="0.741353677621283" calcext:value-type="float">
            <text:p>0,741353677621283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float" office:value="0.35" calcext:value-type="float">
            <text:p>0,35</text:p>
          </table:table-cell>
          <table:table-cell office:value-type="float" office:value="1" calcext:value-type="float">
            <text:p>1</text:p>
          </table:table-cell>
          <table:table-cell office:value-type="float" office:value="0.156107" calcext:value-type="float">
            <text:p>0,156107</text:p>
          </table:table-cell>
          <table:table-cell office:value-type="float" office:value="2741.19" calcext:value-type="float">
            <text:p>2741,19</text:p>
          </table:table-cell>
          <table:table-cell table:style-name="ce8" office:value-type="string" calcext:value-type="string">
            <text:p>||</text:p>
          </table:table-cell>
          <table:table-cell office:value-type="float" office:value="0.35" calcext:value-type="float">
            <text:p>0,35</text:p>
          </table:table-cell>
          <table:table-cell office:value-type="float" office:value="1" calcext:value-type="float">
            <text:p>1</text:p>
          </table:table-cell>
          <table:table-cell office:value-type="float" office:value="0.252847" calcext:value-type="float">
            <text:p>0,252847</text:p>
          </table:table-cell>
          <table:table-cell office:value-type="float" office:value="3690.57" calcext:value-type="float">
            <text:p>3690,57</text:p>
          </table:table-cell>
          <table:table-cell table:style-name="ce13"/>
          <table:table-cell table:formula="of:=[.E16]/[.$E$2]" office:value-type="float" office:value="0.536226525821596" calcext:value-type="float">
            <text:p>0,536226525821596</text:p>
          </table:table-cell>
          <table:table-cell table:formula="of:=[.J16]/[.$J$2]" office:value-type="float" office:value="0.721942488262911" calcext:value-type="float">
            <text:p>0,721942488262911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float" office:value="0.375" calcext:value-type="float">
            <text:p>0,375</text:p>
          </table:table-cell>
          <table:table-cell office:value-type="float" office:value="1" calcext:value-type="float">
            <text:p>1</text:p>
          </table:table-cell>
          <table:table-cell office:value-type="float" office:value="0.14586" calcext:value-type="float">
            <text:p>0,14586</text:p>
          </table:table-cell>
          <table:table-cell office:value-type="float" office:value="2600.73" calcext:value-type="float">
            <text:p>2600,7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375" calcext:value-type="float">
            <text:p>0,375</text:p>
          </table:table-cell>
          <table:table-cell office:value-type="float" office:value="1" calcext:value-type="float">
            <text:p>1</text:p>
          </table:table-cell>
          <table:table-cell office:value-type="float" office:value="0.246653" calcext:value-type="float">
            <text:p>0,246653</text:p>
          </table:table-cell>
          <table:table-cell office:value-type="float" office:value="3583.31" calcext:value-type="float">
            <text:p>3583,31</text:p>
          </table:table-cell>
          <table:table-cell table:style-name="ce13"/>
          <table:table-cell table:formula="of:=[.E17]/[.$E$2]" office:value-type="float" office:value="0.50875" calcext:value-type="float">
            <text:p>0,50875</text:p>
          </table:table-cell>
          <table:table-cell table:formula="of:=[.J17]/[.$J$2]" office:value-type="float" office:value="0.70096048513302" calcext:value-type="float">
            <text:p>0,70096048513302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139893" calcext:value-type="float">
            <text:p>0,139893</text:p>
          </table:table-cell>
          <table:table-cell office:value-type="float" office:value="2485" calcext:value-type="float">
            <text:p>2485</text:p>
          </table:table-cell>
          <table:table-cell table:style-name="ce8" office:value-type="string" calcext:value-type="string">
            <text:p>||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239967" calcext:value-type="float">
            <text:p>0,239967</text:p>
          </table:table-cell>
          <table:table-cell office:value-type="float" office:value="3472.13" calcext:value-type="float">
            <text:p>3472,13</text:p>
          </table:table-cell>
          <table:table-cell table:style-name="ce13"/>
          <table:table-cell table:formula="of:=[.E18]/[.$E$2]" office:value-type="float" office:value="0.486111111111111" calcext:value-type="float">
            <text:p>0,486111111111111</text:p>
          </table:table-cell>
          <table:table-cell table:formula="of:=[.J18]/[.$J$2]" office:value-type="float" office:value="0.679211658841941" calcext:value-type="float">
            <text:p>0,679211658841941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7" office:value-type="float" office:value="0.425" calcext:value-type="float">
            <text:p>0,42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33913" calcext:value-type="float">
            <text:p>0,133913</text:p>
          </table:table-cell>
          <table:table-cell office:value-type="float" office:value="2375.03" calcext:value-type="float">
            <text:p>2375,0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425" calcext:value-type="float">
            <text:p>0,425</text:p>
          </table:table-cell>
          <table:table-cell office:value-type="float" office:value="1" calcext:value-type="float">
            <text:p>1</text:p>
          </table:table-cell>
          <table:table-cell office:value-type="float" office:value="0.23472" calcext:value-type="float">
            <text:p>0,23472</text:p>
          </table:table-cell>
          <table:table-cell office:value-type="float" office:value="3372.01" calcext:value-type="float">
            <text:p>3372,01</text:p>
          </table:table-cell>
          <table:table-cell table:style-name="ce13"/>
          <table:table-cell table:formula="of:=[.E19]/[.$E$2]" office:value-type="float" office:value="0.464598982785603" calcext:value-type="float">
            <text:p>0,464598982785603</text:p>
          </table:table-cell>
          <table:table-cell table:formula="of:=[.J19]/[.$J$2]" office:value-type="float" office:value="0.659626369327074" calcext:value-type="float">
            <text:p>0,659626369327074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7" office:value-type="float" office:value="0.45" calcext:value-type="float">
            <text:p>0,4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5853" calcext:value-type="float">
            <text:p>0,125853</text:p>
          </table:table-cell>
          <table:table-cell office:value-type="float" office:value="2257.12" calcext:value-type="float">
            <text:p>2257,12</text:p>
          </table:table-cell>
          <table:table-cell table:style-name="ce8" office:value-type="string" calcext:value-type="string">
            <text:p>||</text:p>
          </table:table-cell>
          <table:table-cell office:value-type="float" office:value="0.45" calcext:value-type="float">
            <text:p>0,45</text:p>
          </table:table-cell>
          <table:table-cell office:value-type="float" office:value="1" calcext:value-type="float">
            <text:p>1</text:p>
          </table:table-cell>
          <table:table-cell office:value-type="float" office:value="0.22672" calcext:value-type="float">
            <text:p>0,22672</text:p>
          </table:table-cell>
          <table:table-cell office:value-type="float" office:value="3270.19" calcext:value-type="float">
            <text:p>3270,19</text:p>
          </table:table-cell>
          <table:table-cell table:style-name="ce13"/>
          <table:table-cell table:formula="of:=[.E20]/[.$E$2]" office:value-type="float" office:value="0.441533646322379" calcext:value-type="float">
            <text:p>0,441533646322379</text:p>
          </table:table-cell>
          <table:table-cell table:formula="of:=[.J20]/[.$J$2]" office:value-type="float" office:value="0.639708528951487" calcext:value-type="float">
            <text:p>0,639708528951487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7" office:value-type="float" office:value="0.475" calcext:value-type="float">
            <text:p>0,47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1592" calcext:value-type="float">
            <text:p>0,11592</text:p>
          </table:table-cell>
          <table:table-cell office:value-type="float" office:value="2150.8" calcext:value-type="float">
            <text:p>2150,8</text:p>
          </table:table-cell>
          <table:table-cell table:style-name="ce8" office:value-type="string" calcext:value-type="string">
            <text:p>||</text:p>
          </table:table-cell>
          <table:table-cell office:value-type="float" office:value="0.475" calcext:value-type="float">
            <text:p>0,475</text:p>
          </table:table-cell>
          <table:table-cell office:value-type="float" office:value="1" calcext:value-type="float">
            <text:p>1</text:p>
          </table:table-cell>
          <table:table-cell office:value-type="float" office:value="0.221027" calcext:value-type="float">
            <text:p>0,221027</text:p>
          </table:table-cell>
          <table:table-cell office:value-type="float" office:value="3172" calcext:value-type="float">
            <text:p>3172</text:p>
          </table:table-cell>
          <table:table-cell table:style-name="ce13"/>
          <table:table-cell table:formula="of:=[.E21]/[.$E$2]" office:value-type="float" office:value="0.420735524256651" calcext:value-type="float">
            <text:p>0,420735524256651</text:p>
          </table:table-cell>
          <table:table-cell table:formula="of:=[.J21]/[.$J$2]" office:value-type="float" office:value="0.620500782472613" calcext:value-type="float">
            <text:p>0,620500782472613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7" office:value-type="float" office:value="0.5" calcext:value-type="float">
            <text:p>0,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09567" calcext:value-type="float">
            <text:p>0,109567</text:p>
          </table:table-cell>
          <table:table-cell office:value-type="float" office:value="2056.93" calcext:value-type="float">
            <text:p>2056,9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21824" calcext:value-type="float">
            <text:p>0,21824</text:p>
          </table:table-cell>
          <table:table-cell office:value-type="float" office:value="3066.83" calcext:value-type="float">
            <text:p>3066,83</text:p>
          </table:table-cell>
          <table:table-cell table:style-name="ce13"/>
          <table:table-cell table:formula="of:=[.E22]/[.$E$2]" office:value-type="float" office:value="0.402372848200313" calcext:value-type="float">
            <text:p>0,402372848200313</text:p>
          </table:table-cell>
          <table:table-cell table:formula="of:=[.J22]/[.$J$2]" office:value-type="float" office:value="0.599927621283255" calcext:value-type="float">
            <text:p>0,599927621283255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7" office:value-type="float" office:value="0.525" calcext:value-type="float">
            <text:p>0,52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02667" calcext:value-type="float">
            <text:p>0,102667</text:p>
          </table:table-cell>
          <table:table-cell office:value-type="float" office:value="1956.43" calcext:value-type="float">
            <text:p>1956,4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525" calcext:value-type="float">
            <text:p>0,525</text:p>
          </table:table-cell>
          <table:table-cell office:value-type="float" office:value="1" calcext:value-type="float">
            <text:p>1</text:p>
          </table:table-cell>
          <table:table-cell office:value-type="float" office:value="0.207933" calcext:value-type="float">
            <text:p>0,207933</text:p>
          </table:table-cell>
          <table:table-cell office:value-type="float" office:value="2967.13" calcext:value-type="float">
            <text:p>2967,13</text:p>
          </table:table-cell>
          <table:table-cell table:style-name="ce13"/>
          <table:table-cell table:formula="of:=[.E23]/[.$E$2]" office:value-type="float" office:value="0.382713223787167" calcext:value-type="float">
            <text:p>0,382713223787167</text:p>
          </table:table-cell>
          <table:table-cell table:formula="of:=[.J23]/[.$J$2]" office:value-type="float" office:value="0.580424491392801" calcext:value-type="float">
            <text:p>0,580424491392801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7" office:value-type="float" office:value="0.55" calcext:value-type="float">
            <text:p>0,5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917933" calcext:value-type="float">
            <text:p>0,0917933</text:p>
          </table:table-cell>
          <table:table-cell office:value-type="float" office:value="1848.59" calcext:value-type="float">
            <text:p>1848,59</text:p>
          </table:table-cell>
          <table:table-cell table:style-name="ce8" office:value-type="string" calcext:value-type="string">
            <text:p>||</text:p>
          </table:table-cell>
          <table:table-cell office:value-type="float" office:value="0.55" calcext:value-type="float">
            <text:p>0,55</text:p>
          </table:table-cell>
          <table:table-cell office:value-type="float" office:value="1" calcext:value-type="float">
            <text:p>1</text:p>
          </table:table-cell>
          <table:table-cell office:value-type="float" office:value="0.197993" calcext:value-type="float">
            <text:p>0,197993</text:p>
          </table:table-cell>
          <table:table-cell office:value-type="float" office:value="2868.87" calcext:value-type="float">
            <text:p>2868,87</text:p>
          </table:table-cell>
          <table:table-cell table:style-name="ce13"/>
          <table:table-cell table:formula="of:=[.E24]/[.$E$2]" office:value-type="float" office:value="0.361617762128325" calcext:value-type="float">
            <text:p>0,361617762128325</text:p>
          </table:table-cell>
          <table:table-cell table:formula="of:=[.J24]/[.$J$2]" office:value-type="float" office:value="0.561203051643192" calcext:value-type="float">
            <text:p>0,561203051643192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7" office:value-type="float" office:value="0.575" calcext:value-type="float">
            <text:p>0,575</text:p>
          </table:table-cell>
          <table:table-cell table:style-name="ce7" office:value-type="float" office:value="0.993333" calcext:value-type="float">
            <text:p>0,993333</text:p>
          </table:table-cell>
          <table:table-cell table:style-name="ce7" office:value-type="float" office:value="0.0829733" calcext:value-type="float">
            <text:p>0,0829733</text:p>
          </table:table-cell>
          <table:table-cell office:value-type="float" office:value="1754.73" calcext:value-type="float">
            <text:p>1754,7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575" calcext:value-type="float">
            <text:p>0,575</text:p>
          </table:table-cell>
          <table:table-cell office:value-type="float" office:value="1" calcext:value-type="float">
            <text:p>1</text:p>
          </table:table-cell>
          <table:table-cell office:value-type="float" office:value="0.19134" calcext:value-type="float">
            <text:p>0,19134</text:p>
          </table:table-cell>
          <table:table-cell office:value-type="float" office:value="2754.43" calcext:value-type="float">
            <text:p>2754,43</text:p>
          </table:table-cell>
          <table:table-cell table:style-name="ce13"/>
          <table:table-cell table:formula="of:=[.E25]/[.$E$2]" office:value-type="float" office:value="0.343257042253521" calcext:value-type="float">
            <text:p>0,343257042253521</text:p>
          </table:table-cell>
          <table:table-cell table:formula="of:=[.J25]/[.$J$2]" office:value-type="float" office:value="0.538816510172144" calcext:value-type="float">
            <text:p>0,538816510172144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7" office:value-type="float" office:value="0.6" calcext:value-type="float">
            <text:p>0,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7562" calcext:value-type="float">
            <text:p>0,07562</text:p>
          </table:table-cell>
          <table:table-cell office:value-type="float" office:value="1676.28" calcext:value-type="float">
            <text:p>1676,28</text:p>
          </table:table-cell>
          <table:table-cell table:style-name="ce8" office:value-type="string" calcext:value-type="string">
            <text:p>||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182793" calcext:value-type="float">
            <text:p>0,182793</text:p>
          </table:table-cell>
          <table:table-cell office:value-type="float" office:value="2656.53" calcext:value-type="float">
            <text:p>2656,53</text:p>
          </table:table-cell>
          <table:table-cell table:style-name="ce13"/>
          <table:table-cell table:formula="of:=[.E26]/[.$E$2]" office:value-type="float" office:value="0.327910798122066" calcext:value-type="float">
            <text:p>0,327910798122066</text:p>
          </table:table-cell>
          <table:table-cell table:formula="of:=[.J26]/[.$J$2]" office:value-type="float" office:value="0.519665492957747" calcext:value-type="float">
            <text:p>0,519665492957747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7" office:value-type="float" office:value="0.625" calcext:value-type="float">
            <text:p>0,625</text:p>
          </table:table-cell>
          <table:table-cell table:style-name="ce7" office:value-type="float" office:value="0.993333" calcext:value-type="float">
            <text:p>0,993333</text:p>
          </table:table-cell>
          <table:table-cell table:style-name="ce7" office:value-type="float" office:value="0.06864" calcext:value-type="float">
            <text:p>0,06864</text:p>
          </table:table-cell>
          <table:table-cell office:value-type="float" office:value="1603.24" calcext:value-type="float">
            <text:p>1603,24</text:p>
          </table:table-cell>
          <table:table-cell table:style-name="ce8" office:value-type="string" calcext:value-type="string">
            <text:p>||</text:p>
          </table:table-cell>
          <table:table-cell office:value-type="float" office:value="0.625" calcext:value-type="float">
            <text:p>0,625</text:p>
          </table:table-cell>
          <table:table-cell office:value-type="float" office:value="1" calcext:value-type="float">
            <text:p>1</text:p>
          </table:table-cell>
          <table:table-cell office:value-type="float" office:value="0.178113" calcext:value-type="float">
            <text:p>0,178113</text:p>
          </table:table-cell>
          <table:table-cell office:value-type="float" office:value="2558.93" calcext:value-type="float">
            <text:p>2558,93</text:p>
          </table:table-cell>
          <table:table-cell table:style-name="ce13"/>
          <table:table-cell table:formula="of:=[.E27]/[.$E$2]" office:value-type="float" office:value="0.313622848200313" calcext:value-type="float">
            <text:p>0,313622848200313</text:p>
          </table:table-cell>
          <table:table-cell table:formula="of:=[.J27]/[.$J$2]" office:value-type="float" office:value="0.500573161189358" calcext:value-type="float">
            <text:p>0,500573161189358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7" office:value-type="float" office:value="0.65" calcext:value-type="float">
            <text:p>0,6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633" calcext:value-type="float">
            <text:p>0,0633</text:p>
          </table:table-cell>
          <table:table-cell office:value-type="float" office:value="1523.09" calcext:value-type="float">
            <text:p>1523,09</text:p>
          </table:table-cell>
          <table:table-cell table:style-name="ce8" office:value-type="string" calcext:value-type="string">
            <text:p>||</text:p>
          </table:table-cell>
          <table:table-cell office:value-type="float" office:value="0.65" calcext:value-type="float">
            <text:p>0,65</text:p>
          </table:table-cell>
          <table:table-cell office:value-type="float" office:value="1" calcext:value-type="float">
            <text:p>1</text:p>
          </table:table-cell>
          <table:table-cell office:value-type="float" office:value="0.176733" calcext:value-type="float">
            <text:p>0,176733</text:p>
          </table:table-cell>
          <table:table-cell office:value-type="float" office:value="2454.97" calcext:value-type="float">
            <text:p>2454,97</text:p>
          </table:table-cell>
          <table:table-cell table:style-name="ce13"/>
          <table:table-cell table:formula="of:=[.E28]/[.$E$2]" office:value-type="float" office:value="0.297944053208138" calcext:value-type="float">
            <text:p>0,297944053208138</text:p>
          </table:table-cell>
          <table:table-cell table:formula="of:=[.J28]/[.$J$2]" office:value-type="float" office:value="0.480236697965571" calcext:value-type="float">
            <text:p>0,480236697965571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7" office:value-type="float" office:value="0.675" calcext:value-type="float">
            <text:p>0,675</text:p>
          </table:table-cell>
          <table:table-cell table:style-name="ce7" office:value-type="float" office:value="0.98" calcext:value-type="float">
            <text:p>0,98</text:p>
          </table:table-cell>
          <table:table-cell table:style-name="ce7" office:value-type="float" office:value="0.0549467" calcext:value-type="float">
            <text:p>0,0549467</text:p>
          </table:table-cell>
          <table:table-cell office:value-type="float" office:value="1460.36" calcext:value-type="float">
            <text:p>1460,36</text:p>
          </table:table-cell>
          <table:table-cell table:style-name="ce8" office:value-type="string" calcext:value-type="string">
            <text:p>||</text:p>
          </table:table-cell>
          <table:table-cell office:value-type="float" office:value="0.675" calcext:value-type="float">
            <text:p>0,675</text:p>
          </table:table-cell>
          <table:table-cell office:value-type="float" office:value="1" calcext:value-type="float">
            <text:p>1</text:p>
          </table:table-cell>
          <table:table-cell office:value-type="float" office:value="0.1674" calcext:value-type="float">
            <text:p>0,1674</text:p>
          </table:table-cell>
          <table:table-cell office:value-type="float" office:value="2353.8" calcext:value-type="float">
            <text:p>2353,8</text:p>
          </table:table-cell>
          <table:table-cell table:style-name="ce13"/>
          <table:table-cell table:formula="of:=[.E29]/[.$E$2]" office:value-type="float" office:value="0.285672926447574" calcext:value-type="float">
            <text:p>0,285672926447574</text:p>
          </table:table-cell>
          <table:table-cell table:formula="of:=[.J29]/[.$J$2]" office:value-type="float" office:value="0.460446009389671" calcext:value-type="float">
            <text:p>0,460446009389671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7" office:value-type="float" office:value="0.7" calcext:value-type="float">
            <text:p>0,7</text:p>
          </table:table-cell>
          <table:table-cell table:style-name="ce7" office:value-type="float" office:value="0.933333" calcext:value-type="float">
            <text:p>0,933333</text:p>
          </table:table-cell>
          <table:table-cell table:style-name="ce7" office:value-type="float" office:value="0.04916" calcext:value-type="float">
            <text:p>0,04916</text:p>
          </table:table-cell>
          <table:table-cell office:value-type="float" office:value="1394.17" calcext:value-type="float">
            <text:p>1394,17</text:p>
          </table:table-cell>
          <table:table-cell table:style-name="ce8" office:value-type="string" calcext:value-type="string">
            <text:p>||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.15686" calcext:value-type="float">
            <text:p>0,15686</text:p>
          </table:table-cell>
          <table:table-cell office:value-type="float" office:value="2252.88" calcext:value-type="float">
            <text:p>2252,88</text:p>
          </table:table-cell>
          <table:table-cell table:style-name="ce13"/>
          <table:table-cell table:formula="of:=[.E30]/[.$E$2]" office:value-type="float" office:value="0.272724960876369" calcext:value-type="float">
            <text:p>0,272724960876369</text:p>
          </table:table-cell>
          <table:table-cell table:formula="of:=[.J30]/[.$J$2]" office:value-type="float" office:value="0.440704225352113" calcext:value-type="float">
            <text:p>0,440704225352113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7" office:value-type="float" office:value="0.725" calcext:value-type="float">
            <text:p>0,725</text:p>
          </table:table-cell>
          <table:table-cell table:style-name="ce7" office:value-type="float" office:value="0.9" calcext:value-type="float">
            <text:p>0,9</text:p>
          </table:table-cell>
          <table:table-cell table:style-name="ce7" office:value-type="float" office:value="0.0438933" calcext:value-type="float">
            <text:p>0,0438933</text:p>
          </table:table-cell>
          <table:table-cell office:value-type="float" office:value="1334.6" calcext:value-type="float">
            <text:p>1334,6</text:p>
          </table:table-cell>
          <table:table-cell table:style-name="ce8" office:value-type="string" calcext:value-type="string">
            <text:p>||</text:p>
          </table:table-cell>
          <table:table-cell office:value-type="float" office:value="0.725" calcext:value-type="float">
            <text:p>0,725</text:p>
          </table:table-cell>
          <table:table-cell office:value-type="float" office:value="1" calcext:value-type="float">
            <text:p>1</text:p>
          </table:table-cell>
          <table:table-cell office:value-type="float" office:value="0.151567" calcext:value-type="float">
            <text:p>0,151567</text:p>
          </table:table-cell>
          <table:table-cell office:value-type="float" office:value="2149" calcext:value-type="float">
            <text:p>2149</text:p>
          </table:table-cell>
          <table:table-cell table:style-name="ce13"/>
          <table:table-cell table:formula="of:=[.E31]/[.$E$2]" office:value-type="float" office:value="0.261071987480438" calcext:value-type="float">
            <text:p>0,261071987480438</text:p>
          </table:table-cell>
          <table:table-cell table:formula="of:=[.J31]/[.$J$2]" office:value-type="float" office:value="0.420383411580595" calcext:value-type="float">
            <text:p>0,420383411580595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7" office:value-type="float" office:value="0.75" calcext:value-type="float">
            <text:p>0,75</text:p>
          </table:table-cell>
          <table:table-cell table:style-name="ce7" office:value-type="float" office:value="0.8" calcext:value-type="float">
            <text:p>0,8</text:p>
          </table:table-cell>
          <table:table-cell table:style-name="ce7" office:value-type="float" office:value="0.0424133" calcext:value-type="float">
            <text:p>0,0424133</text:p>
          </table:table-cell>
          <table:table-cell office:value-type="float" office:value="1283.28" calcext:value-type="float">
            <text:p>1283,28</text:p>
          </table:table-cell>
          <table:table-cell table:style-name="ce8" office:value-type="string" calcext:value-type="string">
            <text:p>||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14564" calcext:value-type="float">
            <text:p>0,14564</text:p>
          </table:table-cell>
          <table:table-cell office:value-type="float" office:value="2050.04" calcext:value-type="float">
            <text:p>2050,04</text:p>
          </table:table-cell>
          <table:table-cell table:style-name="ce13"/>
          <table:table-cell table:formula="of:=[.E32]/[.$E$2]" office:value-type="float" office:value="0.251032863849765" calcext:value-type="float">
            <text:p>0,251032863849765</text:p>
          </table:table-cell>
          <table:table-cell table:formula="of:=[.J32]/[.$J$2]" office:value-type="float" office:value="0.401025039123631" calcext:value-type="float">
            <text:p>0,401025039123631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office:value-type="float" office:value="0.775" calcext:value-type="float">
            <text:p>0,775</text:p>
          </table:table-cell>
          <table:table-cell office:value-type="float" office:value="0.673333" calcext:value-type="float">
            <text:p>0,673333</text:p>
          </table:table-cell>
          <table:table-cell office:value-type="float" office:value="0.03582" calcext:value-type="float">
            <text:p>0,03582</text:p>
          </table:table-cell>
          <table:table-cell office:value-type="float" office:value="1230.63" calcext:value-type="float">
            <text:p>1230,6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775" calcext:value-type="float">
            <text:p>0,775</text:p>
          </table:table-cell>
          <table:table-cell table:style-name="ce7" office:value-type="float" office:value="0.986667" calcext:value-type="float">
            <text:p>0,986667</text:p>
          </table:table-cell>
          <table:table-cell table:style-name="ce7" office:value-type="float" office:value="0.137593" calcext:value-type="float">
            <text:p>0,137593</text:p>
          </table:table-cell>
          <table:table-cell office:value-type="float" office:value="1939.91" calcext:value-type="float">
            <text:p>1939,91</text:p>
          </table:table-cell>
          <table:table-cell table:style-name="ce13"/>
          <table:table-cell table:formula="of:=[.E33]/[.$E$2]" office:value-type="float" office:value="0.240733568075117" calcext:value-type="float">
            <text:p>0,240733568075117</text:p>
          </table:table-cell>
          <table:table-cell table:formula="of:=[.J33]/[.$J$2]" office:value-type="float" office:value="0.379481611893584" calcext:value-type="float">
            <text:p>0,379481611893584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office:value-type="float" office:value="0.8" calcext:value-type="float">
            <text:p>0,8</text:p>
          </table:table-cell>
          <table:table-cell office:value-type="float" office:value="0.54" calcext:value-type="float">
            <text:p>0,54</text:p>
          </table:table-cell>
          <table:table-cell office:value-type="float" office:value="0.03192" calcext:value-type="float">
            <text:p>0,03192</text:p>
          </table:table-cell>
          <table:table-cell office:value-type="float" office:value="1184.03" calcext:value-type="float">
            <text:p>1184,0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8" calcext:value-type="float">
            <text:p>0,8</text:p>
          </table:table-cell>
          <table:table-cell table:style-name="ce7" office:value-type="float" office:value="0.906667" calcext:value-type="float">
            <text:p>0,906667</text:p>
          </table:table-cell>
          <table:table-cell table:style-name="ce7" office:value-type="float" office:value="0.13478" calcext:value-type="float">
            <text:p>0,13478</text:p>
          </table:table-cell>
          <table:table-cell office:value-type="float" office:value="1841.63" calcext:value-type="float">
            <text:p>1841,63</text:p>
          </table:table-cell>
          <table:table-cell table:style-name="ce13"/>
          <table:table-cell table:formula="of:=[.E34]/[.$E$2]" office:value-type="float" office:value="0.231617762128325" calcext:value-type="float">
            <text:p>0,231617762128325</text:p>
          </table:table-cell>
          <table:table-cell table:formula="of:=[.J34]/[.$J$2]" office:value-type="float" office:value="0.360256259780908" calcext:value-type="float">
            <text:p>0,360256259780908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office:value-type="float" office:value="0.825" calcext:value-type="float">
            <text:p>0,825</text:p>
          </table:table-cell>
          <table:table-cell table:style-name="ce7" office:value-type="float" office:value="0.46" calcext:value-type="float">
            <text:p>0,46</text:p>
          </table:table-cell>
          <table:table-cell office:value-type="float" office:value="0.02752" calcext:value-type="float">
            <text:p>0,02752</text:p>
          </table:table-cell>
          <table:table-cell office:value-type="float" office:value="1148.43" calcext:value-type="float">
            <text:p>1148,4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825" calcext:value-type="float">
            <text:p>0,825</text:p>
          </table:table-cell>
          <table:table-cell table:style-name="ce7" office:value-type="float" office:value="0.7" calcext:value-type="float">
            <text:p>0,7</text:p>
          </table:table-cell>
          <table:table-cell table:style-name="ce7" office:value-type="float" office:value="0.13298" calcext:value-type="float">
            <text:p>0,13298</text:p>
          </table:table-cell>
          <table:table-cell office:value-type="float" office:value="1739.49" calcext:value-type="float">
            <text:p>1739,49</text:p>
          </table:table-cell>
          <table:table-cell table:style-name="ce13"/>
          <table:table-cell table:formula="of:=[.E35]/[.$E$2]" office:value-type="float" office:value="0.224653755868545" calcext:value-type="float">
            <text:p>0,224653755868545</text:p>
          </table:table-cell>
          <table:table-cell table:formula="of:=[.J35]/[.$J$2]" office:value-type="float" office:value="0.340275821596244" calcext:value-type="float">
            <text:p>0,340275821596244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office:value-type="float" office:value="0.85" calcext:value-type="float">
            <text:p>0,85</text:p>
          </table:table-cell>
          <table:table-cell table:style-name="ce7" office:value-type="float" office:value="0.246667" calcext:value-type="float">
            <text:p>0,246667</text:p>
          </table:table-cell>
          <table:table-cell office:value-type="float" office:value="0.02506" calcext:value-type="float">
            <text:p>0,02506</text:p>
          </table:table-cell>
          <table:table-cell office:value-type="float" office:value="1112.16" calcext:value-type="float">
            <text:p>1112,16</text:p>
          </table:table-cell>
          <table:table-cell table:style-name="ce8" office:value-type="string" calcext:value-type="string">
            <text:p>||</text:p>
          </table:table-cell>
          <table:table-cell office:value-type="float" office:value="0.85" calcext:value-type="float">
            <text:p>0,85</text:p>
          </table:table-cell>
          <table:table-cell table:style-name="ce7" office:value-type="float" office:value="0.406667" calcext:value-type="float">
            <text:p>0,406667</text:p>
          </table:table-cell>
          <table:table-cell table:style-name="ce7" office:value-type="float" office:value="0.127187" calcext:value-type="float">
            <text:p>0,127187</text:p>
          </table:table-cell>
          <table:table-cell office:value-type="float" office:value="1638.99" calcext:value-type="float">
            <text:p>1638,99</text:p>
          </table:table-cell>
          <table:table-cell table:style-name="ce13"/>
          <table:table-cell table:formula="of:=[.E36]/[.$E$2]" office:value-type="float" office:value="0.217558685446009" calcext:value-type="float">
            <text:p>0,217558685446009</text:p>
          </table:table-cell>
          <table:table-cell table:formula="of:=[.J36]/[.$J$2]" office:value-type="float" office:value="0.320616197183099" calcext:value-type="float">
            <text:p>0,320616197183099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float" office:value="0.875" calcext:value-type="float">
            <text:p>0,875</text:p>
          </table:table-cell>
          <table:table-cell table:style-name="ce7" office:value-type="float" office:value="0.153333" calcext:value-type="float">
            <text:p>0,153333</text:p>
          </table:table-cell>
          <table:table-cell office:value-type="float" office:value="0.02186" calcext:value-type="float">
            <text:p>0,02186</text:p>
          </table:table-cell>
          <table:table-cell office:value-type="float" office:value="1085.21" calcext:value-type="float">
            <text:p>1085,21</text:p>
          </table:table-cell>
          <table:table-cell table:style-name="ce8" office:value-type="string" calcext:value-type="string">
            <text:p>||</text:p>
          </table:table-cell>
          <table:table-cell office:value-type="float" office:value="0.875" calcext:value-type="float">
            <text:p>0,875</text:p>
          </table:table-cell>
          <table:table-cell table:style-name="ce7" office:value-type="float" office:value="0.2" calcext:value-type="float">
            <text:p>0,2</text:p>
          </table:table-cell>
          <table:table-cell table:style-name="ce7" office:value-type="float" office:value="0.12" calcext:value-type="float">
            <text:p>0,12</text:p>
          </table:table-cell>
          <table:table-cell office:value-type="float" office:value="1531.95" calcext:value-type="float">
            <text:p>1531,95</text:p>
          </table:table-cell>
          <table:table-cell table:style-name="ce13"/>
          <table:table-cell table:formula="of:=[.E37]/[.$E$2]" office:value-type="float" office:value="0.212286776212833" calcext:value-type="float">
            <text:p>0,212286776212833</text:p>
          </table:table-cell>
          <table:table-cell table:formula="of:=[.J37]/[.$J$2]" office:value-type="float" office:value="0.299677230046948" calcext:value-type="float">
            <text:p>0,299677230046948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office:value-type="float" office:value="0.9" calcext:value-type="float">
            <text:p>0,9</text:p>
          </table:table-cell>
          <table:table-cell office:value-type="float" office:value="0.08" calcext:value-type="float">
            <text:p>0,08</text:p>
          </table:table-cell>
          <table:table-cell office:value-type="float" office:value="0.0198067" calcext:value-type="float">
            <text:p>0,0198067</text:p>
          </table:table-cell>
          <table:table-cell office:value-type="float" office:value="1064.69" calcext:value-type="float">
            <text:p>1064,69</text:p>
          </table:table-cell>
          <table:table-cell table:style-name="ce8" office:value-type="string" calcext:value-type="string">
            <text:p>||</text:p>
          </table:table-cell>
          <table:table-cell office:value-type="float" office:value="0.9" calcext:value-type="float">
            <text:p>0,9</text:p>
          </table:table-cell>
          <table:table-cell table:style-name="ce7" office:value-type="float" office:value="0.133333" calcext:value-type="float">
            <text:p>0,133333</text:p>
          </table:table-cell>
          <table:table-cell table:style-name="ce7" office:value-type="float" office:value="0.1083" calcext:value-type="float">
            <text:p>0,1083</text:p>
          </table:table-cell>
          <table:table-cell office:value-type="float" office:value="1433.13" calcext:value-type="float">
            <text:p>1433,13</text:p>
          </table:table-cell>
          <table:table-cell table:style-name="ce13"/>
          <table:table-cell table:formula="of:=[.E38]/[.$E$2]" office:value-type="float" office:value="0.20827269170579" calcext:value-type="float">
            <text:p>0,20827269170579</text:p>
          </table:table-cell>
          <table:table-cell table:formula="of:=[.J38]/[.$J$2]" office:value-type="float" office:value="0.280346244131455" calcext:value-type="float">
            <text:p>0,280346244131455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office:value-type="float" office:value="0.925" calcext:value-type="float">
            <text:p>0,925</text:p>
          </table:table-cell>
          <table:table-cell office:value-type="float" office:value="0.02" calcext:value-type="float">
            <text:p>0,02</text:p>
          </table:table-cell>
          <table:table-cell office:value-type="float" office:value="0.0175933" calcext:value-type="float">
            <text:p>0,0175933</text:p>
          </table:table-cell>
          <table:table-cell office:value-type="float" office:value="1046.59" calcext:value-type="float">
            <text:p>1046,59</text:p>
          </table:table-cell>
          <table:table-cell table:style-name="ce8" office:value-type="string" calcext:value-type="string">
            <text:p>||</text:p>
          </table:table-cell>
          <table:table-cell office:value-type="float" office:value="0.925" calcext:value-type="float">
            <text:p>0,925</text:p>
          </table:table-cell>
          <table:table-cell table:style-name="ce7" office:value-type="float" office:value="0.0466667" calcext:value-type="float">
            <text:p>0,0466667</text:p>
          </table:table-cell>
          <table:table-cell table:style-name="ce7" office:value-type="float" office:value="0.0992533" calcext:value-type="float">
            <text:p>0,0992533</text:p>
          </table:table-cell>
          <table:table-cell office:value-type="float" office:value="1329.85" calcext:value-type="float">
            <text:p>1329,85</text:p>
          </table:table-cell>
          <table:table-cell table:style-name="ce13"/>
          <table:table-cell table:formula="of:=[.E39]/[.$E$2]" office:value-type="float" office:value="0.20473200312989" calcext:value-type="float">
            <text:p>0,20473200312989</text:p>
          </table:table-cell>
          <table:table-cell table:formula="of:=[.J39]/[.$J$2]" office:value-type="float" office:value="0.260142801251956" calcext:value-type="float">
            <text:p>0,260142801251956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office:value-type="float" office:value="0.95" calcext:value-type="float">
            <text:p>0,95</text:p>
          </table:table-cell>
          <table:table-cell office:value-type="float" office:value="0.00666667" calcext:value-type="float">
            <text:p>0,00666667</text:p>
          </table:table-cell>
          <table:table-cell office:value-type="float" office:value="0.01612" calcext:value-type="float">
            <text:p>0,01612</text:p>
          </table:table-cell>
          <table:table-cell office:value-type="float" office:value="1034.09" calcext:value-type="float">
            <text:p>1034,09</text:p>
          </table:table-cell>
          <table:table-cell table:style-name="ce8" office:value-type="string" calcext:value-type="string">
            <text:p>||</text:p>
          </table:table-cell>
          <table:table-cell office:value-type="float" office:value="0.95" calcext:value-type="float">
            <text:p>0,95</text:p>
          </table:table-cell>
          <table:table-cell table:style-name="ce7" office:value-type="float" office:value="0.0133333" calcext:value-type="float">
            <text:p>0,0133333</text:p>
          </table:table-cell>
          <table:table-cell table:style-name="ce7" office:value-type="float" office:value="0.0896667" calcext:value-type="float">
            <text:p>0,0896667</text:p>
          </table:table-cell>
          <table:table-cell office:value-type="float" office:value="1227.4" calcext:value-type="float">
            <text:p>1227,4</text:p>
          </table:table-cell>
          <table:table-cell table:style-name="ce13"/>
          <table:table-cell table:formula="of:=[.E40]/[.$E$2]" office:value-type="float" office:value="0.202286776212832" calcext:value-type="float">
            <text:p>0,202286776212832</text:p>
          </table:table-cell>
          <table:table-cell table:formula="of:=[.J40]/[.$J$2]" office:value-type="float" office:value="0.24010172143975" calcext:value-type="float">
            <text:p>0,24010172143975</text:p>
          </table:table-cell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float" office:value="0.975" calcext:value-type="float">
            <text:p>0,9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49733" calcext:value-type="float">
            <text:p>0,0149733</text:p>
          </table:table-cell>
          <table:table-cell table:style-name="ce3" office:value-type="float" office:value="1026.53" calcext:value-type="float">
            <text:p>1026,53</text:p>
          </table:table-cell>
          <table:table-cell table:style-name="ce10" office:value-type="string" calcext:value-type="string">
            <text:p>||</text:p>
          </table:table-cell>
          <table:table-cell table:style-name="ce3" office:value-type="float" office:value="0.975" calcext:value-type="float">
            <text:p>0,975</text:p>
          </table:table-cell>
          <table:table-cell table:style-name="ce26" office:value-type="float" office:value="0.00666667" calcext:value-type="float">
            <text:p>0,00666667</text:p>
          </table:table-cell>
          <table:table-cell table:style-name="ce3" office:value-type="float" office:value="0.07842" calcext:value-type="float">
            <text:p>0,07842</text:p>
          </table:table-cell>
          <table:table-cell table:style-name="ce3" office:value-type="float" office:value="1127.21" calcext:value-type="float">
            <text:p>1127,21</text:p>
          </table:table-cell>
          <table:table-cell table:style-name="ce13"/>
          <table:table-cell table:formula="of:=[.E41]/[.$E$2]" office:value-type="float" office:value="0.200807902973396" calcext:value-type="float">
            <text:p>0,200807902973396</text:p>
          </table:table-cell>
          <table:table-cell table:formula="of:=[.J41]/[.$J$2]" office:value-type="float" office:value="0.220502738654147" calcext:value-type="float">
            <text:p>0,220502738654147</text:p>
          </table:table-cell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47333" calcext:value-type="float">
            <text:p>0,0147333</text:p>
          </table:table-cell>
          <table:table-cell table:style-name="ce4" office:value-type="float" office:value="1024" calcext:value-type="float">
            <text:p>1024</text:p>
          </table:table-cell>
          <table:table-cell table:style-name="ce11" office:value-type="string" calcext:value-type="string">
            <text:p>||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693" calcext:value-type="float">
            <text:p>0,0693</text:p>
          </table:table-cell>
          <table:table-cell table:style-name="ce4" office:value-type="float" office:value="1024" calcext:value-type="float">
            <text:p>1024</text:p>
          </table:table-cell>
          <table:table-cell table:style-name="ce14"/>
          <table:table-cell table:formula="of:=[.E42]/[.$E$2]" office:value-type="float" office:value="0.200312989045383" calcext:value-type="float">
            <text:p>0,200312989045383</text:p>
          </table:table-cell>
          <table:table-cell table:formula="of:=[.J42]/[.$J$2]" office:value-type="float" office:value="0.200312989045383" calcext:value-type="float">
            <text:p>0,200312989045383</text:p>
          </table:table-cell>
        </table:table-row>
        <table:table-row table:style-name="ro1">
          <table:table-cell table:number-columns-repeated="11"/>
          <table:table-cell table:formula="of:=[.E43]/[.$E$2]" office:value-type="float" office:value="0" calcext:value-type="float">
            <text:p>0</text:p>
          </table:table-cell>
          <table:table-cell table:formula="of:=[.J4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4]/[.$E$2]" office:value-type="float" office:value="0" calcext:value-type="float">
            <text:p>0</text:p>
          </table:table-cell>
          <table:table-cell table:formula="of:=[.J4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5]/[.$E$2]" office:value-type="float" office:value="0" calcext:value-type="float">
            <text:p>0</text:p>
          </table:table-cell>
          <table:table-cell table:formula="of:=[.J4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6]/[.$E$2]" office:value-type="float" office:value="0" calcext:value-type="float">
            <text:p>0</text:p>
          </table:table-cell>
          <table:table-cell table:formula="of:=[.J4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7]/[.$E$2]" office:value-type="float" office:value="0" calcext:value-type="float">
            <text:p>0</text:p>
          </table:table-cell>
          <table:table-cell table:formula="of:=[.J4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8]/[.$E$2]" office:value-type="float" office:value="0" calcext:value-type="float">
            <text:p>0</text:p>
          </table:table-cell>
          <table:table-cell table:formula="of:=[.J4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9]/[.$E$2]" office:value-type="float" office:value="0" calcext:value-type="float">
            <text:p>0</text:p>
          </table:table-cell>
          <table:table-cell table:formula="of:=[.J4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0]/[.$E$2]" office:value-type="float" office:value="0" calcext:value-type="float">
            <text:p>0</text:p>
          </table:table-cell>
          <table:table-cell table:formula="of:=[.J5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1]/[.$E$2]" office:value-type="float" office:value="0" calcext:value-type="float">
            <text:p>0</text:p>
          </table:table-cell>
          <table:table-cell table:formula="of:=[.J5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2]/[.$E$2]" office:value-type="float" office:value="0" calcext:value-type="float">
            <text:p>0</text:p>
          </table:table-cell>
          <table:table-cell table:formula="of:=[.J5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3]/[.$E$2]" office:value-type="float" office:value="0" calcext:value-type="float">
            <text:p>0</text:p>
          </table:table-cell>
          <table:table-cell table:formula="of:=[.J5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4]/[.$E$2]" office:value-type="float" office:value="0" calcext:value-type="float">
            <text:p>0</text:p>
          </table:table-cell>
          <table:table-cell table:formula="of:=[.J5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5]/[.$E$2]" office:value-type="float" office:value="0" calcext:value-type="float">
            <text:p>0</text:p>
          </table:table-cell>
          <table:table-cell table:formula="of:=[.J5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6]/[.$E$2]" office:value-type="float" office:value="0" calcext:value-type="float">
            <text:p>0</text:p>
          </table:table-cell>
          <table:table-cell table:formula="of:=[.J5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7]/[.$E$2]" office:value-type="float" office:value="0" calcext:value-type="float">
            <text:p>0</text:p>
          </table:table-cell>
          <table:table-cell table:formula="of:=[.J5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8]/[.$E$2]" office:value-type="float" office:value="0" calcext:value-type="float">
            <text:p>0</text:p>
          </table:table-cell>
          <table:table-cell table:formula="of:=[.J5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9]/[.$E$2]" office:value-type="float" office:value="0" calcext:value-type="float">
            <text:p>0</text:p>
          </table:table-cell>
          <table:table-cell table:formula="of:=[.J5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0]/[.$E$2]" office:value-type="float" office:value="0" calcext:value-type="float">
            <text:p>0</text:p>
          </table:table-cell>
          <table:table-cell table:formula="of:=[.J6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1]/[.$E$2]" office:value-type="float" office:value="0" calcext:value-type="float">
            <text:p>0</text:p>
          </table:table-cell>
          <table:table-cell table:formula="of:=[.J6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2]/[.$E$2]" office:value-type="float" office:value="0" calcext:value-type="float">
            <text:p>0</text:p>
          </table:table-cell>
          <table:table-cell table:formula="of:=[.J6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3]/[.$E$2]" office:value-type="float" office:value="0" calcext:value-type="float">
            <text:p>0</text:p>
          </table:table-cell>
          <table:table-cell table:formula="of:=[.J6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4]/[.$E$2]" office:value-type="float" office:value="0" calcext:value-type="float">
            <text:p>0</text:p>
          </table:table-cell>
          <table:table-cell table:formula="of:=[.J6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5]/[.$E$2]" office:value-type="float" office:value="0" calcext:value-type="float">
            <text:p>0</text:p>
          </table:table-cell>
          <table:table-cell table:formula="of:=[.J6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6]/[.$E$2]" office:value-type="float" office:value="0" calcext:value-type="float">
            <text:p>0</text:p>
          </table:table-cell>
          <table:table-cell table:formula="of:=[.J6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7]/[.$E$2]" office:value-type="float" office:value="0" calcext:value-type="float">
            <text:p>0</text:p>
          </table:table-cell>
          <table:table-cell table:formula="of:=[.J6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8]/[.$E$2]" office:value-type="float" office:value="0" calcext:value-type="float">
            <text:p>0</text:p>
          </table:table-cell>
          <table:table-cell table:formula="of:=[.J6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9]/[.$E$2]" office:value-type="float" office:value="0" calcext:value-type="float">
            <text:p>0</text:p>
          </table:table-cell>
          <table:table-cell table:formula="of:=[.J6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0]/[.$E$2]" office:value-type="float" office:value="0" calcext:value-type="float">
            <text:p>0</text:p>
          </table:table-cell>
          <table:table-cell table:formula="of:=[.J7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1]/[.$E$2]" office:value-type="float" office:value="0" calcext:value-type="float">
            <text:p>0</text:p>
          </table:table-cell>
          <table:table-cell table:formula="of:=[.J7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2]/[.$E$2]" office:value-type="float" office:value="0" calcext:value-type="float">
            <text:p>0</text:p>
          </table:table-cell>
          <table:table-cell table:formula="of:=[.J7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3]/[.$E$2]" office:value-type="float" office:value="0" calcext:value-type="float">
            <text:p>0</text:p>
          </table:table-cell>
          <table:table-cell table:formula="of:=[.J7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4]/[.$E$2]" office:value-type="float" office:value="0" calcext:value-type="float">
            <text:p>0</text:p>
          </table:table-cell>
          <table:table-cell table:formula="of:=[.J7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5]/[.$E$2]" office:value-type="float" office:value="0" calcext:value-type="float">
            <text:p>0</text:p>
          </table:table-cell>
          <table:table-cell table:formula="of:=[.J7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6]/[.$E$2]" office:value-type="float" office:value="0" calcext:value-type="float">
            <text:p>0</text:p>
          </table:table-cell>
          <table:table-cell table:formula="of:=[.J7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7]/[.$E$2]" office:value-type="float" office:value="0" calcext:value-type="float">
            <text:p>0</text:p>
          </table:table-cell>
          <table:table-cell table:formula="of:=[.J7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8]/[.$E$2]" office:value-type="float" office:value="0" calcext:value-type="float">
            <text:p>0</text:p>
          </table:table-cell>
          <table:table-cell table:formula="of:=[.J7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9]/[.$E$2]" office:value-type="float" office:value="0" calcext:value-type="float">
            <text:p>0</text:p>
          </table:table-cell>
          <table:table-cell table:formula="of:=[.J7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0]/[.$E$2]" office:value-type="float" office:value="0" calcext:value-type="float">
            <text:p>0</text:p>
          </table:table-cell>
          <table:table-cell table:formula="of:=[.J8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1]/[.$E$2]" office:value-type="float" office:value="0" calcext:value-type="float">
            <text:p>0</text:p>
          </table:table-cell>
          <table:table-cell table:formula="of:=[.J8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2]/[.$E$2]" office:value-type="float" office:value="0" calcext:value-type="float">
            <text:p>0</text:p>
          </table:table-cell>
          <table:table-cell table:formula="of:=[.J8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3]/[.$E$2]" office:value-type="float" office:value="0" calcext:value-type="float">
            <text:p>0</text:p>
          </table:table-cell>
          <table:table-cell table:formula="of:=[.J8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4]/[.$E$2]" office:value-type="float" office:value="0" calcext:value-type="float">
            <text:p>0</text:p>
          </table:table-cell>
          <table:table-cell table:formula="of:=[.J8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5]/[.$E$2]" office:value-type="float" office:value="0" calcext:value-type="float">
            <text:p>0</text:p>
          </table:table-cell>
          <table:table-cell table:formula="of:=[.J8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6]/[.$E$2]" office:value-type="float" office:value="0" calcext:value-type="float">
            <text:p>0</text:p>
          </table:table-cell>
          <table:table-cell table:formula="of:=[.J8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7]/[.$E$2]" office:value-type="float" office:value="0" calcext:value-type="float">
            <text:p>0</text:p>
          </table:table-cell>
          <table:table-cell table:formula="of:=[.J8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8]/[.$E$2]" office:value-type="float" office:value="0" calcext:value-type="float">
            <text:p>0</text:p>
          </table:table-cell>
          <table:table-cell table:formula="of:=[.J8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9]/[.$E$2]" office:value-type="float" office:value="0" calcext:value-type="float">
            <text:p>0</text:p>
          </table:table-cell>
          <table:table-cell table:formula="of:=[.J8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0]/[.$E$2]" office:value-type="float" office:value="0" calcext:value-type="float">
            <text:p>0</text:p>
          </table:table-cell>
          <table:table-cell table:formula="of:=[.J9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1]/[.$E$2]" office:value-type="float" office:value="0" calcext:value-type="float">
            <text:p>0</text:p>
          </table:table-cell>
          <table:table-cell table:formula="of:=[.J9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2]/[.$E$2]" office:value-type="float" office:value="0" calcext:value-type="float">
            <text:p>0</text:p>
          </table:table-cell>
          <table:table-cell table:formula="of:=[.J9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3]/[.$E$2]" office:value-type="float" office:value="0" calcext:value-type="float">
            <text:p>0</text:p>
          </table:table-cell>
          <table:table-cell table:formula="of:=[.J9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4]/[.$E$2]" office:value-type="float" office:value="0" calcext:value-type="float">
            <text:p>0</text:p>
          </table:table-cell>
          <table:table-cell table:formula="of:=[.J9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5]/[.$E$2]" office:value-type="float" office:value="0" calcext:value-type="float">
            <text:p>0</text:p>
          </table:table-cell>
          <table:table-cell table:formula="of:=[.J9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6]/[.$E$2]" office:value-type="float" office:value="0" calcext:value-type="float">
            <text:p>0</text:p>
          </table:table-cell>
          <table:table-cell table:formula="of:=[.J9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7]/[.$E$2]" office:value-type="float" office:value="0" calcext:value-type="float">
            <text:p>0</text:p>
          </table:table-cell>
          <table:table-cell table:formula="of:=[.J9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8]/[.$E$2]" office:value-type="float" office:value="0" calcext:value-type="float">
            <text:p>0</text:p>
          </table:table-cell>
          <table:table-cell table:formula="of:=[.J9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9]/[.$E$2]" office:value-type="float" office:value="0" calcext:value-type="float">
            <text:p>0</text:p>
          </table:table-cell>
          <table:table-cell table:formula="of:=[.J9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0]/[.$E$2]" office:value-type="float" office:value="0" calcext:value-type="float">
            <text:p>0</text:p>
          </table:table-cell>
          <table:table-cell table:formula="of:=[.J10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1]/[.$E$2]" office:value-type="float" office:value="0" calcext:value-type="float">
            <text:p>0</text:p>
          </table:table-cell>
          <table:table-cell table:formula="of:=[.J10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2]/[.$E$2]" office:value-type="float" office:value="0" calcext:value-type="float">
            <text:p>0</text:p>
          </table:table-cell>
          <table:table-cell table:formula="of:=[.J10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3]/[.$E$2]" office:value-type="float" office:value="0" calcext:value-type="float">
            <text:p>0</text:p>
          </table:table-cell>
          <table:table-cell table:formula="of:=[.J10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4]/[.$E$2]" office:value-type="float" office:value="0" calcext:value-type="float">
            <text:p>0</text:p>
          </table:table-cell>
          <table:table-cell table:formula="of:=[.J10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5]/[.$E$2]" office:value-type="float" office:value="0" calcext:value-type="float">
            <text:p>0</text:p>
          </table:table-cell>
          <table:table-cell table:formula="of:=[.J10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6]/[.$E$2]" office:value-type="float" office:value="0" calcext:value-type="float">
            <text:p>0</text:p>
          </table:table-cell>
          <table:table-cell table:formula="of:=[.J10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7]/[.$E$2]" office:value-type="float" office:value="0" calcext:value-type="float">
            <text:p>0</text:p>
          </table:table-cell>
          <table:table-cell table:formula="of:=[.J10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8]/[.$E$2]" office:value-type="float" office:value="0" calcext:value-type="float">
            <text:p>0</text:p>
          </table:table-cell>
          <table:table-cell table:formula="of:=[.J10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9]/[.$E$2]" office:value-type="float" office:value="0" calcext:value-type="float">
            <text:p>0</text:p>
          </table:table-cell>
          <table:table-cell table:formula="of:=[.J10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0]/[.$E$2]" office:value-type="float" office:value="0" calcext:value-type="float">
            <text:p>0</text:p>
          </table:table-cell>
          <table:table-cell table:formula="of:=[.J11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1]/[.$E$2]" office:value-type="float" office:value="0" calcext:value-type="float">
            <text:p>0</text:p>
          </table:table-cell>
          <table:table-cell table:formula="of:=[.J11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2]/[.$E$2]" office:value-type="float" office:value="0" calcext:value-type="float">
            <text:p>0</text:p>
          </table:table-cell>
          <table:table-cell table:formula="of:=[.J11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3]/[.$E$2]" office:value-type="float" office:value="0" calcext:value-type="float">
            <text:p>0</text:p>
          </table:table-cell>
          <table:table-cell table:formula="of:=[.J11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4]/[.$E$2]" office:value-type="float" office:value="0" calcext:value-type="float">
            <text:p>0</text:p>
          </table:table-cell>
          <table:table-cell table:formula="of:=[.J11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5]/[.$E$2]" office:value-type="float" office:value="0" calcext:value-type="float">
            <text:p>0</text:p>
          </table:table-cell>
          <table:table-cell table:formula="of:=[.J11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6]/[.$E$2]" office:value-type="float" office:value="0" calcext:value-type="float">
            <text:p>0</text:p>
          </table:table-cell>
          <table:table-cell table:formula="of:=[.J11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7]/[.$E$2]" office:value-type="float" office:value="0" calcext:value-type="float">
            <text:p>0</text:p>
          </table:table-cell>
          <table:table-cell table:formula="of:=[.J11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8]/[.$E$2]" office:value-type="float" office:value="0" calcext:value-type="float">
            <text:p>0</text:p>
          </table:table-cell>
          <table:table-cell table:formula="of:=[.J11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9]/[.$E$2]" office:value-type="float" office:value="0" calcext:value-type="float">
            <text:p>0</text:p>
          </table:table-cell>
          <table:table-cell table:formula="of:=[.J11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0]/[.$E$2]" office:value-type="float" office:value="0" calcext:value-type="float">
            <text:p>0</text:p>
          </table:table-cell>
          <table:table-cell table:formula="of:=[.J12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1]/[.$E$2]" office:value-type="float" office:value="0" calcext:value-type="float">
            <text:p>0</text:p>
          </table:table-cell>
          <table:table-cell table:formula="of:=[.J12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2]/[.$E$2]" office:value-type="float" office:value="0" calcext:value-type="float">
            <text:p>0</text:p>
          </table:table-cell>
          <table:table-cell table:formula="of:=[.J12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3]/[.$E$2]" office:value-type="float" office:value="0" calcext:value-type="float">
            <text:p>0</text:p>
          </table:table-cell>
          <table:table-cell table:formula="of:=[.J12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4]/[.$E$2]" office:value-type="float" office:value="0" calcext:value-type="float">
            <text:p>0</text:p>
          </table:table-cell>
          <table:table-cell table:formula="of:=[.J12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5]/[.$E$2]" office:value-type="float" office:value="0" calcext:value-type="float">
            <text:p>0</text:p>
          </table:table-cell>
          <table:table-cell table:formula="of:=[.J12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6]/[.$E$2]" office:value-type="float" office:value="0" calcext:value-type="float">
            <text:p>0</text:p>
          </table:table-cell>
          <table:table-cell table:formula="of:=[.J12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7]/[.$E$2]" office:value-type="float" office:value="0" calcext:value-type="float">
            <text:p>0</text:p>
          </table:table-cell>
          <table:table-cell table:formula="of:=[.J12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8]/[.$E$2]" office:value-type="float" office:value="0" calcext:value-type="float">
            <text:p>0</text:p>
          </table:table-cell>
          <table:table-cell table:formula="of:=[.J12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9]/[.$E$2]" office:value-type="float" office:value="0" calcext:value-type="float">
            <text:p>0</text:p>
          </table:table-cell>
          <table:table-cell table:formula="of:=[.J12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0]/[.$E$2]" office:value-type="float" office:value="0" calcext:value-type="float">
            <text:p>0</text:p>
          </table:table-cell>
          <table:table-cell table:formula="of:=[.J13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1]/[.$E$2]" office:value-type="float" office:value="0" calcext:value-type="float">
            <text:p>0</text:p>
          </table:table-cell>
          <table:table-cell table:formula="of:=[.J13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2]/[.$E$2]" office:value-type="float" office:value="0" calcext:value-type="float">
            <text:p>0</text:p>
          </table:table-cell>
          <table:table-cell table:formula="of:=[.J13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3]/[.$E$2]" office:value-type="float" office:value="0" calcext:value-type="float">
            <text:p>0</text:p>
          </table:table-cell>
          <table:table-cell table:formula="of:=[.J13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4]/[.$E$2]" office:value-type="float" office:value="0" calcext:value-type="float">
            <text:p>0</text:p>
          </table:table-cell>
          <table:table-cell table:formula="of:=[.J13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5]/[.$E$2]" office:value-type="float" office:value="0" calcext:value-type="float">
            <text:p>0</text:p>
          </table:table-cell>
          <table:table-cell table:formula="of:=[.J13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6]/[.$E$2]" office:value-type="float" office:value="0" calcext:value-type="float">
            <text:p>0</text:p>
          </table:table-cell>
          <table:table-cell table:formula="of:=[.J13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7]/[.$E$2]" office:value-type="float" office:value="0" calcext:value-type="float">
            <text:p>0</text:p>
          </table:table-cell>
          <table:table-cell table:formula="of:=[.J13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8]/[.$E$2]" office:value-type="float" office:value="0" calcext:value-type="float">
            <text:p>0</text:p>
          </table:table-cell>
          <table:table-cell table:formula="of:=[.J13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9]/[.$E$2]" office:value-type="float" office:value="0" calcext:value-type="float">
            <text:p>0</text:p>
          </table:table-cell>
          <table:table-cell table:formula="of:=[.J13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40]/[.$E$2]" office:value-type="float" office:value="0" calcext:value-type="float">
            <text:p>0</text:p>
          </table:table-cell>
          <table:table-cell table:formula="of:=[.J14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41]/[.$E$2]" office:value-type="float" office:value="0" calcext:value-type="float">
            <text:p>0</text:p>
          </table:table-cell>
          <table:table-cell table:formula="of:=[.J14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42]/[.$E$2]" office:value-type="float" office:value="0" calcext:value-type="float">
            <text:p>0</text:p>
          </table:table-cell>
          <table:table-cell table:formula="of:=[.J142]/[.$J$2]" office:value-type="float" office:value="0" calcext:value-type="float">
            <text:p>0</text:p>
          </table:table-cell>
        </table:table-row>
      </table:table>
      <table:table table:name="4096" table:style-name="ta1">
        <table:shapes>
          <draw:frame draw:z-index="0" draw:style-name="gr1" draw:text-style-name="P1" svg:width="159.99mm" svg:height="89.99mm" svg:x="316.1mm" svg:y="4.54mm">
            <draw:object draw:notify-on-update-of-ranges="'4096'.B2:'4096'.B42 '4096'.C2:'4096'.C42 '4096'.B2:'4096'.B42 '4096'.L2:'4096'.L42"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frame draw:z-index="1" draw:style-name="gr1" draw:text-style-name="P1" svg:width="158.22mm" svg:height="89.93mm" svg:x="316.09mm" svg:y="94.85mm">
            <draw:object draw:notify-on-update-of-ranges="'4096'.G2:'4096'.G42 '4096'.H2:'4096'.H42 '4096'.G2:'4096'.G42 '4096'.M2:'4096'.M42"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ropietat</text:p>
          </table:table-cell>
          <table:table-cell office:value-type="string" calcext:value-type="string">
            <text:p>temps[ms]</text:p>
          </table:table-cell>
          <table:table-cell office:value-type="string" calcext:value-type="string">
            <text:p>V+E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propietat</text:p>
          </table:table-cell>
          <table:table-cell office:value-type="string" calcext:value-type="string">
            <text:p>temps[ms]</text:p>
          </table:table-cell>
          <table:table-cell office:value-type="string" calcext:value-type="string">
            <text:p>V+E</text:p>
          </table:table-cell>
          <table:table-cell/>
          <table:table-cell table:number-columns-repeated="2" office:value-type="string" calcext:value-type="string">
            <text:p>V+E / max (V+E)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0586" calcext:value-type="float">
            <text:p>0,90586</text:p>
          </table:table-cell>
          <table:table-cell table:style-name="ce5" office:value-type="float" office:value="20472" calcext:value-type="float">
            <text:p>20472</text:p>
          </table:table-cell>
          <table:table-cell table:style-name="ce9" office:value-type="string" calcext:value-type="string">
            <text:p>||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20927" calcext:value-type="float">
            <text:p>0,920927</text:p>
          </table:table-cell>
          <table:table-cell table:style-name="ce5" office:value-type="float" office:value="20472" calcext:value-type="float">
            <text:p>20472</text:p>
          </table:table-cell>
          <table:table-cell table:style-name="ce12"/>
          <table:table-cell table:formula="of:=[.E2]/[.$E$2]" office:value-type="float" office:value="1" calcext:value-type="float">
            <text:p>1</text:p>
          </table:table-cell>
          <table:table-cell table:formula="of:=[.J2]/[.$J$2]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.025" calcext:value-type="float">
            <text:p>0,025</text:p>
          </table:table-cell>
          <table:table-cell office:value-type="float" office:value="1" calcext:value-type="float">
            <text:p>1</text:p>
          </table:table-cell>
          <table:table-cell office:value-type="float" office:value="0.95442" calcext:value-type="float">
            <text:p>0,95442</text:p>
          </table:table-cell>
          <table:table-cell office:value-type="float" office:value="19658.5" calcext:value-type="float">
            <text:p>19658,5</text:p>
          </table:table-cell>
          <table:table-cell table:style-name="ce8" office:value-type="string" calcext:value-type="string">
            <text:p>||</text:p>
          </table:table-cell>
          <table:table-cell office:value-type="float" office:value="0.025" calcext:value-type="float">
            <text:p>0,025</text:p>
          </table:table-cell>
          <table:table-cell office:value-type="float" office:value="1" calcext:value-type="float">
            <text:p>1</text:p>
          </table:table-cell>
          <table:table-cell office:value-type="float" office:value="1.00669" calcext:value-type="float">
            <text:p>1,00669</text:p>
          </table:table-cell>
          <table:table-cell office:value-type="float" office:value="20064.5" calcext:value-type="float">
            <text:p>20064,5</text:p>
          </table:table-cell>
          <table:table-cell table:style-name="ce13"/>
          <table:table-cell table:formula="of:=[.E3]/[.$E$2]" office:value-type="float" office:value="0.960262797967956" calcext:value-type="float">
            <text:p>0,960262797967956</text:p>
          </table:table-cell>
          <table:table-cell table:formula="of:=[.J3]/[.$J$2]" office:value-type="float" office:value="0.980094763579523" calcext:value-type="float">
            <text:p>0,980094763579523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0.97702" calcext:value-type="float">
            <text:p>0,97702</text:p>
          </table:table-cell>
          <table:table-cell office:value-type="float" office:value="18884.5" calcext:value-type="float">
            <text:p>18884,5</text:p>
          </table:table-cell>
          <table:table-cell table:style-name="ce8" office:value-type="string" calcext:value-type="string">
            <text:p>||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.02687" calcext:value-type="float">
            <text:p>1,02687</text:p>
          </table:table-cell>
          <table:table-cell office:value-type="float" office:value="19651.5" calcext:value-type="float">
            <text:p>19651,5</text:p>
          </table:table-cell>
          <table:table-cell table:style-name="ce13"/>
          <table:table-cell table:formula="of:=[.E4]/[.$E$2]" office:value-type="float" office:value="0.922455060570535" calcext:value-type="float">
            <text:p>0,922455060570535</text:p>
          </table:table-cell>
          <table:table-cell table:formula="of:=[.J4]/[.$J$2]" office:value-type="float" office:value="0.959920867526377" calcext:value-type="float">
            <text:p>0,959920867526377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0.075" calcext:value-type="float">
            <text:p>0,075</text:p>
          </table:table-cell>
          <table:table-cell office:value-type="float" office:value="1" calcext:value-type="float">
            <text:p>1</text:p>
          </table:table-cell>
          <table:table-cell office:value-type="float" office:value="0.93164" calcext:value-type="float">
            <text:p>0,93164</text:p>
          </table:table-cell>
          <table:table-cell office:value-type="float" office:value="18096" calcext:value-type="float">
            <text:p>18096</text:p>
          </table:table-cell>
          <table:table-cell table:style-name="ce8" office:value-type="string" calcext:value-type="string">
            <text:p>||</text:p>
          </table:table-cell>
          <table:table-cell office:value-type="float" office:value="0.075" calcext:value-type="float">
            <text:p>0,075</text:p>
          </table:table-cell>
          <table:table-cell office:value-type="float" office:value="1" calcext:value-type="float">
            <text:p>1</text:p>
          </table:table-cell>
          <table:table-cell office:value-type="float" office:value="1.02789" calcext:value-type="float">
            <text:p>1,02789</text:p>
          </table:table-cell>
          <table:table-cell office:value-type="float" office:value="19244.3" calcext:value-type="float">
            <text:p>19244,3</text:p>
          </table:table-cell>
          <table:table-cell table:style-name="ce13"/>
          <table:table-cell table:formula="of:=[.E5]/[.$E$2]" office:value-type="float" office:value="0.883939038686987" calcext:value-type="float">
            <text:p>0,883939038686987</text:p>
          </table:table-cell>
          <table:table-cell table:formula="of:=[.J5]/[.$J$2]" office:value-type="float" office:value="0.940030285267683" calcext:value-type="float">
            <text:p>0,940030285267683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93754" calcext:value-type="float">
            <text:p>0,93754</text:p>
          </table:table-cell>
          <table:table-cell office:value-type="float" office:value="17324.9" calcext:value-type="float">
            <text:p>17324,9</text:p>
          </table:table-cell>
          <table:table-cell table:style-name="ce8" office:value-type="string" calcext:value-type="string">
            <text:p>||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.08867" calcext:value-type="float">
            <text:p>1,08867</text:p>
          </table:table-cell>
          <table:table-cell office:value-type="float" office:value="18840.5" calcext:value-type="float">
            <text:p>18840,5</text:p>
          </table:table-cell>
          <table:table-cell table:style-name="ce13"/>
          <table:table-cell table:formula="of:=[.E6]/[.$E$2]" office:value-type="float" office:value="0.846272958186792" calcext:value-type="float">
            <text:p>0,846272958186792</text:p>
          </table:table-cell>
          <table:table-cell table:formula="of:=[.J6]/[.$J$2]" office:value-type="float" office:value="0.920305783509183" calcext:value-type="float">
            <text:p>0,920305783509183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0.125" calcext:value-type="float">
            <text:p>0,125</text:p>
          </table:table-cell>
          <table:table-cell office:value-type="float" office:value="1" calcext:value-type="float">
            <text:p>1</text:p>
          </table:table-cell>
          <table:table-cell office:value-type="float" office:value="0.97518" calcext:value-type="float">
            <text:p>0,97518</text:p>
          </table:table-cell>
          <table:table-cell office:value-type="float" office:value="16618" calcext:value-type="float">
            <text:p>16618</text:p>
          </table:table-cell>
          <table:table-cell table:style-name="ce8" office:value-type="string" calcext:value-type="string">
            <text:p>||</text:p>
          </table:table-cell>
          <table:table-cell office:value-type="float" office:value="0.125" calcext:value-type="float">
            <text:p>0,125</text:p>
          </table:table-cell>
          <table:table-cell office:value-type="float" office:value="1" calcext:value-type="float">
            <text:p>1</text:p>
          </table:table-cell>
          <table:table-cell office:value-type="float" office:value="1.09459" calcext:value-type="float">
            <text:p>1,09459</text:p>
          </table:table-cell>
          <table:table-cell office:value-type="float" office:value="18427.8" calcext:value-type="float">
            <text:p>18427,8</text:p>
          </table:table-cell>
          <table:table-cell table:style-name="ce13"/>
          <table:table-cell table:formula="of:=[.E7]/[.$E$2]" office:value-type="float" office:value="0.811742868307933" calcext:value-type="float">
            <text:p>0,811742868307933</text:p>
          </table:table-cell>
          <table:table-cell table:formula="of:=[.J7]/[.$J$2]" office:value-type="float" office:value="0.900146541617819" calcext:value-type="float">
            <text:p>0,900146541617819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float" office:value="0.92262" calcext:value-type="float">
            <text:p>0,92262</text:p>
          </table:table-cell>
          <table:table-cell office:value-type="float" office:value="15951.9" calcext:value-type="float">
            <text:p>15951,9</text:p>
          </table:table-cell>
          <table:table-cell table:style-name="ce8" office:value-type="string" calcext:value-type="string">
            <text:p>||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float" office:value="1.09482" calcext:value-type="float">
            <text:p>1,09482</text:p>
          </table:table-cell>
          <table:table-cell office:value-type="float" office:value="18002.2" calcext:value-type="float">
            <text:p>18002,2</text:p>
          </table:table-cell>
          <table:table-cell table:style-name="ce13"/>
          <table:table-cell table:formula="of:=[.E8]/[.$E$2]" office:value-type="float" office:value="0.779205744431419" calcext:value-type="float">
            <text:p>0,779205744431419</text:p>
          </table:table-cell>
          <table:table-cell table:formula="of:=[.J8]/[.$J$2]" office:value-type="float" office:value="0.879357170769832" calcext:value-type="float">
            <text:p>0,879357170769832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0.175" calcext:value-type="float">
            <text:p>0,175</text:p>
          </table:table-cell>
          <table:table-cell office:value-type="float" office:value="1" calcext:value-type="float">
            <text:p>1</text:p>
          </table:table-cell>
          <table:table-cell office:value-type="float" office:value="0.910273" calcext:value-type="float">
            <text:p>0,910273</text:p>
          </table:table-cell>
          <table:table-cell office:value-type="float" office:value="15259.4" calcext:value-type="float">
            <text:p>15259,4</text:p>
          </table:table-cell>
          <table:table-cell table:style-name="ce8" office:value-type="string" calcext:value-type="string">
            <text:p>||</text:p>
          </table:table-cell>
          <table:table-cell office:value-type="float" office:value="0.175" calcext:value-type="float">
            <text:p>0,175</text:p>
          </table:table-cell>
          <table:table-cell office:value-type="float" office:value="1" calcext:value-type="float">
            <text:p>1</text:p>
          </table:table-cell>
          <table:table-cell office:value-type="float" office:value="1.10309" calcext:value-type="float">
            <text:p>1,10309</text:p>
          </table:table-cell>
          <table:table-cell office:value-type="float" office:value="17601.5" calcext:value-type="float">
            <text:p>17601,5</text:p>
          </table:table-cell>
          <table:table-cell table:style-name="ce13"/>
          <table:table-cell table:formula="of:=[.E9]/[.$E$2]" office:value-type="float" office:value="0.745379054318093" calcext:value-type="float">
            <text:p>0,745379054318093</text:p>
          </table:table-cell>
          <table:table-cell table:formula="of:=[.J9]/[.$J$2]" office:value-type="float" office:value="0.859784095349746" calcext:value-type="float">
            <text:p>0,859784095349746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868987" calcext:value-type="float">
            <text:p>0,868987</text:p>
          </table:table-cell>
          <table:table-cell office:value-type="float" office:value="14559.5" calcext:value-type="float">
            <text:p>14559,5</text:p>
          </table:table-cell>
          <table:table-cell table:style-name="ce8" office:value-type="string" calcext:value-type="string">
            <text:p>||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1.07965" calcext:value-type="float">
            <text:p>1,07965</text:p>
          </table:table-cell>
          <table:table-cell office:value-type="float" office:value="17203.8" calcext:value-type="float">
            <text:p>17203,8</text:p>
          </table:table-cell>
          <table:table-cell table:style-name="ce13"/>
          <table:table-cell table:formula="of:=[.E10]/[.$E$2]" office:value-type="float" office:value="0.711190894880813" calcext:value-type="float">
            <text:p>0,711190894880813</text:p>
          </table:table-cell>
          <table:table-cell table:formula="of:=[.J10]/[.$J$2]" office:value-type="float" office:value="0.840357561547479" calcext:value-type="float">
            <text:p>0,840357561547479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0.225" calcext:value-type="float">
            <text:p>0,225</text:p>
          </table:table-cell>
          <table:table-cell office:value-type="float" office:value="1" calcext:value-type="float">
            <text:p>1</text:p>
          </table:table-cell>
          <table:table-cell office:value-type="float" office:value="0.831233" calcext:value-type="float">
            <text:p>0,831233</text:p>
          </table:table-cell>
          <table:table-cell office:value-type="float" office:value="13898.8" calcext:value-type="float">
            <text:p>13898,8</text:p>
          </table:table-cell>
          <table:table-cell table:style-name="ce8" office:value-type="string" calcext:value-type="string">
            <text:p>||</text:p>
          </table:table-cell>
          <table:table-cell office:value-type="float" office:value="0.225" calcext:value-type="float">
            <text:p>0,225</text:p>
          </table:table-cell>
          <table:table-cell office:value-type="float" office:value="1" calcext:value-type="float">
            <text:p>1</text:p>
          </table:table-cell>
          <table:table-cell office:value-type="float" office:value="1.04827" calcext:value-type="float">
            <text:p>1,04827</text:p>
          </table:table-cell>
          <table:table-cell office:value-type="float" office:value="16778.8" calcext:value-type="float">
            <text:p>16778,8</text:p>
          </table:table-cell>
          <table:table-cell table:style-name="ce13"/>
          <table:table-cell table:formula="of:=[.E11]/[.$E$2]" office:value-type="float" office:value="0.678917545916374" calcext:value-type="float">
            <text:p>0,678917545916374</text:p>
          </table:table-cell>
          <table:table-cell table:formula="of:=[.J11]/[.$J$2]" office:value-type="float" office:value="0.819597499023056" calcext:value-type="float">
            <text:p>0,819597499023056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0.814053" calcext:value-type="float">
            <text:p>0,814053</text:p>
          </table:table-cell>
          <table:table-cell office:value-type="float" office:value="13286.9" calcext:value-type="float">
            <text:p>13286,9</text:p>
          </table:table-cell>
          <table:table-cell table:style-name="ce8" office:value-type="string" calcext:value-type="string">
            <text:p>||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1.03345" calcext:value-type="float">
            <text:p>1,03345</text:p>
          </table:table-cell>
          <table:table-cell office:value-type="float" office:value="16377.7" calcext:value-type="float">
            <text:p>16377,7</text:p>
          </table:table-cell>
          <table:table-cell table:style-name="ce13"/>
          <table:table-cell table:formula="of:=[.E12]/[.$E$2]" office:value-type="float" office:value="0.649027940601798" calcext:value-type="float">
            <text:p>0,649027940601798</text:p>
          </table:table-cell>
          <table:table-cell table:formula="of:=[.J12]/[.$J$2]" office:value-type="float" office:value="0.800004884720594" calcext:value-type="float">
            <text:p>0,800004884720594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0.275" calcext:value-type="float">
            <text:p>0,275</text:p>
          </table:table-cell>
          <table:table-cell office:value-type="float" office:value="1" calcext:value-type="float">
            <text:p>1</text:p>
          </table:table-cell>
          <table:table-cell office:value-type="float" office:value="0.773813" calcext:value-type="float">
            <text:p>0,773813</text:p>
          </table:table-cell>
          <table:table-cell office:value-type="float" office:value="12736.5" calcext:value-type="float">
            <text:p>12736,5</text:p>
          </table:table-cell>
          <table:table-cell table:style-name="ce8" office:value-type="string" calcext:value-type="string">
            <text:p>||</text:p>
          </table:table-cell>
          <table:table-cell office:value-type="float" office:value="0.275" calcext:value-type="float">
            <text:p>0,275</text:p>
          </table:table-cell>
          <table:table-cell office:value-type="float" office:value="1" calcext:value-type="float">
            <text:p>1</text:p>
          </table:table-cell>
          <table:table-cell office:value-type="float" office:value="1.01643" calcext:value-type="float">
            <text:p>1,01643</text:p>
          </table:table-cell>
          <table:table-cell office:value-type="float" office:value="15960.8" calcext:value-type="float">
            <text:p>15960,8</text:p>
          </table:table-cell>
          <table:table-cell table:style-name="ce13"/>
          <table:table-cell table:formula="of:=[.E13]/[.$E$2]" office:value-type="float" office:value="0.62214243845252" calcext:value-type="float">
            <text:p>0,62214243845252</text:p>
          </table:table-cell>
          <table:table-cell table:formula="of:=[.J13]/[.$J$2]" office:value-type="float" office:value="0.779640484564283" calcext:value-type="float">
            <text:p>0,779640484564283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8033" calcext:value-type="float">
            <text:p>0,8033</text:p>
          </table:table-cell>
          <table:table-cell office:value-type="float" office:value="12052.6" calcext:value-type="float">
            <text:p>12052,6</text:p>
          </table:table-cell>
          <table:table-cell table:style-name="ce8" office:value-type="string" calcext:value-type="string">
            <text:p>||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1.13039" calcext:value-type="float">
            <text:p>1,13039</text:p>
          </table:table-cell>
          <table:table-cell office:value-type="float" office:value="15557" calcext:value-type="float">
            <text:p>15557</text:p>
          </table:table-cell>
          <table:table-cell table:style-name="ce13"/>
          <table:table-cell table:formula="of:=[.E14]/[.$E$2]" office:value-type="float" office:value="0.588735834310277" calcext:value-type="float">
            <text:p>0,588735834310277</text:p>
          </table:table-cell>
          <table:table-cell table:formula="of:=[.J14]/[.$J$2]" office:value-type="float" office:value="0.759915982805784" calcext:value-type="float">
            <text:p>0,759915982805784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float" office:value="0.325" calcext:value-type="float">
            <text:p>0,325</text:p>
          </table:table-cell>
          <table:table-cell office:value-type="float" office:value="1" calcext:value-type="float">
            <text:p>1</text:p>
          </table:table-cell>
          <table:table-cell office:value-type="float" office:value="0.799373" calcext:value-type="float">
            <text:p>0,799373</text:p>
          </table:table-cell>
          <table:table-cell office:value-type="float" office:value="11566.1" calcext:value-type="float">
            <text:p>11566,1</text:p>
          </table:table-cell>
          <table:table-cell table:style-name="ce8" office:value-type="string" calcext:value-type="string">
            <text:p>||</text:p>
          </table:table-cell>
          <table:table-cell office:value-type="float" office:value="0.325" calcext:value-type="float">
            <text:p>0,325</text:p>
          </table:table-cell>
          <table:table-cell office:value-type="float" office:value="1" calcext:value-type="float">
            <text:p>1</text:p>
          </table:table-cell>
          <table:table-cell office:value-type="float" office:value="1.18817" calcext:value-type="float">
            <text:p>1,18817</text:p>
          </table:table-cell>
          <table:table-cell office:value-type="float" office:value="15158.1" calcext:value-type="float">
            <text:p>15158,1</text:p>
          </table:table-cell>
          <table:table-cell table:style-name="ce13"/>
          <table:table-cell table:formula="of:=[.E15]/[.$E$2]" office:value-type="float" office:value="0.564971668620555" calcext:value-type="float">
            <text:p>0,564971668620555</text:p>
          </table:table-cell>
          <table:table-cell table:formula="of:=[.J15]/[.$J$2]" office:value-type="float" office:value="0.740430832356389" calcext:value-type="float">
            <text:p>0,740430832356389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float" office:value="0.35" calcext:value-type="float">
            <text:p>0,35</text:p>
          </table:table-cell>
          <table:table-cell office:value-type="float" office:value="1" calcext:value-type="float">
            <text:p>1</text:p>
          </table:table-cell>
          <table:table-cell office:value-type="float" office:value="0.723493" calcext:value-type="float">
            <text:p>0,723493</text:p>
          </table:table-cell>
          <table:table-cell office:value-type="float" office:value="11010.9" calcext:value-type="float">
            <text:p>11010,9</text:p>
          </table:table-cell>
          <table:table-cell table:style-name="ce8" office:value-type="string" calcext:value-type="string">
            <text:p>||</text:p>
          </table:table-cell>
          <table:table-cell office:value-type="float" office:value="0.35" calcext:value-type="float">
            <text:p>0,35</text:p>
          </table:table-cell>
          <table:table-cell office:value-type="float" office:value="1" calcext:value-type="float">
            <text:p>1</text:p>
          </table:table-cell>
          <table:table-cell office:value-type="float" office:value="1.02201" calcext:value-type="float">
            <text:p>1,02201</text:p>
          </table:table-cell>
          <table:table-cell office:value-type="float" office:value="14727.3" calcext:value-type="float">
            <text:p>14727,3</text:p>
          </table:table-cell>
          <table:table-cell table:style-name="ce13"/>
          <table:table-cell table:formula="of:=[.E16]/[.$E$2]" office:value-type="float" office:value="0.537851699882767" calcext:value-type="float">
            <text:p>0,537851699882767</text:p>
          </table:table-cell>
          <table:table-cell table:formula="of:=[.J16]/[.$J$2]" office:value-type="float" office:value="0.719387456037515" calcext:value-type="float">
            <text:p>0,719387456037515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float" office:value="0.375" calcext:value-type="float">
            <text:p>0,375</text:p>
          </table:table-cell>
          <table:table-cell office:value-type="float" office:value="1" calcext:value-type="float">
            <text:p>1</text:p>
          </table:table-cell>
          <table:table-cell office:value-type="float" office:value="0.663547" calcext:value-type="float">
            <text:p>0,663547</text:p>
          </table:table-cell>
          <table:table-cell office:value-type="float" office:value="10500" calcext:value-type="float">
            <text:p>10500</text:p>
          </table:table-cell>
          <table:table-cell table:style-name="ce8" office:value-type="string" calcext:value-type="string">
            <text:p>||</text:p>
          </table:table-cell>
          <table:table-cell office:value-type="float" office:value="0.375" calcext:value-type="float">
            <text:p>0,375</text:p>
          </table:table-cell>
          <table:table-cell office:value-type="float" office:value="1" calcext:value-type="float">
            <text:p>1</text:p>
          </table:table-cell>
          <table:table-cell office:value-type="float" office:value="0.965367" calcext:value-type="float">
            <text:p>0,965367</text:p>
          </table:table-cell>
          <table:table-cell office:value-type="float" office:value="14331.8" calcext:value-type="float">
            <text:p>14331,8</text:p>
          </table:table-cell>
          <table:table-cell table:style-name="ce13"/>
          <table:table-cell table:formula="of:=[.E17]/[.$E$2]" office:value-type="float" office:value="0.512895662368113" calcext:value-type="float">
            <text:p>0,512895662368113</text:p>
          </table:table-cell>
          <table:table-cell table:formula="of:=[.J17]/[.$J$2]" office:value-type="float" office:value="0.700068386088316" calcext:value-type="float">
            <text:p>0,700068386088316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624113" calcext:value-type="float">
            <text:p>0,624113</text:p>
          </table:table-cell>
          <table:table-cell office:value-type="float" office:value="9977.99" calcext:value-type="float">
            <text:p>9977,99</text:p>
          </table:table-cell>
          <table:table-cell table:style-name="ce8" office:value-type="string" calcext:value-type="string">
            <text:p>||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94324" calcext:value-type="float">
            <text:p>0,94324</text:p>
          </table:table-cell>
          <table:table-cell office:value-type="float" office:value="13921.9" calcext:value-type="float">
            <text:p>13921,9</text:p>
          </table:table-cell>
          <table:table-cell table:style-name="ce13"/>
          <table:table-cell table:formula="of:=[.E18]/[.$E$2]" office:value-type="float" office:value="0.487396932395467" calcext:value-type="float">
            <text:p>0,487396932395467</text:p>
          </table:table-cell>
          <table:table-cell table:formula="of:=[.J18]/[.$J$2]" office:value-type="float" office:value="0.680045916373583" calcext:value-type="float">
            <text:p>0,680045916373583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7" office:value-type="float" office:value="0.425" calcext:value-type="float">
            <text:p>0,42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79413" calcext:value-type="float">
            <text:p>0,579413</text:p>
          </table:table-cell>
          <table:table-cell office:value-type="float" office:value="9518.95" calcext:value-type="float">
            <text:p>9518,95</text:p>
          </table:table-cell>
          <table:table-cell table:style-name="ce8" office:value-type="string" calcext:value-type="string">
            <text:p>||</text:p>
          </table:table-cell>
          <table:table-cell office:value-type="float" office:value="0.425" calcext:value-type="float">
            <text:p>0,425</text:p>
          </table:table-cell>
          <table:table-cell office:value-type="float" office:value="1" calcext:value-type="float">
            <text:p>1</text:p>
          </table:table-cell>
          <table:table-cell office:value-type="float" office:value="0.88392" calcext:value-type="float">
            <text:p>0,88392</text:p>
          </table:table-cell>
          <table:table-cell office:value-type="float" office:value="13511.7" calcext:value-type="float">
            <text:p>13511,7</text:p>
          </table:table-cell>
          <table:table-cell table:style-name="ce13"/>
          <table:table-cell table:formula="of:=[.E19]/[.$E$2]" office:value-type="float" office:value="0.464974110980852" calcext:value-type="float">
            <text:p>0,464974110980852</text:p>
          </table:table-cell>
          <table:table-cell table:formula="of:=[.J19]/[.$J$2]" office:value-type="float" office:value="0.660008792497069" calcext:value-type="float">
            <text:p>0,660008792497069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7" office:value-type="float" office:value="0.45" calcext:value-type="float">
            <text:p>0,4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39173" calcext:value-type="float">
            <text:p>0,539173</text:p>
          </table:table-cell>
          <table:table-cell office:value-type="float" office:value="9057.41" calcext:value-type="float">
            <text:p>9057,41</text:p>
          </table:table-cell>
          <table:table-cell table:style-name="ce8" office:value-type="string" calcext:value-type="string">
            <text:p>||</text:p>
          </table:table-cell>
          <table:table-cell office:value-type="float" office:value="0.45" calcext:value-type="float">
            <text:p>0,45</text:p>
          </table:table-cell>
          <table:table-cell office:value-type="float" office:value="1" calcext:value-type="float">
            <text:p>1</text:p>
          </table:table-cell>
          <table:table-cell office:value-type="float" office:value="0.854567" calcext:value-type="float">
            <text:p>0,854567</text:p>
          </table:table-cell>
          <table:table-cell office:value-type="float" office:value="13102.1" calcext:value-type="float">
            <text:p>13102,1</text:p>
          </table:table-cell>
          <table:table-cell table:style-name="ce13"/>
          <table:table-cell table:formula="of:=[.E20]/[.$E$2]" office:value-type="float" office:value="0.442429171551387" calcext:value-type="float">
            <text:p>0,442429171551387</text:p>
          </table:table-cell>
          <table:table-cell table:formula="of:=[.J20]/[.$J$2]" office:value-type="float" office:value="0.640000976944119" calcext:value-type="float">
            <text:p>0,640000976944119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7" office:value-type="float" office:value="0.475" calcext:value-type="float">
            <text:p>0,47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07473" calcext:value-type="float">
            <text:p>0,507473</text:p>
          </table:table-cell>
          <table:table-cell office:value-type="float" office:value="8607.27" calcext:value-type="float">
            <text:p>8607,27</text:p>
          </table:table-cell>
          <table:table-cell table:style-name="ce8" office:value-type="string" calcext:value-type="string">
            <text:p>||</text:p>
          </table:table-cell>
          <table:table-cell office:value-type="float" office:value="0.475" calcext:value-type="float">
            <text:p>0,475</text:p>
          </table:table-cell>
          <table:table-cell office:value-type="float" office:value="1" calcext:value-type="float">
            <text:p>1</text:p>
          </table:table-cell>
          <table:table-cell office:value-type="float" office:value="0.827653" calcext:value-type="float">
            <text:p>0,827653</text:p>
          </table:table-cell>
          <table:table-cell office:value-type="float" office:value="12697.7" calcext:value-type="float">
            <text:p>12697,7</text:p>
          </table:table-cell>
          <table:table-cell table:style-name="ce13"/>
          <table:table-cell table:formula="of:=[.E21]/[.$E$2]" office:value-type="float" office:value="0.420441090269637" calcext:value-type="float">
            <text:p>0,420441090269637</text:p>
          </table:table-cell>
          <table:table-cell table:formula="of:=[.J21]/[.$J$2]" office:value-type="float" office:value="0.620247166862055" calcext:value-type="float">
            <text:p>0,620247166862055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7" office:value-type="float" office:value="0.5" calcext:value-type="float">
            <text:p>0,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471473" calcext:value-type="float">
            <text:p>0,471473</text:p>
          </table:table-cell>
          <table:table-cell office:value-type="float" office:value="8208.11" calcext:value-type="float">
            <text:p>8208,11</text:p>
          </table:table-cell>
          <table:table-cell table:style-name="ce8" office:value-type="string" calcext:value-type="string">
            <text:p>||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794427" calcext:value-type="float">
            <text:p>0,794427</text:p>
          </table:table-cell>
          <table:table-cell office:value-type="float" office:value="12276.1" calcext:value-type="float">
            <text:p>12276,1</text:p>
          </table:table-cell>
          <table:table-cell table:style-name="ce13"/>
          <table:table-cell table:formula="of:=[.E22]/[.$E$2]" office:value-type="float" office:value="0.400943239546698" calcext:value-type="float">
            <text:p>0,400943239546698</text:p>
          </table:table-cell>
          <table:table-cell table:formula="of:=[.J22]/[.$J$2]" office:value-type="float" office:value="0.599653184837827" calcext:value-type="float">
            <text:p>0,599653184837827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7" office:value-type="float" office:value="0.525" calcext:value-type="float">
            <text:p>0,52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43212" calcext:value-type="float">
            <text:p>0,43212</text:p>
          </table:table-cell>
          <table:table-cell office:value-type="float" office:value="7822.96" calcext:value-type="float">
            <text:p>7822,96</text:p>
          </table:table-cell>
          <table:table-cell table:style-name="ce8" office:value-type="string" calcext:value-type="string">
            <text:p>||</text:p>
          </table:table-cell>
          <table:table-cell office:value-type="float" office:value="0.525" calcext:value-type="float">
            <text:p>0,525</text:p>
          </table:table-cell>
          <table:table-cell office:value-type="float" office:value="1" calcext:value-type="float">
            <text:p>1</text:p>
          </table:table-cell>
          <table:table-cell office:value-type="float" office:value="0.76286" calcext:value-type="float">
            <text:p>0,76286</text:p>
          </table:table-cell>
          <table:table-cell office:value-type="float" office:value="11885.7" calcext:value-type="float">
            <text:p>11885,7</text:p>
          </table:table-cell>
          <table:table-cell table:style-name="ce13"/>
          <table:table-cell table:formula="of:=[.E23]/[.$E$2]" office:value-type="float" office:value="0.382129738178976" calcext:value-type="float">
            <text:p>0,382129738178976</text:p>
          </table:table-cell>
          <table:table-cell table:formula="of:=[.J23]/[.$J$2]" office:value-type="float" office:value="0.580583235638921" calcext:value-type="float">
            <text:p>0,580583235638921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7" office:value-type="float" office:value="0.55" calcext:value-type="float">
            <text:p>0,5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395373" calcext:value-type="float">
            <text:p>0,395373</text:p>
          </table:table-cell>
          <table:table-cell office:value-type="float" office:value="7415.71" calcext:value-type="float">
            <text:p>7415,71</text:p>
          </table:table-cell>
          <table:table-cell table:style-name="ce8" office:value-type="string" calcext:value-type="string">
            <text:p>||</text:p>
          </table:table-cell>
          <table:table-cell office:value-type="float" office:value="0.55" calcext:value-type="float">
            <text:p>0,55</text:p>
          </table:table-cell>
          <table:table-cell office:value-type="float" office:value="1" calcext:value-type="float">
            <text:p>1</text:p>
          </table:table-cell>
          <table:table-cell office:value-type="float" office:value="0.725133" calcext:value-type="float">
            <text:p>0,725133</text:p>
          </table:table-cell>
          <table:table-cell office:value-type="float" office:value="11450.7" calcext:value-type="float">
            <text:p>11450,7</text:p>
          </table:table-cell>
          <table:table-cell table:style-name="ce13"/>
          <table:table-cell table:formula="of:=[.E24]/[.$E$2]" office:value-type="float" office:value="0.362236713559984" calcext:value-type="float">
            <text:p>0,362236713559984</text:p>
          </table:table-cell>
          <table:table-cell table:formula="of:=[.J24]/[.$J$2]" office:value-type="float" office:value="0.5593347010551" calcext:value-type="float">
            <text:p>0,5593347010551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7" office:value-type="float" office:value="0.575" calcext:value-type="float">
            <text:p>0,57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36458" calcext:value-type="float">
            <text:p>0,36458</text:p>
          </table:table-cell>
          <table:table-cell office:value-type="float" office:value="7038.59" calcext:value-type="float">
            <text:p>7038,59</text:p>
          </table:table-cell>
          <table:table-cell table:style-name="ce8" office:value-type="string" calcext:value-type="string">
            <text:p>||</text:p>
          </table:table-cell>
          <table:table-cell office:value-type="float" office:value="0.575" calcext:value-type="float">
            <text:p>0,575</text:p>
          </table:table-cell>
          <table:table-cell office:value-type="float" office:value="1" calcext:value-type="float">
            <text:p>1</text:p>
          </table:table-cell>
          <table:table-cell office:value-type="float" office:value="0.727807" calcext:value-type="float">
            <text:p>0,727807</text:p>
          </table:table-cell>
          <table:table-cell office:value-type="float" office:value="11068.9" calcext:value-type="float">
            <text:p>11068,9</text:p>
          </table:table-cell>
          <table:table-cell table:style-name="ce13"/>
          <table:table-cell table:formula="of:=[.E25]/[.$E$2]" office:value-type="float" office:value="0.343815455255959" calcext:value-type="float">
            <text:p>0,343815455255959</text:p>
          </table:table-cell>
          <table:table-cell table:formula="of:=[.J25]/[.$J$2]" office:value-type="float" office:value="0.540684837827276" calcext:value-type="float">
            <text:p>0,540684837827276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7" office:value-type="float" office:value="0.6" calcext:value-type="float">
            <text:p>0,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325293" calcext:value-type="float">
            <text:p>0,325293</text:p>
          </table:table-cell>
          <table:table-cell office:value-type="float" office:value="6715.72" calcext:value-type="float">
            <text:p>6715,72</text:p>
          </table:table-cell>
          <table:table-cell table:style-name="ce8" office:value-type="string" calcext:value-type="string">
            <text:p>||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702207" calcext:value-type="float">
            <text:p>0,702207</text:p>
          </table:table-cell>
          <table:table-cell office:value-type="float" office:value="10645.3" calcext:value-type="float">
            <text:p>10645,3</text:p>
          </table:table-cell>
          <table:table-cell table:style-name="ce13"/>
          <table:table-cell table:formula="of:=[.E26]/[.$E$2]" office:value-type="float" office:value="0.32804415787417" calcext:value-type="float">
            <text:p>0,32804415787417</text:p>
          </table:table-cell>
          <table:table-cell table:formula="of:=[.J26]/[.$J$2]" office:value-type="float" office:value="0.519993161391168" calcext:value-type="float">
            <text:p>0,519993161391168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7" office:value-type="float" office:value="0.625" calcext:value-type="float">
            <text:p>0,62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300107" calcext:value-type="float">
            <text:p>0,300107</text:p>
          </table:table-cell>
          <table:table-cell office:value-type="float" office:value="6396.37" calcext:value-type="float">
            <text:p>6396,37</text:p>
          </table:table-cell>
          <table:table-cell table:style-name="ce8" office:value-type="string" calcext:value-type="string">
            <text:p>||</text:p>
          </table:table-cell>
          <table:table-cell office:value-type="float" office:value="0.625" calcext:value-type="float">
            <text:p>0,625</text:p>
          </table:table-cell>
          <table:table-cell office:value-type="float" office:value="1" calcext:value-type="float">
            <text:p>1</text:p>
          </table:table-cell>
          <table:table-cell office:value-type="float" office:value="0.664647" calcext:value-type="float">
            <text:p>0,664647</text:p>
          </table:table-cell>
          <table:table-cell office:value-type="float" office:value="10234.7" calcext:value-type="float">
            <text:p>10234,7</text:p>
          </table:table-cell>
          <table:table-cell table:style-name="ce13"/>
          <table:table-cell table:formula="of:=[.E27]/[.$E$2]" office:value-type="float" office:value="0.312444802657288" calcext:value-type="float">
            <text:p>0,312444802657288</text:p>
          </table:table-cell>
          <table:table-cell table:formula="of:=[.J27]/[.$J$2]" office:value-type="float" office:value="0.499936498632278" calcext:value-type="float">
            <text:p>0,499936498632278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7" office:value-type="float" office:value="0.65" calcext:value-type="float">
            <text:p>0,6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268207" calcext:value-type="float">
            <text:p>0,268207</text:p>
          </table:table-cell>
          <table:table-cell office:value-type="float" office:value="6106.08" calcext:value-type="float">
            <text:p>6106,08</text:p>
          </table:table-cell>
          <table:table-cell table:style-name="ce8" office:value-type="string" calcext:value-type="string">
            <text:p>||</text:p>
          </table:table-cell>
          <table:table-cell office:value-type="float" office:value="0.65" calcext:value-type="float">
            <text:p>0,65</text:p>
          </table:table-cell>
          <table:table-cell office:value-type="float" office:value="1" calcext:value-type="float">
            <text:p>1</text:p>
          </table:table-cell>
          <table:table-cell office:value-type="float" office:value="0.628293" calcext:value-type="float">
            <text:p>0,628293</text:p>
          </table:table-cell>
          <table:table-cell office:value-type="float" office:value="9814.84" calcext:value-type="float">
            <text:p>9814,84</text:p>
          </table:table-cell>
          <table:table-cell table:style-name="ce13"/>
          <table:table-cell table:formula="of:=[.E28]/[.$E$2]" office:value-type="float" office:value="0.298264947245018" calcext:value-type="float">
            <text:p>0,298264947245018</text:p>
          </table:table-cell>
          <table:table-cell table:formula="of:=[.J28]/[.$J$2]" office:value-type="float" office:value="0.479427510746385" calcext:value-type="float">
            <text:p>0,479427510746385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7" office:value-type="float" office:value="0.675" calcext:value-type="float">
            <text:p>0,67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235033" calcext:value-type="float">
            <text:p>0,235033</text:p>
          </table:table-cell>
          <table:table-cell office:value-type="float" office:value="5828.89" calcext:value-type="float">
            <text:p>5828,89</text:p>
          </table:table-cell>
          <table:table-cell table:style-name="ce8" office:value-type="string" calcext:value-type="string">
            <text:p>||</text:p>
          </table:table-cell>
          <table:table-cell office:value-type="float" office:value="0.675" calcext:value-type="float">
            <text:p>0,675</text:p>
          </table:table-cell>
          <table:table-cell office:value-type="float" office:value="1" calcext:value-type="float">
            <text:p>1</text:p>
          </table:table-cell>
          <table:table-cell office:value-type="float" office:value="0.573413" calcext:value-type="float">
            <text:p>0,573413</text:p>
          </table:table-cell>
          <table:table-cell office:value-type="float" office:value="9422.01" calcext:value-type="float">
            <text:p>9422,01</text:p>
          </table:table-cell>
          <table:table-cell table:style-name="ce13"/>
          <table:table-cell table:formula="of:=[.E29]/[.$E$2]" office:value-type="float" office:value="0.284724990230559" calcext:value-type="float">
            <text:p>0,284724990230559</text:p>
          </table:table-cell>
          <table:table-cell table:formula="of:=[.J29]/[.$J$2]" office:value-type="float" office:value="0.460238862837046" calcext:value-type="float">
            <text:p>0,460238862837046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7" office:value-type="float" office:value="0.7" calcext:value-type="float">
            <text:p>0,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21918" calcext:value-type="float">
            <text:p>0,21918</text:p>
          </table:table-cell>
          <table:table-cell office:value-type="float" office:value="5571.41" calcext:value-type="float">
            <text:p>5571,41</text:p>
          </table:table-cell>
          <table:table-cell table:style-name="ce8" office:value-type="string" calcext:value-type="string">
            <text:p>||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.55484" calcext:value-type="float">
            <text:p>0,55484</text:p>
          </table:table-cell>
          <table:table-cell office:value-type="float" office:value="9016.41" calcext:value-type="float">
            <text:p>9016,41</text:p>
          </table:table-cell>
          <table:table-cell table:style-name="ce13"/>
          <table:table-cell table:formula="of:=[.E30]/[.$E$2]" office:value-type="float" office:value="0.272147811645174" calcext:value-type="float">
            <text:p>0,272147811645174</text:p>
          </table:table-cell>
          <table:table-cell table:formula="of:=[.J30]/[.$J$2]" office:value-type="float" office:value="0.440426436107855" calcext:value-type="float">
            <text:p>0,440426436107855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7" office:value-type="float" office:value="0.725" calcext:value-type="float">
            <text:p>0,72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91687" calcext:value-type="float">
            <text:p>0,191687</text:p>
          </table:table-cell>
          <table:table-cell office:value-type="float" office:value="5327.77" calcext:value-type="float">
            <text:p>5327,77</text:p>
          </table:table-cell>
          <table:table-cell table:style-name="ce8" office:value-type="string" calcext:value-type="string">
            <text:p>||</text:p>
          </table:table-cell>
          <table:table-cell office:value-type="float" office:value="0.725" calcext:value-type="float">
            <text:p>0,725</text:p>
          </table:table-cell>
          <table:table-cell office:value-type="float" office:value="1" calcext:value-type="float">
            <text:p>1</text:p>
          </table:table-cell>
          <table:table-cell office:value-type="float" office:value="0.513213" calcext:value-type="float">
            <text:p>0,513213</text:p>
          </table:table-cell>
          <table:table-cell office:value-type="float" office:value="8595.97" calcext:value-type="float">
            <text:p>8595,97</text:p>
          </table:table-cell>
          <table:table-cell table:style-name="ce13"/>
          <table:table-cell table:formula="of:=[.E31]/[.$E$2]" office:value-type="float" office:value="0.260246678389996" calcext:value-type="float">
            <text:p>0,260246678389996</text:p>
          </table:table-cell>
          <table:table-cell table:formula="of:=[.J31]/[.$J$2]" office:value-type="float" office:value="0.419889116842517" calcext:value-type="float">
            <text:p>0,419889116842517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7" office:value-type="float" office:value="0.75" calcext:value-type="float">
            <text:p>0,75</text:p>
          </table:table-cell>
          <table:table-cell table:style-name="ce7" office:value-type="float" office:value="0.973333" calcext:value-type="float">
            <text:p>0,973333</text:p>
          </table:table-cell>
          <table:table-cell table:style-name="ce7" office:value-type="float" office:value="0.176647" calcext:value-type="float">
            <text:p>0,176647</text:p>
          </table:table-cell>
          <table:table-cell office:value-type="float" office:value="5137.96" calcext:value-type="float">
            <text:p>5137,96</text:p>
          </table:table-cell>
          <table:table-cell table:style-name="ce8" office:value-type="string" calcext:value-type="string">
            <text:p>||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485633" calcext:value-type="float">
            <text:p>0,485633</text:p>
          </table:table-cell>
          <table:table-cell office:value-type="float" office:value="8181.32" calcext:value-type="float">
            <text:p>8181,32</text:p>
          </table:table-cell>
          <table:table-cell table:style-name="ce13"/>
          <table:table-cell table:formula="of:=[.E32]/[.$E$2]" office:value-type="float" office:value="0.250974990230559" calcext:value-type="float">
            <text:p>0,250974990230559</text:p>
          </table:table-cell>
          <table:table-cell table:formula="of:=[.J32]/[.$J$2]" office:value-type="float" office:value="0.39963462289957" calcext:value-type="float">
            <text:p>0,39963462289957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office:value-type="float" office:value="0.775" calcext:value-type="float">
            <text:p>0,775</text:p>
          </table:table-cell>
          <table:table-cell office:value-type="float" office:value="0.886667" calcext:value-type="float">
            <text:p>0,886667</text:p>
          </table:table-cell>
          <table:table-cell office:value-type="float" office:value="0.162747" calcext:value-type="float">
            <text:p>0,162747</text:p>
          </table:table-cell>
          <table:table-cell office:value-type="float" office:value="4913.44" calcext:value-type="float">
            <text:p>4913,44</text:p>
          </table:table-cell>
          <table:table-cell table:style-name="ce8" office:value-type="string" calcext:value-type="string">
            <text:p>||</text:p>
          </table:table-cell>
          <table:table-cell office:value-type="float" office:value="0.775" calcext:value-type="float">
            <text:p>0,77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47844" calcext:value-type="float">
            <text:p>0,47844</text:p>
          </table:table-cell>
          <table:table-cell office:value-type="float" office:value="7790.48" calcext:value-type="float">
            <text:p>7790,48</text:p>
          </table:table-cell>
          <table:table-cell table:style-name="ce13"/>
          <table:table-cell table:formula="of:=[.E33]/[.$E$2]" office:value-type="float" office:value="0.24000781555295" calcext:value-type="float">
            <text:p>0,24000781555295</text:p>
          </table:table-cell>
          <table:table-cell table:formula="of:=[.J33]/[.$J$2]" office:value-type="float" office:value="0.380543180930051" calcext:value-type="float">
            <text:p>0,380543180930051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office:value-type="float" office:value="0.8" calcext:value-type="float">
            <text:p>0,8</text:p>
          </table:table-cell>
          <table:table-cell table:style-name="ce7" office:value-type="float" office:value="0.786667" calcext:value-type="float">
            <text:p>0,786667</text:p>
          </table:table-cell>
          <table:table-cell office:value-type="float" office:value="0.16162" calcext:value-type="float">
            <text:p>0,16162</text:p>
          </table:table-cell>
          <table:table-cell office:value-type="float" office:value="4748.16" calcext:value-type="float">
            <text:p>4748,16</text:p>
          </table:table-cell>
          <table:table-cell table:style-name="ce8" office:value-type="string" calcext:value-type="string">
            <text:p>||</text:p>
          </table:table-cell>
          <table:table-cell office:value-type="float" office:value="0.8" calcext:value-type="float">
            <text:p>0,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09793" calcext:value-type="float">
            <text:p>0,509793</text:p>
          </table:table-cell>
          <table:table-cell office:value-type="float" office:value="7363.39" calcext:value-type="float">
            <text:p>7363,39</text:p>
          </table:table-cell>
          <table:table-cell table:style-name="ce13"/>
          <table:table-cell table:formula="of:=[.E34]/[.$E$2]" office:value-type="float" office:value="0.231934349355217" calcext:value-type="float">
            <text:p>0,231934349355217</text:p>
          </table:table-cell>
          <table:table-cell table:formula="of:=[.J34]/[.$J$2]" office:value-type="float" office:value="0.359681027745213" calcext:value-type="float">
            <text:p>0,359681027745213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office:value-type="float" office:value="0.825" calcext:value-type="float">
            <text:p>0,825</text:p>
          </table:table-cell>
          <table:table-cell table:style-name="ce7" office:value-type="float" office:value="0.64" calcext:value-type="float">
            <text:p>0,64</text:p>
          </table:table-cell>
          <table:table-cell office:value-type="float" office:value="0.119933" calcext:value-type="float">
            <text:p>0,119933</text:p>
          </table:table-cell>
          <table:table-cell office:value-type="float" office:value="4600.65" calcext:value-type="float">
            <text:p>4600,65</text:p>
          </table:table-cell>
          <table:table-cell table:style-name="ce8" office:value-type="string" calcext:value-type="string">
            <text:p>||</text:p>
          </table:table-cell>
          <table:table-cell office:value-type="float" office:value="0.825" calcext:value-type="float">
            <text:p>0,825</text:p>
          </table:table-cell>
          <table:table-cell table:style-name="ce7" office:value-type="float" office:value="0.973333" calcext:value-type="float">
            <text:p>0,973333</text:p>
          </table:table-cell>
          <table:table-cell table:style-name="ce7" office:value-type="float" office:value="0.374" calcext:value-type="float">
            <text:p>0,374</text:p>
          </table:table-cell>
          <table:table-cell office:value-type="float" office:value="6952.79" calcext:value-type="float">
            <text:p>6952,79</text:p>
          </table:table-cell>
          <table:table-cell table:style-name="ce13"/>
          <table:table-cell table:formula="of:=[.E35]/[.$E$2]" office:value-type="float" office:value="0.224728898007034" calcext:value-type="float">
            <text:p>0,224728898007034</text:p>
          </table:table-cell>
          <table:table-cell table:formula="of:=[.J35]/[.$J$2]" office:value-type="float" office:value="0.339624364986323" calcext:value-type="float">
            <text:p>0,339624364986323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office:value-type="float" office:value="0.85" calcext:value-type="float">
            <text:p>0,85</text:p>
          </table:table-cell>
          <table:table-cell table:style-name="ce7" office:value-type="float" office:value="0.466667" calcext:value-type="float">
            <text:p>0,466667</text:p>
          </table:table-cell>
          <table:table-cell office:value-type="float" office:value="0.10424" calcext:value-type="float">
            <text:p>0,10424</text:p>
          </table:table-cell>
          <table:table-cell office:value-type="float" office:value="4462.03" calcext:value-type="float">
            <text:p>4462,0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85" calcext:value-type="float">
            <text:p>0,85</text:p>
          </table:table-cell>
          <table:table-cell table:style-name="ce7" office:value-type="float" office:value="0.766667" calcext:value-type="float">
            <text:p>0,766667</text:p>
          </table:table-cell>
          <table:table-cell table:style-name="ce7" office:value-type="float" office:value="0.36012" calcext:value-type="float">
            <text:p>0,36012</text:p>
          </table:table-cell>
          <table:table-cell office:value-type="float" office:value="6544.76" calcext:value-type="float">
            <text:p>6544,76</text:p>
          </table:table-cell>
          <table:table-cell table:style-name="ce13"/>
          <table:table-cell table:formula="of:=[.E36]/[.$E$2]" office:value-type="float" office:value="0.217957698319656" calcext:value-type="float">
            <text:p>0,217957698319656</text:p>
          </table:table-cell>
          <table:table-cell table:formula="of:=[.J36]/[.$J$2]" office:value-type="float" office:value="0.319693239546698" calcext:value-type="float">
            <text:p>0,319693239546698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float" office:value="0.875" calcext:value-type="float">
            <text:p>0,875</text:p>
          </table:table-cell>
          <table:table-cell table:style-name="ce7" office:value-type="float" office:value="0.246667" calcext:value-type="float">
            <text:p>0,246667</text:p>
          </table:table-cell>
          <table:table-cell office:value-type="float" office:value="0.0928067" calcext:value-type="float">
            <text:p>0,0928067</text:p>
          </table:table-cell>
          <table:table-cell office:value-type="float" office:value="4354.81" calcext:value-type="float">
            <text:p>4354,81</text:p>
          </table:table-cell>
          <table:table-cell table:style-name="ce8" office:value-type="string" calcext:value-type="string">
            <text:p>||</text:p>
          </table:table-cell>
          <table:table-cell office:value-type="float" office:value="0.875" calcext:value-type="float">
            <text:p>0,875</text:p>
          </table:table-cell>
          <table:table-cell table:style-name="ce7" office:value-type="float" office:value="0.46" calcext:value-type="float">
            <text:p>0,46</text:p>
          </table:table-cell>
          <table:table-cell table:style-name="ce7" office:value-type="float" office:value="0.350447" calcext:value-type="float">
            <text:p>0,350447</text:p>
          </table:table-cell>
          <table:table-cell office:value-type="float" office:value="6139.65" calcext:value-type="float">
            <text:p>6139,65</text:p>
          </table:table-cell>
          <table:table-cell table:style-name="ce13"/>
          <table:table-cell table:formula="of:=[.E37]/[.$E$2]" office:value-type="float" office:value="0.212720300898789" calcext:value-type="float">
            <text:p>0,212720300898789</text:p>
          </table:table-cell>
          <table:table-cell table:formula="of:=[.J37]/[.$J$2]" office:value-type="float" office:value="0.299904747948417" calcext:value-type="float">
            <text:p>0,299904747948417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office:value-type="float" office:value="0.9" calcext:value-type="float">
            <text:p>0,9</text:p>
          </table:table-cell>
          <table:table-cell table:style-name="ce7" office:value-type="float" office:value="0.12" calcext:value-type="float">
            <text:p>0,12</text:p>
          </table:table-cell>
          <table:table-cell office:value-type="float" office:value="0.0813267" calcext:value-type="float">
            <text:p>0,0813267</text:p>
          </table:table-cell>
          <table:table-cell office:value-type="float" office:value="4258.37" calcext:value-type="float">
            <text:p>4258,37</text:p>
          </table:table-cell>
          <table:table-cell table:style-name="ce8" office:value-type="string" calcext:value-type="string">
            <text:p>||</text:p>
          </table:table-cell>
          <table:table-cell office:value-type="float" office:value="0.9" calcext:value-type="float">
            <text:p>0,9</text:p>
          </table:table-cell>
          <table:table-cell table:style-name="ce7" office:value-type="float" office:value="0.226667" calcext:value-type="float">
            <text:p>0,226667</text:p>
          </table:table-cell>
          <table:table-cell table:style-name="ce7" office:value-type="float" office:value="0.315293" calcext:value-type="float">
            <text:p>0,315293</text:p>
          </table:table-cell>
          <table:table-cell office:value-type="float" office:value="5724.81" calcext:value-type="float">
            <text:p>5724,81</text:p>
          </table:table-cell>
          <table:table-cell table:style-name="ce13"/>
          <table:table-cell table:formula="of:=[.E38]/[.$E$2]" office:value-type="float" office:value="0.208009476357952" calcext:value-type="float">
            <text:p>0,208009476357952</text:p>
          </table:table-cell>
          <table:table-cell table:formula="of:=[.J38]/[.$J$2]" office:value-type="float" office:value="0.279640973036342" calcext:value-type="float">
            <text:p>0,279640973036342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office:value-type="float" office:value="0.925" calcext:value-type="float">
            <text:p>0,925</text:p>
          </table:table-cell>
          <table:table-cell table:style-name="ce7" office:value-type="float" office:value="0.0733333" calcext:value-type="float">
            <text:p>0,0733333</text:p>
          </table:table-cell>
          <table:table-cell office:value-type="float" office:value="0.0712133" calcext:value-type="float">
            <text:p>0,0712133</text:p>
          </table:table-cell>
          <table:table-cell office:value-type="float" office:value="4191.44" calcext:value-type="float">
            <text:p>4191,44</text:p>
          </table:table-cell>
          <table:table-cell table:style-name="ce8" office:value-type="string" calcext:value-type="string">
            <text:p>||</text:p>
          </table:table-cell>
          <table:table-cell office:value-type="float" office:value="0.925" calcext:value-type="float">
            <text:p>0,925</text:p>
          </table:table-cell>
          <table:table-cell table:style-name="ce7" office:value-type="float" office:value="0.133333" calcext:value-type="float">
            <text:p>0,133333</text:p>
          </table:table-cell>
          <table:table-cell table:style-name="ce7" office:value-type="float" office:value="0.277747" calcext:value-type="float">
            <text:p>0,277747</text:p>
          </table:table-cell>
          <table:table-cell office:value-type="float" office:value="5324.53" calcext:value-type="float">
            <text:p>5324,53</text:p>
          </table:table-cell>
          <table:table-cell table:style-name="ce13"/>
          <table:table-cell table:formula="of:=[.E39]/[.$E$2]" office:value-type="float" office:value="0.2047401328644" calcext:value-type="float">
            <text:p>0,2047401328644</text:p>
          </table:table-cell>
          <table:table-cell table:formula="of:=[.J39]/[.$J$2]" office:value-type="float" office:value="0.260088413442751" calcext:value-type="float">
            <text:p>0,260088413442751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office:value-type="float" office:value="0.95" calcext:value-type="float">
            <text:p>0,95</text:p>
          </table:table-cell>
          <table:table-cell table:style-name="ce7" office:value-type="float" office:value="0.00666667" calcext:value-type="float">
            <text:p>0,00666667</text:p>
          </table:table-cell>
          <table:table-cell office:value-type="float" office:value="0.06216" calcext:value-type="float">
            <text:p>0,06216</text:p>
          </table:table-cell>
          <table:table-cell office:value-type="float" office:value="4136.49" calcext:value-type="float">
            <text:p>4136,49</text:p>
          </table:table-cell>
          <table:table-cell table:style-name="ce8" office:value-type="string" calcext:value-type="string">
            <text:p>||</text:p>
          </table:table-cell>
          <table:table-cell office:value-type="float" office:value="0.95" calcext:value-type="float">
            <text:p>0,95</text:p>
          </table:table-cell>
          <table:table-cell table:style-name="ce7" office:value-type="float" office:value="0.0333333" calcext:value-type="float">
            <text:p>0,0333333</text:p>
          </table:table-cell>
          <table:table-cell table:style-name="ce7" office:value-type="float" office:value="0.218933" calcext:value-type="float">
            <text:p>0,218933</text:p>
          </table:table-cell>
          <table:table-cell office:value-type="float" office:value="4916.75" calcext:value-type="float">
            <text:p>4916,75</text:p>
          </table:table-cell>
          <table:table-cell table:style-name="ce13"/>
          <table:table-cell table:formula="of:=[.E40]/[.$E$2]" office:value-type="float" office:value="0.202055978898007" calcext:value-type="float">
            <text:p>0,202055978898007</text:p>
          </table:table-cell>
          <table:table-cell table:formula="of:=[.J40]/[.$J$2]" office:value-type="float" office:value="0.240169499804611" calcext:value-type="float">
            <text:p>0,240169499804611</text:p>
          </table:table-cell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float" office:value="0.975" calcext:value-type="float">
            <text:p>0,975</text:p>
          </table:table-cell>
          <table:table-cell table:style-name="ce3" office:value-type="float" office:value="0.0133333" calcext:value-type="float">
            <text:p>0,0133333</text:p>
          </table:table-cell>
          <table:table-cell table:style-name="ce3" office:value-type="float" office:value="0.0582333" calcext:value-type="float">
            <text:p>0,0582333</text:p>
          </table:table-cell>
          <table:table-cell table:style-name="ce3" office:value-type="float" office:value="4106.09" calcext:value-type="float">
            <text:p>4106,09</text:p>
          </table:table-cell>
          <table:table-cell table:style-name="ce10" office:value-type="string" calcext:value-type="string">
            <text:p>||</text:p>
          </table:table-cell>
          <table:table-cell table:style-name="ce3" office:value-type="float" office:value="0.975" calcext:value-type="float">
            <text:p>0,975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float" office:value="0.167947" calcext:value-type="float">
            <text:p>0,167947</text:p>
          </table:table-cell>
          <table:table-cell table:style-name="ce3" office:value-type="float" office:value="4505.4" calcext:value-type="float">
            <text:p>4505,4</text:p>
          </table:table-cell>
          <table:table-cell table:style-name="ce13"/>
          <table:table-cell table:formula="of:=[.E41]/[.$E$2]" office:value-type="float" office:value="0.200571023837436" calcext:value-type="float">
            <text:p>0,200571023837436</text:p>
          </table:table-cell>
          <table:table-cell table:formula="of:=[.J41]/[.$J$2]" office:value-type="float" office:value="0.220076201641266" calcext:value-type="float">
            <text:p>0,220076201641266</text:p>
          </table:table-cell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5596" calcext:value-type="float">
            <text:p>0,05596</text:p>
          </table:table-cell>
          <table:table-cell table:style-name="ce4" office:value-type="float" office:value="4096" calcext:value-type="float">
            <text:p>4096</text:p>
          </table:table-cell>
          <table:table-cell table:style-name="ce11" office:value-type="string" calcext:value-type="string">
            <text:p>||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94933" calcext:value-type="float">
            <text:p>0,194933</text:p>
          </table:table-cell>
          <table:table-cell table:style-name="ce4" office:value-type="float" office:value="4096" calcext:value-type="float">
            <text:p>4096</text:p>
          </table:table-cell>
          <table:table-cell table:style-name="ce14"/>
          <table:table-cell table:formula="of:=[.E42]/[.$E$2]" office:value-type="float" office:value="0.200078155529504" calcext:value-type="float">
            <text:p>0,200078155529504</text:p>
          </table:table-cell>
          <table:table-cell table:formula="of:=[.J42]/[.$J$2]" office:value-type="float" office:value="0.200078155529504" calcext:value-type="float">
            <text:p>0,200078155529504</text:p>
          </table:table-cell>
        </table:table-row>
        <table:table-row table:style-name="ro1">
          <table:table-cell table:number-columns-repeated="11"/>
          <table:table-cell table:formula="of:=[.E43]/[.$E$2]" office:value-type="float" office:value="0" calcext:value-type="float">
            <text:p>0</text:p>
          </table:table-cell>
          <table:table-cell table:formula="of:=[.J4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4]/[.$E$2]" office:value-type="float" office:value="0" calcext:value-type="float">
            <text:p>0</text:p>
          </table:table-cell>
          <table:table-cell table:formula="of:=[.J4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5]/[.$E$2]" office:value-type="float" office:value="0" calcext:value-type="float">
            <text:p>0</text:p>
          </table:table-cell>
          <table:table-cell table:formula="of:=[.J4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6]/[.$E$2]" office:value-type="float" office:value="0" calcext:value-type="float">
            <text:p>0</text:p>
          </table:table-cell>
          <table:table-cell table:formula="of:=[.J4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7]/[.$E$2]" office:value-type="float" office:value="0" calcext:value-type="float">
            <text:p>0</text:p>
          </table:table-cell>
          <table:table-cell table:formula="of:=[.J4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8]/[.$E$2]" office:value-type="float" office:value="0" calcext:value-type="float">
            <text:p>0</text:p>
          </table:table-cell>
          <table:table-cell table:formula="of:=[.J4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9]/[.$E$2]" office:value-type="float" office:value="0" calcext:value-type="float">
            <text:p>0</text:p>
          </table:table-cell>
          <table:table-cell table:formula="of:=[.J4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0]/[.$E$2]" office:value-type="float" office:value="0" calcext:value-type="float">
            <text:p>0</text:p>
          </table:table-cell>
          <table:table-cell table:formula="of:=[.J5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1]/[.$E$2]" office:value-type="float" office:value="0" calcext:value-type="float">
            <text:p>0</text:p>
          </table:table-cell>
          <table:table-cell table:formula="of:=[.J5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2]/[.$E$2]" office:value-type="float" office:value="0" calcext:value-type="float">
            <text:p>0</text:p>
          </table:table-cell>
          <table:table-cell table:formula="of:=[.J5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3]/[.$E$2]" office:value-type="float" office:value="0" calcext:value-type="float">
            <text:p>0</text:p>
          </table:table-cell>
          <table:table-cell table:formula="of:=[.J5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4]/[.$E$2]" office:value-type="float" office:value="0" calcext:value-type="float">
            <text:p>0</text:p>
          </table:table-cell>
          <table:table-cell table:formula="of:=[.J5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5]/[.$E$2]" office:value-type="float" office:value="0" calcext:value-type="float">
            <text:p>0</text:p>
          </table:table-cell>
          <table:table-cell table:formula="of:=[.J5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6]/[.$E$2]" office:value-type="float" office:value="0" calcext:value-type="float">
            <text:p>0</text:p>
          </table:table-cell>
          <table:table-cell table:formula="of:=[.J5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7]/[.$E$2]" office:value-type="float" office:value="0" calcext:value-type="float">
            <text:p>0</text:p>
          </table:table-cell>
          <table:table-cell table:formula="of:=[.J5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8]/[.$E$2]" office:value-type="float" office:value="0" calcext:value-type="float">
            <text:p>0</text:p>
          </table:table-cell>
          <table:table-cell table:formula="of:=[.J5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9]/[.$E$2]" office:value-type="float" office:value="0" calcext:value-type="float">
            <text:p>0</text:p>
          </table:table-cell>
          <table:table-cell table:formula="of:=[.J5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0]/[.$E$2]" office:value-type="float" office:value="0" calcext:value-type="float">
            <text:p>0</text:p>
          </table:table-cell>
          <table:table-cell table:formula="of:=[.J6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1]/[.$E$2]" office:value-type="float" office:value="0" calcext:value-type="float">
            <text:p>0</text:p>
          </table:table-cell>
          <table:table-cell table:formula="of:=[.J6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2]/[.$E$2]" office:value-type="float" office:value="0" calcext:value-type="float">
            <text:p>0</text:p>
          </table:table-cell>
          <table:table-cell table:formula="of:=[.J6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3]/[.$E$2]" office:value-type="float" office:value="0" calcext:value-type="float">
            <text:p>0</text:p>
          </table:table-cell>
          <table:table-cell table:formula="of:=[.J6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4]/[.$E$2]" office:value-type="float" office:value="0" calcext:value-type="float">
            <text:p>0</text:p>
          </table:table-cell>
          <table:table-cell table:formula="of:=[.J6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5]/[.$E$2]" office:value-type="float" office:value="0" calcext:value-type="float">
            <text:p>0</text:p>
          </table:table-cell>
          <table:table-cell table:formula="of:=[.J6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6]/[.$E$2]" office:value-type="float" office:value="0" calcext:value-type="float">
            <text:p>0</text:p>
          </table:table-cell>
          <table:table-cell table:formula="of:=[.J6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7]/[.$E$2]" office:value-type="float" office:value="0" calcext:value-type="float">
            <text:p>0</text:p>
          </table:table-cell>
          <table:table-cell table:formula="of:=[.J6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8]/[.$E$2]" office:value-type="float" office:value="0" calcext:value-type="float">
            <text:p>0</text:p>
          </table:table-cell>
          <table:table-cell table:formula="of:=[.J6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9]/[.$E$2]" office:value-type="float" office:value="0" calcext:value-type="float">
            <text:p>0</text:p>
          </table:table-cell>
          <table:table-cell table:formula="of:=[.J6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0]/[.$E$2]" office:value-type="float" office:value="0" calcext:value-type="float">
            <text:p>0</text:p>
          </table:table-cell>
          <table:table-cell table:formula="of:=[.J7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1]/[.$E$2]" office:value-type="float" office:value="0" calcext:value-type="float">
            <text:p>0</text:p>
          </table:table-cell>
          <table:table-cell table:formula="of:=[.J7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2]/[.$E$2]" office:value-type="float" office:value="0" calcext:value-type="float">
            <text:p>0</text:p>
          </table:table-cell>
          <table:table-cell table:formula="of:=[.J7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3]/[.$E$2]" office:value-type="float" office:value="0" calcext:value-type="float">
            <text:p>0</text:p>
          </table:table-cell>
          <table:table-cell table:formula="of:=[.J7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4]/[.$E$2]" office:value-type="float" office:value="0" calcext:value-type="float">
            <text:p>0</text:p>
          </table:table-cell>
          <table:table-cell table:formula="of:=[.J7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5]/[.$E$2]" office:value-type="float" office:value="0" calcext:value-type="float">
            <text:p>0</text:p>
          </table:table-cell>
          <table:table-cell table:formula="of:=[.J7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6]/[.$E$2]" office:value-type="float" office:value="0" calcext:value-type="float">
            <text:p>0</text:p>
          </table:table-cell>
          <table:table-cell table:formula="of:=[.J7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7]/[.$E$2]" office:value-type="float" office:value="0" calcext:value-type="float">
            <text:p>0</text:p>
          </table:table-cell>
          <table:table-cell table:formula="of:=[.J7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8]/[.$E$2]" office:value-type="float" office:value="0" calcext:value-type="float">
            <text:p>0</text:p>
          </table:table-cell>
          <table:table-cell table:formula="of:=[.J7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9]/[.$E$2]" office:value-type="float" office:value="0" calcext:value-type="float">
            <text:p>0</text:p>
          </table:table-cell>
          <table:table-cell table:formula="of:=[.J7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0]/[.$E$2]" office:value-type="float" office:value="0" calcext:value-type="float">
            <text:p>0</text:p>
          </table:table-cell>
          <table:table-cell table:formula="of:=[.J8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1]/[.$E$2]" office:value-type="float" office:value="0" calcext:value-type="float">
            <text:p>0</text:p>
          </table:table-cell>
          <table:table-cell table:formula="of:=[.J8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2]/[.$E$2]" office:value-type="float" office:value="0" calcext:value-type="float">
            <text:p>0</text:p>
          </table:table-cell>
          <table:table-cell table:formula="of:=[.J8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3]/[.$E$2]" office:value-type="float" office:value="0" calcext:value-type="float">
            <text:p>0</text:p>
          </table:table-cell>
          <table:table-cell table:formula="of:=[.J8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4]/[.$E$2]" office:value-type="float" office:value="0" calcext:value-type="float">
            <text:p>0</text:p>
          </table:table-cell>
          <table:table-cell table:formula="of:=[.J8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5]/[.$E$2]" office:value-type="float" office:value="0" calcext:value-type="float">
            <text:p>0</text:p>
          </table:table-cell>
          <table:table-cell table:formula="of:=[.J8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6]/[.$E$2]" office:value-type="float" office:value="0" calcext:value-type="float">
            <text:p>0</text:p>
          </table:table-cell>
          <table:table-cell table:formula="of:=[.J8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7]/[.$E$2]" office:value-type="float" office:value="0" calcext:value-type="float">
            <text:p>0</text:p>
          </table:table-cell>
          <table:table-cell table:formula="of:=[.J8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8]/[.$E$2]" office:value-type="float" office:value="0" calcext:value-type="float">
            <text:p>0</text:p>
          </table:table-cell>
          <table:table-cell table:formula="of:=[.J8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9]/[.$E$2]" office:value-type="float" office:value="0" calcext:value-type="float">
            <text:p>0</text:p>
          </table:table-cell>
          <table:table-cell table:formula="of:=[.J8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0]/[.$E$2]" office:value-type="float" office:value="0" calcext:value-type="float">
            <text:p>0</text:p>
          </table:table-cell>
          <table:table-cell table:formula="of:=[.J9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1]/[.$E$2]" office:value-type="float" office:value="0" calcext:value-type="float">
            <text:p>0</text:p>
          </table:table-cell>
          <table:table-cell table:formula="of:=[.J9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2]/[.$E$2]" office:value-type="float" office:value="0" calcext:value-type="float">
            <text:p>0</text:p>
          </table:table-cell>
          <table:table-cell table:formula="of:=[.J9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3]/[.$E$2]" office:value-type="float" office:value="0" calcext:value-type="float">
            <text:p>0</text:p>
          </table:table-cell>
          <table:table-cell table:formula="of:=[.J9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4]/[.$E$2]" office:value-type="float" office:value="0" calcext:value-type="float">
            <text:p>0</text:p>
          </table:table-cell>
          <table:table-cell table:formula="of:=[.J9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5]/[.$E$2]" office:value-type="float" office:value="0" calcext:value-type="float">
            <text:p>0</text:p>
          </table:table-cell>
          <table:table-cell table:formula="of:=[.J9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6]/[.$E$2]" office:value-type="float" office:value="0" calcext:value-type="float">
            <text:p>0</text:p>
          </table:table-cell>
          <table:table-cell table:formula="of:=[.J9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7]/[.$E$2]" office:value-type="float" office:value="0" calcext:value-type="float">
            <text:p>0</text:p>
          </table:table-cell>
          <table:table-cell table:formula="of:=[.J9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8]/[.$E$2]" office:value-type="float" office:value="0" calcext:value-type="float">
            <text:p>0</text:p>
          </table:table-cell>
          <table:table-cell table:formula="of:=[.J9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9]/[.$E$2]" office:value-type="float" office:value="0" calcext:value-type="float">
            <text:p>0</text:p>
          </table:table-cell>
          <table:table-cell table:formula="of:=[.J9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0]/[.$E$2]" office:value-type="float" office:value="0" calcext:value-type="float">
            <text:p>0</text:p>
          </table:table-cell>
          <table:table-cell table:formula="of:=[.J10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1]/[.$E$2]" office:value-type="float" office:value="0" calcext:value-type="float">
            <text:p>0</text:p>
          </table:table-cell>
          <table:table-cell table:formula="of:=[.J10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2]/[.$E$2]" office:value-type="float" office:value="0" calcext:value-type="float">
            <text:p>0</text:p>
          </table:table-cell>
          <table:table-cell table:formula="of:=[.J10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3]/[.$E$2]" office:value-type="float" office:value="0" calcext:value-type="float">
            <text:p>0</text:p>
          </table:table-cell>
          <table:table-cell table:formula="of:=[.J10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4]/[.$E$2]" office:value-type="float" office:value="0" calcext:value-type="float">
            <text:p>0</text:p>
          </table:table-cell>
          <table:table-cell table:formula="of:=[.J10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5]/[.$E$2]" office:value-type="float" office:value="0" calcext:value-type="float">
            <text:p>0</text:p>
          </table:table-cell>
          <table:table-cell table:formula="of:=[.J10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6]/[.$E$2]" office:value-type="float" office:value="0" calcext:value-type="float">
            <text:p>0</text:p>
          </table:table-cell>
          <table:table-cell table:formula="of:=[.J10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7]/[.$E$2]" office:value-type="float" office:value="0" calcext:value-type="float">
            <text:p>0</text:p>
          </table:table-cell>
          <table:table-cell table:formula="of:=[.J10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8]/[.$E$2]" office:value-type="float" office:value="0" calcext:value-type="float">
            <text:p>0</text:p>
          </table:table-cell>
          <table:table-cell table:formula="of:=[.J10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9]/[.$E$2]" office:value-type="float" office:value="0" calcext:value-type="float">
            <text:p>0</text:p>
          </table:table-cell>
          <table:table-cell table:formula="of:=[.J10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0]/[.$E$2]" office:value-type="float" office:value="0" calcext:value-type="float">
            <text:p>0</text:p>
          </table:table-cell>
          <table:table-cell table:formula="of:=[.J11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1]/[.$E$2]" office:value-type="float" office:value="0" calcext:value-type="float">
            <text:p>0</text:p>
          </table:table-cell>
          <table:table-cell table:formula="of:=[.J11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2]/[.$E$2]" office:value-type="float" office:value="0" calcext:value-type="float">
            <text:p>0</text:p>
          </table:table-cell>
          <table:table-cell table:formula="of:=[.J11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3]/[.$E$2]" office:value-type="float" office:value="0" calcext:value-type="float">
            <text:p>0</text:p>
          </table:table-cell>
          <table:table-cell table:formula="of:=[.J11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4]/[.$E$2]" office:value-type="float" office:value="0" calcext:value-type="float">
            <text:p>0</text:p>
          </table:table-cell>
          <table:table-cell table:formula="of:=[.J11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5]/[.$E$2]" office:value-type="float" office:value="0" calcext:value-type="float">
            <text:p>0</text:p>
          </table:table-cell>
          <table:table-cell table:formula="of:=[.J11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6]/[.$E$2]" office:value-type="float" office:value="0" calcext:value-type="float">
            <text:p>0</text:p>
          </table:table-cell>
          <table:table-cell table:formula="of:=[.J11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7]/[.$E$2]" office:value-type="float" office:value="0" calcext:value-type="float">
            <text:p>0</text:p>
          </table:table-cell>
          <table:table-cell table:formula="of:=[.J11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8]/[.$E$2]" office:value-type="float" office:value="0" calcext:value-type="float">
            <text:p>0</text:p>
          </table:table-cell>
          <table:table-cell table:formula="of:=[.J11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9]/[.$E$2]" office:value-type="float" office:value="0" calcext:value-type="float">
            <text:p>0</text:p>
          </table:table-cell>
          <table:table-cell table:formula="of:=[.J11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0]/[.$E$2]" office:value-type="float" office:value="0" calcext:value-type="float">
            <text:p>0</text:p>
          </table:table-cell>
          <table:table-cell table:formula="of:=[.J12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1]/[.$E$2]" office:value-type="float" office:value="0" calcext:value-type="float">
            <text:p>0</text:p>
          </table:table-cell>
          <table:table-cell table:formula="of:=[.J12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2]/[.$E$2]" office:value-type="float" office:value="0" calcext:value-type="float">
            <text:p>0</text:p>
          </table:table-cell>
          <table:table-cell table:formula="of:=[.J12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3]/[.$E$2]" office:value-type="float" office:value="0" calcext:value-type="float">
            <text:p>0</text:p>
          </table:table-cell>
          <table:table-cell table:formula="of:=[.J12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4]/[.$E$2]" office:value-type="float" office:value="0" calcext:value-type="float">
            <text:p>0</text:p>
          </table:table-cell>
          <table:table-cell table:formula="of:=[.J12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5]/[.$E$2]" office:value-type="float" office:value="0" calcext:value-type="float">
            <text:p>0</text:p>
          </table:table-cell>
          <table:table-cell table:formula="of:=[.J12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6]/[.$E$2]" office:value-type="float" office:value="0" calcext:value-type="float">
            <text:p>0</text:p>
          </table:table-cell>
          <table:table-cell table:formula="of:=[.J12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7]/[.$E$2]" office:value-type="float" office:value="0" calcext:value-type="float">
            <text:p>0</text:p>
          </table:table-cell>
          <table:table-cell table:formula="of:=[.J12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8]/[.$E$2]" office:value-type="float" office:value="0" calcext:value-type="float">
            <text:p>0</text:p>
          </table:table-cell>
          <table:table-cell table:formula="of:=[.J12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9]/[.$E$2]" office:value-type="float" office:value="0" calcext:value-type="float">
            <text:p>0</text:p>
          </table:table-cell>
          <table:table-cell table:formula="of:=[.J12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0]/[.$E$2]" office:value-type="float" office:value="0" calcext:value-type="float">
            <text:p>0</text:p>
          </table:table-cell>
          <table:table-cell table:formula="of:=[.J13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1]/[.$E$2]" office:value-type="float" office:value="0" calcext:value-type="float">
            <text:p>0</text:p>
          </table:table-cell>
          <table:table-cell table:formula="of:=[.J13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2]/[.$E$2]" office:value-type="float" office:value="0" calcext:value-type="float">
            <text:p>0</text:p>
          </table:table-cell>
          <table:table-cell table:formula="of:=[.J13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3]/[.$E$2]" office:value-type="float" office:value="0" calcext:value-type="float">
            <text:p>0</text:p>
          </table:table-cell>
          <table:table-cell table:formula="of:=[.J13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4]/[.$E$2]" office:value-type="float" office:value="0" calcext:value-type="float">
            <text:p>0</text:p>
          </table:table-cell>
          <table:table-cell table:formula="of:=[.J13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5]/[.$E$2]" office:value-type="float" office:value="0" calcext:value-type="float">
            <text:p>0</text:p>
          </table:table-cell>
          <table:table-cell table:formula="of:=[.J13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6]/[.$E$2]" office:value-type="float" office:value="0" calcext:value-type="float">
            <text:p>0</text:p>
          </table:table-cell>
          <table:table-cell table:formula="of:=[.J13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7]/[.$E$2]" office:value-type="float" office:value="0" calcext:value-type="float">
            <text:p>0</text:p>
          </table:table-cell>
          <table:table-cell table:formula="of:=[.J13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8]/[.$E$2]" office:value-type="float" office:value="0" calcext:value-type="float">
            <text:p>0</text:p>
          </table:table-cell>
          <table:table-cell table:formula="of:=[.J13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9]/[.$E$2]" office:value-type="float" office:value="0" calcext:value-type="float">
            <text:p>0</text:p>
          </table:table-cell>
          <table:table-cell table:formula="of:=[.J13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40]/[.$E$2]" office:value-type="float" office:value="0" calcext:value-type="float">
            <text:p>0</text:p>
          </table:table-cell>
          <table:table-cell table:formula="of:=[.J14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41]/[.$E$2]" office:value-type="float" office:value="0" calcext:value-type="float">
            <text:p>0</text:p>
          </table:table-cell>
          <table:table-cell table:formula="of:=[.J14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42]/[.$E$2]" office:value-type="float" office:value="0" calcext:value-type="float">
            <text:p>0</text:p>
          </table:table-cell>
          <table:table-cell table:formula="of:=[.J142]/[.$J$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3">00/00/0000</text:date>, <text:time style:data-style-name="N2" text:time-value="00:09:22.446871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8:21:07.055426632</meta:creation-date>
    <meta:generator>LibreOffice/6.0.7.3$Linux_X86_64 LibreOffice_project/00m0$Build-3</meta:generator>
    <dc:date>2019-05-13T00:39:41.947425494</dc:date>
    <meta:editing-duration>PT37M22S</meta:editing-duration>
    <meta:editing-cycles>8</meta:editing-cycles>
    <meta:document-statistic meta:table-count="3" meta:cell-count="2109" meta:object-count="6"/>
  </office:meta>
</office:document-meta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24cm" svg:y="0.316cm" chart:style-name="ch2">
          <text:p>VERTICE PERCOLATION</text:p>
        </chart:title>
        <chart:plot-area chart:style-name="ch3" table:cell-range-address="'128'.B2:'128'.C42 '128'.L2:'128'.L42" svg:x="0.32cm" svg:y="1.275cm" svg:width="15.36cm" svg:height="7.545cm">
          <chartooo:coordinate-region svg:x="1.047cm" svg:y="1.474cm" svg:width="14.539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28'.C2:'128'.C42" chart:class="chart:scatter">
            <chart:domain table:cell-range-address="'128'.B2:'128'.B42"/>
            <chart:data-point chart:repeated="41"/>
          </chart:series>
          <chart:series chart:style-name="ch7" chart:values-cell-range-address="'128'.L2:'128'.L42" chart:class="chart:scatter">
            <chart:regression-curve chart:style-name="ch8">
              <chart:equation chart:display-equation="false" chart:display-r-square="true" svg:x="1.384cm" svg:y="5.362cm"/>
            </chart:regression-curve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28'.B2:'128'.B42</svg:desc>
                </draw:g>
              </table:table-cell>
              <table:table-cell office:value-type="float" office:value="1">
                <text:p>1</text:p>
                <draw:g>
                  <svg:desc>'128'.C2:'128'.C42</svg:desc>
                </draw:g>
              </table:table-cell>
              <table:table-cell office:value-type="float" office:value="1">
                <text:p>1</text:p>
                <draw:g>
                  <svg:desc>'128'.L2:'128'.L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1">
                <text:p>1</text:p>
              </table:table-cell>
              <table:table-cell office:value-type="float" office:value="0.964071202531646">
                <text:p>0.9640712025316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919007911392405">
                <text:p>0.9190079113924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">
                <text:p>0.075</text:p>
              </table:table-cell>
              <table:table-cell office:value-type="float" office:value="1">
                <text:p>1</text:p>
              </table:table-cell>
              <table:table-cell office:value-type="float" office:value="0.891412974683544">
                <text:p>0.8914129746835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0.851159810126582">
                <text:p>0.8511598101265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">
                <text:p>0.125</text:p>
              </table:table-cell>
              <table:table-cell office:value-type="float" office:value="1">
                <text:p>1</text:p>
              </table:table-cell>
              <table:table-cell office:value-type="float" office:value="0.811055379746835">
                <text:p>0.8110553797468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0.787341772151899">
                <text:p>0.7873417721518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">
                <text:p>0.175</text:p>
              </table:table-cell>
              <table:table-cell office:value-type="float" office:value="1">
                <text:p>1</text:p>
              </table:table-cell>
              <table:table-cell office:value-type="float" office:value="0.744810126582278">
                <text:p>0.7448101265822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0.712425632911392">
                <text:p>0.7124256329113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">
                <text:p>0.225</text:p>
              </table:table-cell>
              <table:table-cell office:value-type="float" office:value="1">
                <text:p>1</text:p>
              </table:table-cell>
              <table:table-cell office:value-type="float" office:value="0.689409810126582">
                <text:p>0.6894098101265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0.649957278481013">
                <text:p>0.6499572784810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">
                <text:p>0.275</text:p>
              </table:table-cell>
              <table:table-cell office:value-type="float" office:value="1">
                <text:p>1</text:p>
              </table:table-cell>
              <table:table-cell office:value-type="float" office:value="0.62415664556962">
                <text:p>0.624156645569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595653481012658">
                <text:p>0.5956534810126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">
                <text:p>0.325</text:p>
              </table:table-cell>
              <table:table-cell office:value-type="float" office:value="1">
                <text:p>1</text:p>
              </table:table-cell>
              <table:table-cell office:value-type="float" office:value="0.569726265822785">
                <text:p>0.5697262658227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">
                <text:p>0.35</text:p>
              </table:table-cell>
              <table:table-cell office:value-type="float" office:value="1">
                <text:p>1</text:p>
              </table:table-cell>
              <table:table-cell office:value-type="float" office:value="0.526075949367089">
                <text:p>0.5260759493670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  <table:table-cell office:value-type="float" office:value="1">
                <text:p>1</text:p>
              </table:table-cell>
              <table:table-cell office:value-type="float" office:value="0.519683544303797">
                <text:p>0.5196835443037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493121835443038">
                <text:p>0.4931218354430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">
                <text:p>0.425</text:p>
              </table:table-cell>
              <table:table-cell office:value-type="float" office:value="1">
                <text:p>1</text:p>
              </table:table-cell>
              <table:table-cell office:value-type="float" office:value="0.465169303797468">
                <text:p>0.4651693037974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">
                <text:p>0.45</text:p>
              </table:table-cell>
              <table:table-cell office:value-type="float" office:value="0.993333">
                <text:p>0.993333</text:p>
              </table:table-cell>
              <table:table-cell office:value-type="float" office:value="0.444893987341772">
                <text:p>0.4448939873417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">
                <text:p>0.475</text:p>
              </table:table-cell>
              <table:table-cell office:value-type="float" office:value="0.973333">
                <text:p>0.973333</text:p>
              </table:table-cell>
              <table:table-cell office:value-type="float" office:value="0.420526898734177">
                <text:p>0.4205268987341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">
                <text:p>0.5</text:p>
              </table:table-cell>
              <table:table-cell office:value-type="float" office:value="0.96">
                <text:p>0.96</text:p>
              </table:table-cell>
              <table:table-cell office:value-type="float" office:value="0.396729430379747">
                <text:p>0.3967294303797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">
                <text:p>0.525</text:p>
              </table:table-cell>
              <table:table-cell office:value-type="float" office:value="0.96">
                <text:p>0.96</text:p>
              </table:table-cell>
              <table:table-cell office:value-type="float" office:value="0.387384493670886">
                <text:p>0.3873844936708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">
                <text:p>0.55</text:p>
              </table:table-cell>
              <table:table-cell office:value-type="float" office:value="0.913333">
                <text:p>0.913333</text:p>
              </table:table-cell>
              <table:table-cell office:value-type="float" office:value="0.362321202531646">
                <text:p>0.3623212025316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">
                <text:p>0.575</text:p>
              </table:table-cell>
              <table:table-cell office:value-type="float" office:value="0.926667">
                <text:p>0.926667</text:p>
              </table:table-cell>
              <table:table-cell office:value-type="float" office:value="0.347425632911392">
                <text:p>0.3474256329113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">
                <text:p>0.6</text:p>
              </table:table-cell>
              <table:table-cell office:value-type="float" office:value="0.826667">
                <text:p>0.826667</text:p>
              </table:table-cell>
              <table:table-cell office:value-type="float" office:value="0.329473101265823">
                <text:p>0.3294731012658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">
                <text:p>0.625</text:p>
              </table:table-cell>
              <table:table-cell office:value-type="float" office:value="0.766667">
                <text:p>0.766667</text:p>
              </table:table-cell>
              <table:table-cell office:value-type="float" office:value="0.314957278481013">
                <text:p>0.3149572784810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">
                <text:p>0.65</text:p>
              </table:table-cell>
              <table:table-cell office:value-type="float" office:value="0.68">
                <text:p>0.68</text:p>
              </table:table-cell>
              <table:table-cell office:value-type="float" office:value="0.297637658227848">
                <text:p>0.2976376582278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">
                <text:p>0.675</text:p>
              </table:table-cell>
              <table:table-cell office:value-type="float" office:value="0.64">
                <text:p>0.64</text:p>
              </table:table-cell>
              <table:table-cell office:value-type="float" office:value="0.293691455696203">
                <text:p>0.2936914556962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">
                <text:p>0.7</text:p>
              </table:table-cell>
              <table:table-cell office:value-type="float" office:value="0.56">
                <text:p>0.56</text:p>
              </table:table-cell>
              <table:table-cell office:value-type="float" office:value="0.274916139240506">
                <text:p>0.2749161392405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">
                <text:p>0.725</text:p>
              </table:table-cell>
              <table:table-cell office:value-type="float" office:value="0.446667">
                <text:p>0.446667</text:p>
              </table:table-cell>
              <table:table-cell office:value-type="float" office:value="0.26120253164557">
                <text:p>0.261202531645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">
                <text:p>0.75</text:p>
              </table:table-cell>
              <table:table-cell office:value-type="float" office:value="0.333333">
                <text:p>0.333333</text:p>
              </table:table-cell>
              <table:table-cell office:value-type="float" office:value="0.250485759493671">
                <text:p>0.2504857594936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">
                <text:p>0.775</text:p>
              </table:table-cell>
              <table:table-cell office:value-type="float" office:value="0.273333">
                <text:p>0.273333</text:p>
              </table:table-cell>
              <table:table-cell office:value-type="float" office:value="0.24289082278481">
                <text:p>0.242890822784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  <table:table-cell office:value-type="float" office:value="0.233523734177215">
                <text:p>0.2335237341772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">
                <text:p>0.825</text:p>
              </table:table-cell>
              <table:table-cell office:value-type="float" office:value="0.166667">
                <text:p>0.166667</text:p>
              </table:table-cell>
              <table:table-cell office:value-type="float" office:value="0.22789082278481">
                <text:p>0.227890822784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">
                <text:p>0.85</text:p>
              </table:table-cell>
              <table:table-cell office:value-type="float" office:value="0.06">
                <text:p>0.06</text:p>
              </table:table-cell>
              <table:table-cell office:value-type="float" office:value="0.219261075949367">
                <text:p>0.2192610759493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">
                <text:p>0.875</text:p>
              </table:table-cell>
              <table:table-cell office:value-type="float" office:value="0.0466667">
                <text:p>0.0466667</text:p>
              </table:table-cell>
              <table:table-cell office:value-type="float" office:value="0.213924050632911">
                <text:p>0.2139240506329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">
                <text:p>0.9</text:p>
              </table:table-cell>
              <table:table-cell office:value-type="float" office:value="0.0266667">
                <text:p>0.0266667</text:p>
              </table:table-cell>
              <table:table-cell office:value-type="float" office:value="0.211033227848101">
                <text:p>0.2110332278481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">
                <text:p>0.925</text:p>
              </table:table-cell>
              <table:table-cell office:value-type="float" office:value="0">
                <text:p>0</text:p>
              </table:table-cell>
              <table:table-cell office:value-type="float" office:value="0.205886075949367">
                <text:p>0.2058860759493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">
                <text:p>0.95</text:p>
              </table:table-cell>
              <table:table-cell office:value-type="float" office:value="0.0133333">
                <text:p>0.0133333</text:p>
              </table:table-cell>
              <table:table-cell office:value-type="float" office:value="0.205083860759494">
                <text:p>0.2050838607594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">
                <text:p>0.975</text:p>
              </table:table-cell>
              <table:table-cell office:value-type="float" office:value="0">
                <text:p>0</text:p>
              </table:table-cell>
              <table:table-cell office:value-type="float" office:value="0.202974683544304">
                <text:p>0.2029746835443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20253164556962">
                <text:p>0.20253164556962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823cm" svg:height="8.994cm" xlink:href=".." xlink:type="simple" chart:class="chart:scatter" chart:style-name="ch1">
        <chart:title svg:x="5.566cm" svg:y="0.315cm" chart:style-name="ch2">
          <text:p>EDGE PERCOLATION</text:p>
        </chart:title>
        <chart:plot-area chart:style-name="ch3" table:cell-range-address="'128'.G2:'128'.H42 '128'.M2:'128'.M42" svg:x="0.307cm" svg:y="0.924cm" svg:width="15.19cm" svg:height="8cm">
          <chartooo:coordinate-region svg:x="1.034cm" svg:y="1.123cm" svg:width="14.369cm" svg:height="7.1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28'.H2:'128'.H42" chart:class="chart:scatter">
            <chart:domain table:cell-range-address="'128'.G2:'128'.G42"/>
            <chart:data-point chart:repeated="41"/>
          </chart:series>
          <chart:series chart:style-name="ch7" chart:values-cell-range-address="'128'.M2:'128'.M42" chart:class="chart:scatter">
            <chart:regression-curve chart:style-name="ch8">
              <chart:equation chart:display-equation="false" chart:display-r-square="true" svg:x="1.228cm" svg:y="4.048cm"/>
            </chart:regression-curve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28'.G2:'128'.G42</svg:desc>
                </draw:g>
              </table:table-cell>
              <table:table-cell office:value-type="float" office:value="1">
                <text:p>1</text:p>
                <draw:g>
                  <svg:desc>'128'.H2:'128'.H42</svg:desc>
                </draw:g>
              </table:table-cell>
              <table:table-cell office:value-type="float" office:value="1">
                <text:p>1</text:p>
                <draw:g>
                  <svg:desc>'128'.M2:'128'.M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1">
                <text:p>1</text:p>
              </table:table-cell>
              <table:table-cell office:value-type="float" office:value="0.979873417721519">
                <text:p>0.9798734177215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959050632911392">
                <text:p>0.9590506329113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">
                <text:p>0.075</text:p>
              </table:table-cell>
              <table:table-cell office:value-type="float" office:value="1">
                <text:p>1</text:p>
              </table:table-cell>
              <table:table-cell office:value-type="float" office:value="0.93964082278481">
                <text:p>0.93964082278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0.920485759493671">
                <text:p>0.9204857594936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">
                <text:p>0.125</text:p>
              </table:table-cell>
              <table:table-cell office:value-type="float" office:value="1">
                <text:p>1</text:p>
              </table:table-cell>
              <table:table-cell office:value-type="float" office:value="0.899514240506329">
                <text:p>0.8995142405063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0.877742088607595">
                <text:p>0.8777420886075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">
                <text:p>0.175</text:p>
              </table:table-cell>
              <table:table-cell office:value-type="float" office:value="1">
                <text:p>1</text:p>
              </table:table-cell>
              <table:table-cell office:value-type="float" office:value="0.859450949367089">
                <text:p>0.8594509493670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0.838501582278481">
                <text:p>0.8385015822784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">
                <text:p>0.225</text:p>
              </table:table-cell>
              <table:table-cell office:value-type="float" office:value="1">
                <text:p>1</text:p>
              </table:table-cell>
              <table:table-cell office:value-type="float" office:value="0.819936708860759">
                <text:p>0.8199367088607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0.799810126582278">
                <text:p>0.7998101265822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">
                <text:p>0.275</text:p>
              </table:table-cell>
              <table:table-cell office:value-type="float" office:value="1">
                <text:p>1</text:p>
              </table:table-cell>
              <table:table-cell office:value-type="float" office:value="0.781708860759494">
                <text:p>0.7817088607594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757868670886076">
                <text:p>0.7578686708860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">
                <text:p>0.325</text:p>
              </table:table-cell>
              <table:table-cell office:value-type="float" office:value="1">
                <text:p>1</text:p>
              </table:table-cell>
              <table:table-cell office:value-type="float" office:value="0.737721518987342">
                <text:p>0.7377215189873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">
                <text:p>0.35</text:p>
              </table:table-cell>
              <table:table-cell office:value-type="float" office:value="1">
                <text:p>1</text:p>
              </table:table-cell>
              <table:table-cell office:value-type="float" office:value="0.722384493670886">
                <text:p>0.7223844936708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  <table:table-cell office:value-type="float" office:value="1">
                <text:p>1</text:p>
              </table:table-cell>
              <table:table-cell office:value-type="float" office:value="0.701476265822785">
                <text:p>0.7014762658227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68246835443038">
                <text:p>0.682468354430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">
                <text:p>0.425</text:p>
              </table:table-cell>
              <table:table-cell office:value-type="float" office:value="1">
                <text:p>1</text:p>
              </table:table-cell>
              <table:table-cell office:value-type="float" office:value="0.65746835443038">
                <text:p>0.657468354430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">
                <text:p>0.45</text:p>
              </table:table-cell>
              <table:table-cell office:value-type="float" office:value="1">
                <text:p>1</text:p>
              </table:table-cell>
              <table:table-cell office:value-type="float" office:value="0.639979430379747">
                <text:p>0.6399794303797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">
                <text:p>0.475</text:p>
              </table:table-cell>
              <table:table-cell office:value-type="float" office:value="1">
                <text:p>1</text:p>
              </table:table-cell>
              <table:table-cell office:value-type="float" office:value="0.620526898734177">
                <text:p>0.6205268987341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599113924050633">
                <text:p>0.5991139240506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">
                <text:p>0.525</text:p>
              </table:table-cell>
              <table:table-cell office:value-type="float" office:value="1">
                <text:p>1</text:p>
              </table:table-cell>
              <table:table-cell office:value-type="float" office:value="0.576286392405063">
                <text:p>0.5762863924050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">
                <text:p>0.55</text:p>
              </table:table-cell>
              <table:table-cell office:value-type="float" office:value="1">
                <text:p>1</text:p>
              </table:table-cell>
              <table:table-cell office:value-type="float" office:value="0.559367088607595">
                <text:p>0.5593670886075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">
                <text:p>0.575</text:p>
              </table:table-cell>
              <table:table-cell office:value-type="float" office:value="1">
                <text:p>1</text:p>
              </table:table-cell>
              <table:table-cell office:value-type="float" office:value="0.540189873417722">
                <text:p>0.5401898734177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519030063291139">
                <text:p>0.5190300632911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">
                <text:p>0.625</text:p>
              </table:table-cell>
              <table:table-cell office:value-type="float" office:value="1">
                <text:p>1</text:p>
              </table:table-cell>
              <table:table-cell office:value-type="float" office:value="0.500865506329114">
                <text:p>0.5008655063291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">
                <text:p>0.65</text:p>
              </table:table-cell>
              <table:table-cell office:value-type="float" office:value="0.98">
                <text:p>0.98</text:p>
              </table:table-cell>
              <table:table-cell office:value-type="float" office:value="0.483944620253165">
                <text:p>0.4839446202531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">
                <text:p>0.675</text:p>
              </table:table-cell>
              <table:table-cell office:value-type="float" office:value="0.986667">
                <text:p>0.986667</text:p>
              </table:table-cell>
              <table:table-cell office:value-type="float" office:value="0.462954113924051">
                <text:p>0.4629541139240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">
                <text:p>0.7</text:p>
              </table:table-cell>
              <table:table-cell office:value-type="float" office:value="0.94">
                <text:p>0.94</text:p>
              </table:table-cell>
              <table:table-cell office:value-type="float" office:value="0.441645569620253">
                <text:p>0.4416455696202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">
                <text:p>0.725</text:p>
              </table:table-cell>
              <table:table-cell office:value-type="float" office:value="0.86">
                <text:p>0.86</text:p>
              </table:table-cell>
              <table:table-cell office:value-type="float" office:value="0.425822784810127">
                <text:p>0.4258227848101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">
                <text:p>0.75</text:p>
              </table:table-cell>
              <table:table-cell office:value-type="float" office:value="0.686667">
                <text:p>0.686667</text:p>
              </table:table-cell>
              <table:table-cell office:value-type="float" office:value="0.400273734177215">
                <text:p>0.4002737341772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">
                <text:p>0.775</text:p>
              </table:table-cell>
              <table:table-cell office:value-type="float" office:value="0.553333">
                <text:p>0.553333</text:p>
              </table:table-cell>
              <table:table-cell office:value-type="float" office:value="0.383523734177215">
                <text:p>0.3835237341772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0.506667">
                <text:p>0.506667</text:p>
              </table:table-cell>
              <table:table-cell office:value-type="float" office:value="0.362068037974684">
                <text:p>0.3620680379746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">
                <text:p>0.825</text:p>
              </table:table-cell>
              <table:table-cell office:value-type="float" office:value="0.226667">
                <text:p>0.226667</text:p>
              </table:table-cell>
              <table:table-cell office:value-type="float" office:value="0.341412974683544">
                <text:p>0.3414129746835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">
                <text:p>0.85</text:p>
              </table:table-cell>
              <table:table-cell office:value-type="float" office:value="0.153333">
                <text:p>0.153333</text:p>
              </table:table-cell>
              <table:table-cell office:value-type="float" office:value="0.321878164556962">
                <text:p>0.3218781645569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">
                <text:p>0.875</text:p>
              </table:table-cell>
              <table:table-cell office:value-type="float" office:value="0.0733333">
                <text:p>0.0733333</text:p>
              </table:table-cell>
              <table:table-cell office:value-type="float" office:value="0.304261075949367">
                <text:p>0.3042610759493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">
                <text:p>0.9</text:p>
              </table:table-cell>
              <table:table-cell office:value-type="float" office:value="0.04">
                <text:p>0.04</text:p>
              </table:table-cell>
              <table:table-cell office:value-type="float" office:value="0.281371835443038">
                <text:p>0.2813718354430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">
                <text:p>0.925</text:p>
              </table:table-cell>
              <table:table-cell office:value-type="float" office:value="0.0466667">
                <text:p>0.0466667</text:p>
              </table:table-cell>
              <table:table-cell office:value-type="float" office:value="0.265463607594937">
                <text:p>0.2654636075949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">
                <text:p>0.95</text:p>
              </table:table-cell>
              <table:table-cell office:value-type="float" office:value="0.00666667">
                <text:p>0.00666667</text:p>
              </table:table-cell>
              <table:table-cell office:value-type="float" office:value="0.241392405063291">
                <text:p>0.2413924050632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">
                <text:p>0.975</text:p>
              </table:table-cell>
              <table:table-cell office:value-type="float" office:value="0">
                <text:p>0</text:p>
              </table:table-cell>
              <table:table-cell office:value-type="float" office:value="0.221645569620253">
                <text:p>0.2216455696202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20253164556962">
                <text:p>0.20253164556962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24cm" svg:y="0.316cm" chart:style-name="ch2">
          <text:p>VERTICE PERCOLATION</text:p>
        </chart:title>
        <chart:plot-area chart:style-name="ch3" table:cell-range-address="'1024'.B2:'1024'.C42 '1024'.L2:'1024'.L42" svg:x="0.32cm" svg:y="1.275cm" svg:width="15.36cm" svg:height="7.545cm">
          <chartooo:coordinate-region svg:x="1.047cm" svg:y="1.474cm" svg:width="14.539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024'.C2:'1024'.C42" chart:class="chart:scatter">
            <chart:domain table:cell-range-address="'1024'.B2:'1024'.B42"/>
            <chart:data-point chart:repeated="41"/>
          </chart:series>
          <chart:series chart:style-name="ch7" chart:values-cell-range-address="'1024'.L2:'1024'.L42" chart:class="chart:scatter">
            <chart:regression-curve chart:style-name="ch8">
              <chart:equation chart:display-equation="false" chart:display-r-square="true" svg:x="1.384cm" svg:y="5.362cm"/>
            </chart:regression-curve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024'.B2:'1024'.B42</svg:desc>
                </draw:g>
              </table:table-cell>
              <table:table-cell office:value-type="float" office:value="1">
                <text:p>1</text:p>
                <draw:g>
                  <svg:desc>'1024'.C2:'1024'.C42</svg:desc>
                </draw:g>
              </table:table-cell>
              <table:table-cell office:value-type="float" office:value="1">
                <text:p>1</text:p>
                <draw:g>
                  <svg:desc>'1024'.L2:'1024'.L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1">
                <text:p>1</text:p>
              </table:table-cell>
              <table:table-cell office:value-type="float" office:value="0.961729264475743">
                <text:p>0.9617292644757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920890062597809">
                <text:p>0.9208900625978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">
                <text:p>0.075</text:p>
              </table:table-cell>
              <table:table-cell office:value-type="float" office:value="1">
                <text:p>1</text:p>
              </table:table-cell>
              <table:table-cell office:value-type="float" office:value="0.882284820031299">
                <text:p>0.8822848200312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0.848898669796557">
                <text:p>0.8488986697965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">
                <text:p>0.125</text:p>
              </table:table-cell>
              <table:table-cell office:value-type="float" office:value="1">
                <text:p>1</text:p>
              </table:table-cell>
              <table:table-cell office:value-type="float" office:value="0.809555946791862">
                <text:p>0.809555946791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0.776885758998435">
                <text:p>0.7768857589984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">
                <text:p>0.175</text:p>
              </table:table-cell>
              <table:table-cell office:value-type="float" office:value="1">
                <text:p>1</text:p>
              </table:table-cell>
              <table:table-cell office:value-type="float" office:value="0.746379107981221">
                <text:p>0.746379107981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0.712627151799687">
                <text:p>0.7126271517996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">
                <text:p>0.225</text:p>
              </table:table-cell>
              <table:table-cell office:value-type="float" office:value="1">
                <text:p>1</text:p>
              </table:table-cell>
              <table:table-cell office:value-type="float" office:value="0.682052034428795">
                <text:p>0.6820520344287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0.650228873239437">
                <text:p>0.6502288732394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">
                <text:p>0.275</text:p>
              </table:table-cell>
              <table:table-cell office:value-type="float" office:value="1">
                <text:p>1</text:p>
              </table:table-cell>
              <table:table-cell office:value-type="float" office:value="0.619350547730829">
                <text:p>0.6193505477308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593607198748044">
                <text:p>0.5936071987480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">
                <text:p>0.325</text:p>
              </table:table-cell>
              <table:table-cell office:value-type="float" office:value="1">
                <text:p>1</text:p>
              </table:table-cell>
              <table:table-cell office:value-type="float" office:value="0.566369327073552">
                <text:p>0.5663693270735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">
                <text:p>0.35</text:p>
              </table:table-cell>
              <table:table-cell office:value-type="float" office:value="1">
                <text:p>1</text:p>
              </table:table-cell>
              <table:table-cell office:value-type="float" office:value="0.536226525821596">
                <text:p>0.5362265258215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  <table:table-cell office:value-type="float" office:value="1">
                <text:p>1</text:p>
              </table:table-cell>
              <table:table-cell office:value-type="float" office:value="0.50875">
                <text:p>0.50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486111111111111">
                <text:p>0.4861111111111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">
                <text:p>0.425</text:p>
              </table:table-cell>
              <table:table-cell office:value-type="float" office:value="1">
                <text:p>1</text:p>
              </table:table-cell>
              <table:table-cell office:value-type="float" office:value="0.464598982785603">
                <text:p>0.4645989827856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">
                <text:p>0.45</text:p>
              </table:table-cell>
              <table:table-cell office:value-type="float" office:value="1">
                <text:p>1</text:p>
              </table:table-cell>
              <table:table-cell office:value-type="float" office:value="0.441533646322379">
                <text:p>0.4415336463223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">
                <text:p>0.475</text:p>
              </table:table-cell>
              <table:table-cell office:value-type="float" office:value="1">
                <text:p>1</text:p>
              </table:table-cell>
              <table:table-cell office:value-type="float" office:value="0.420735524256651">
                <text:p>0.4207355242566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402372848200313">
                <text:p>0.4023728482003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">
                <text:p>0.525</text:p>
              </table:table-cell>
              <table:table-cell office:value-type="float" office:value="1">
                <text:p>1</text:p>
              </table:table-cell>
              <table:table-cell office:value-type="float" office:value="0.382713223787167">
                <text:p>0.3827132237871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">
                <text:p>0.55</text:p>
              </table:table-cell>
              <table:table-cell office:value-type="float" office:value="1">
                <text:p>1</text:p>
              </table:table-cell>
              <table:table-cell office:value-type="float" office:value="0.361617762128325">
                <text:p>0.3616177621283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">
                <text:p>0.575</text:p>
              </table:table-cell>
              <table:table-cell office:value-type="float" office:value="0.993333">
                <text:p>0.993333</text:p>
              </table:table-cell>
              <table:table-cell office:value-type="float" office:value="0.343257042253521">
                <text:p>0.3432570422535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327910798122066">
                <text:p>0.3279107981220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">
                <text:p>0.625</text:p>
              </table:table-cell>
              <table:table-cell office:value-type="float" office:value="0.993333">
                <text:p>0.993333</text:p>
              </table:table-cell>
              <table:table-cell office:value-type="float" office:value="0.313622848200313">
                <text:p>0.3136228482003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">
                <text:p>0.65</text:p>
              </table:table-cell>
              <table:table-cell office:value-type="float" office:value="1">
                <text:p>1</text:p>
              </table:table-cell>
              <table:table-cell office:value-type="float" office:value="0.297944053208138">
                <text:p>0.2979440532081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">
                <text:p>0.675</text:p>
              </table:table-cell>
              <table:table-cell office:value-type="float" office:value="0.98">
                <text:p>0.98</text:p>
              </table:table-cell>
              <table:table-cell office:value-type="float" office:value="0.285672926447574">
                <text:p>0.2856729264475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">
                <text:p>0.7</text:p>
              </table:table-cell>
              <table:table-cell office:value-type="float" office:value="0.933333">
                <text:p>0.933333</text:p>
              </table:table-cell>
              <table:table-cell office:value-type="float" office:value="0.272724960876369">
                <text:p>0.2727249608763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">
                <text:p>0.725</text:p>
              </table:table-cell>
              <table:table-cell office:value-type="float" office:value="0.9">
                <text:p>0.9</text:p>
              </table:table-cell>
              <table:table-cell office:value-type="float" office:value="0.261071987480438">
                <text:p>0.2610719874804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">
                <text:p>0.75</text:p>
              </table:table-cell>
              <table:table-cell office:value-type="float" office:value="0.8">
                <text:p>0.8</text:p>
              </table:table-cell>
              <table:table-cell office:value-type="float" office:value="0.251032863849765">
                <text:p>0.2510328638497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">
                <text:p>0.775</text:p>
              </table:table-cell>
              <table:table-cell office:value-type="float" office:value="0.673333">
                <text:p>0.673333</text:p>
              </table:table-cell>
              <table:table-cell office:value-type="float" office:value="0.240733568075117">
                <text:p>0.2407335680751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0.54">
                <text:p>0.54</text:p>
              </table:table-cell>
              <table:table-cell office:value-type="float" office:value="0.231617762128325">
                <text:p>0.2316177621283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">
                <text:p>0.825</text:p>
              </table:table-cell>
              <table:table-cell office:value-type="float" office:value="0.46">
                <text:p>0.46</text:p>
              </table:table-cell>
              <table:table-cell office:value-type="float" office:value="0.224653755868545">
                <text:p>0.2246537558685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">
                <text:p>0.85</text:p>
              </table:table-cell>
              <table:table-cell office:value-type="float" office:value="0.246667">
                <text:p>0.246667</text:p>
              </table:table-cell>
              <table:table-cell office:value-type="float" office:value="0.217558685446009">
                <text:p>0.2175586854460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">
                <text:p>0.875</text:p>
              </table:table-cell>
              <table:table-cell office:value-type="float" office:value="0.153333">
                <text:p>0.153333</text:p>
              </table:table-cell>
              <table:table-cell office:value-type="float" office:value="0.212286776212833">
                <text:p>0.2122867762128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">
                <text:p>0.9</text:p>
              </table:table-cell>
              <table:table-cell office:value-type="float" office:value="0.08">
                <text:p>0.08</text:p>
              </table:table-cell>
              <table:table-cell office:value-type="float" office:value="0.20827269170579">
                <text:p>0.208272691705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">
                <text:p>0.925</text:p>
              </table:table-cell>
              <table:table-cell office:value-type="float" office:value="0.02">
                <text:p>0.02</text:p>
              </table:table-cell>
              <table:table-cell office:value-type="float" office:value="0.20473200312989">
                <text:p>0.204732003129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">
                <text:p>0.95</text:p>
              </table:table-cell>
              <table:table-cell office:value-type="float" office:value="0.00666667">
                <text:p>0.00666667</text:p>
              </table:table-cell>
              <table:table-cell office:value-type="float" office:value="0.202286776212832">
                <text:p>0.2022867762128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">
                <text:p>0.975</text:p>
              </table:table-cell>
              <table:table-cell office:value-type="float" office:value="0">
                <text:p>0</text:p>
              </table:table-cell>
              <table:table-cell office:value-type="float" office:value="0.200807902973396">
                <text:p>0.2008079029733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200312989045383">
                <text:p>0.200312989045383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823cm" svg:height="8.994cm" xlink:href=".." xlink:type="simple" chart:class="chart:scatter" chart:style-name="ch1">
        <chart:title svg:x="5.566cm" svg:y="0.315cm" chart:style-name="ch2">
          <text:p>EDGE PERCOLATION</text:p>
        </chart:title>
        <chart:plot-area chart:style-name="ch3" table:cell-range-address="'1024'.G2:'1024'.H42 '1024'.M2:'1024'.M42" svg:x="0.308cm" svg:y="0.924cm" svg:width="15.395cm" svg:height="8cm">
          <chartooo:coordinate-region svg:x="1.035cm" svg:y="1.123cm" svg:width="14.574cm" svg:height="7.1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024'.H2:'1024'.H42" chart:class="chart:scatter">
            <chart:domain table:cell-range-address="'1024'.G2:'1024'.G42"/>
            <chart:data-point chart:repeated="41"/>
          </chart:series>
          <chart:series chart:style-name="ch7" chart:values-cell-range-address="'1024'.M2:'1024'.M42" chart:class="chart:scatter">
            <chart:regression-curve chart:style-name="ch8">
              <chart:equation chart:display-equation="false" chart:display-r-square="true" svg:x="1.228cm" svg:y="4.048cm"/>
            </chart:regression-curve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024'.G2:'1024'.G42</svg:desc>
                </draw:g>
              </table:table-cell>
              <table:table-cell office:value-type="float" office:value="1">
                <text:p>1</text:p>
                <draw:g>
                  <svg:desc>'1024'.H2:'1024'.H42</svg:desc>
                </draw:g>
              </table:table-cell>
              <table:table-cell office:value-type="float" office:value="1">
                <text:p>1</text:p>
                <draw:g>
                  <svg:desc>'1024'.M2:'1024'.M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1">
                <text:p>1</text:p>
              </table:table-cell>
              <table:table-cell office:value-type="float" office:value="0.979669405320814">
                <text:p>0.9796694053208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959616588419405">
                <text:p>0.9596165884194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">
                <text:p>0.075</text:p>
              </table:table-cell>
              <table:table-cell office:value-type="float" office:value="1">
                <text:p>1</text:p>
              </table:table-cell>
              <table:table-cell office:value-type="float" office:value="0.939493348982786">
                <text:p>0.9394933489827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0.920805946791862">
                <text:p>0.9208059467918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">
                <text:p>0.125</text:p>
              </table:table-cell>
              <table:table-cell office:value-type="float" office:value="1">
                <text:p>1</text:p>
              </table:table-cell>
              <table:table-cell office:value-type="float" office:value="0.899782863849765">
                <text:p>0.8997828638497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0.880109546165884">
                <text:p>0.8801095461658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">
                <text:p>0.175</text:p>
              </table:table-cell>
              <table:table-cell office:value-type="float" office:value="1">
                <text:p>1</text:p>
              </table:table-cell>
              <table:table-cell office:value-type="float" office:value="0.859497261345853">
                <text:p>0.8594972613458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0.839092331768388">
                <text:p>0.8390923317683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">
                <text:p>0.225</text:p>
              </table:table-cell>
              <table:table-cell office:value-type="float" office:value="1">
                <text:p>1</text:p>
              </table:table-cell>
              <table:table-cell office:value-type="float" office:value="0.819178403755869">
                <text:p>0.8191784037558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0.800931142410016">
                <text:p>0.8009311424100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">
                <text:p>0.275</text:p>
              </table:table-cell>
              <table:table-cell office:value-type="float" office:value="1">
                <text:p>1</text:p>
              </table:table-cell>
              <table:table-cell office:value-type="float" office:value="0.780710093896714">
                <text:p>0.7807100938967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7593720657277">
                <text:p>0.75937206572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">
                <text:p>0.325</text:p>
              </table:table-cell>
              <table:table-cell office:value-type="float" office:value="1">
                <text:p>1</text:p>
              </table:table-cell>
              <table:table-cell office:value-type="float" office:value="0.741353677621283">
                <text:p>0.7413536776212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">
                <text:p>0.35</text:p>
              </table:table-cell>
              <table:table-cell office:value-type="float" office:value="1">
                <text:p>1</text:p>
              </table:table-cell>
              <table:table-cell office:value-type="float" office:value="0.721942488262911">
                <text:p>0.7219424882629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  <table:table-cell office:value-type="float" office:value="1">
                <text:p>1</text:p>
              </table:table-cell>
              <table:table-cell office:value-type="float" office:value="0.70096048513302">
                <text:p>0.700960485133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679211658841941">
                <text:p>0.6792116588419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">
                <text:p>0.425</text:p>
              </table:table-cell>
              <table:table-cell office:value-type="float" office:value="1">
                <text:p>1</text:p>
              </table:table-cell>
              <table:table-cell office:value-type="float" office:value="0.659626369327074">
                <text:p>0.6596263693270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">
                <text:p>0.45</text:p>
              </table:table-cell>
              <table:table-cell office:value-type="float" office:value="1">
                <text:p>1</text:p>
              </table:table-cell>
              <table:table-cell office:value-type="float" office:value="0.639708528951487">
                <text:p>0.6397085289514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">
                <text:p>0.475</text:p>
              </table:table-cell>
              <table:table-cell office:value-type="float" office:value="1">
                <text:p>1</text:p>
              </table:table-cell>
              <table:table-cell office:value-type="float" office:value="0.620500782472613">
                <text:p>0.6205007824726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599927621283255">
                <text:p>0.5999276212832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">
                <text:p>0.525</text:p>
              </table:table-cell>
              <table:table-cell office:value-type="float" office:value="1">
                <text:p>1</text:p>
              </table:table-cell>
              <table:table-cell office:value-type="float" office:value="0.580424491392801">
                <text:p>0.5804244913928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">
                <text:p>0.55</text:p>
              </table:table-cell>
              <table:table-cell office:value-type="float" office:value="1">
                <text:p>1</text:p>
              </table:table-cell>
              <table:table-cell office:value-type="float" office:value="0.561203051643192">
                <text:p>0.5612030516431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">
                <text:p>0.575</text:p>
              </table:table-cell>
              <table:table-cell office:value-type="float" office:value="1">
                <text:p>1</text:p>
              </table:table-cell>
              <table:table-cell office:value-type="float" office:value="0.538816510172144">
                <text:p>0.5388165101721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519665492957747">
                <text:p>0.5196654929577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">
                <text:p>0.625</text:p>
              </table:table-cell>
              <table:table-cell office:value-type="float" office:value="1">
                <text:p>1</text:p>
              </table:table-cell>
              <table:table-cell office:value-type="float" office:value="0.500573161189358">
                <text:p>0.5005731611893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">
                <text:p>0.65</text:p>
              </table:table-cell>
              <table:table-cell office:value-type="float" office:value="1">
                <text:p>1</text:p>
              </table:table-cell>
              <table:table-cell office:value-type="float" office:value="0.480236697965571">
                <text:p>0.4802366979655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">
                <text:p>0.675</text:p>
              </table:table-cell>
              <table:table-cell office:value-type="float" office:value="1">
                <text:p>1</text:p>
              </table:table-cell>
              <table:table-cell office:value-type="float" office:value="0.460446009389671">
                <text:p>0.4604460093896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440704225352113">
                <text:p>0.4407042253521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">
                <text:p>0.725</text:p>
              </table:table-cell>
              <table:table-cell office:value-type="float" office:value="1">
                <text:p>1</text:p>
              </table:table-cell>
              <table:table-cell office:value-type="float" office:value="0.420383411580595">
                <text:p>0.4203834115805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0.401025039123631">
                <text:p>0.4010250391236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">
                <text:p>0.775</text:p>
              </table:table-cell>
              <table:table-cell office:value-type="float" office:value="0.986667">
                <text:p>0.986667</text:p>
              </table:table-cell>
              <table:table-cell office:value-type="float" office:value="0.379481611893584">
                <text:p>0.3794816118935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0.906667">
                <text:p>0.906667</text:p>
              </table:table-cell>
              <table:table-cell office:value-type="float" office:value="0.360256259780908">
                <text:p>0.3602562597809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">
                <text:p>0.825</text:p>
              </table:table-cell>
              <table:table-cell office:value-type="float" office:value="0.7">
                <text:p>0.7</text:p>
              </table:table-cell>
              <table:table-cell office:value-type="float" office:value="0.340275821596244">
                <text:p>0.3402758215962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">
                <text:p>0.85</text:p>
              </table:table-cell>
              <table:table-cell office:value-type="float" office:value="0.406667">
                <text:p>0.406667</text:p>
              </table:table-cell>
              <table:table-cell office:value-type="float" office:value="0.320616197183099">
                <text:p>0.3206161971830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">
                <text:p>0.875</text:p>
              </table:table-cell>
              <table:table-cell office:value-type="float" office:value="0.2">
                <text:p>0.2</text:p>
              </table:table-cell>
              <table:table-cell office:value-type="float" office:value="0.299677230046948">
                <text:p>0.2996772300469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">
                <text:p>0.9</text:p>
              </table:table-cell>
              <table:table-cell office:value-type="float" office:value="0.133333">
                <text:p>0.133333</text:p>
              </table:table-cell>
              <table:table-cell office:value-type="float" office:value="0.280346244131455">
                <text:p>0.2803462441314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">
                <text:p>0.925</text:p>
              </table:table-cell>
              <table:table-cell office:value-type="float" office:value="0.0466667">
                <text:p>0.0466667</text:p>
              </table:table-cell>
              <table:table-cell office:value-type="float" office:value="0.260142801251956">
                <text:p>0.2601428012519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">
                <text:p>0.95</text:p>
              </table:table-cell>
              <table:table-cell office:value-type="float" office:value="0.0133333">
                <text:p>0.0133333</text:p>
              </table:table-cell>
              <table:table-cell office:value-type="float" office:value="0.24010172143975">
                <text:p>0.240101721439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">
                <text:p>0.975</text:p>
              </table:table-cell>
              <table:table-cell office:value-type="float" office:value="0.00666667">
                <text:p>0.00666667</text:p>
              </table:table-cell>
              <table:table-cell office:value-type="float" office:value="0.220502738654147">
                <text:p>0.2205027386541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200312989045383">
                <text:p>0.200312989045383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24cm" svg:y="0.316cm" chart:style-name="ch2">
          <text:p>VERTICE PERCOLATION</text:p>
        </chart:title>
        <chart:plot-area chart:style-name="ch3" table:cell-range-address="'4096'.B2:'4096'.C42 '4096'.L2:'4096'.L42" svg:x="0.32cm" svg:y="1.275cm" svg:width="15.36cm" svg:height="7.545cm">
          <chartooo:coordinate-region svg:x="1.047cm" svg:y="1.474cm" svg:width="14.539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4096'.C2:'4096'.C42" chart:class="chart:scatter">
            <chart:domain table:cell-range-address="'4096'.B2:'4096'.B42"/>
            <chart:data-point chart:repeated="41"/>
          </chart:series>
          <chart:series chart:style-name="ch7" chart:values-cell-range-address="'4096'.L2:'4096'.L42" chart:class="chart:scatter">
            <chart:regression-curve chart:style-name="ch8">
              <chart:equation chart:display-equation="false" chart:display-r-square="true" svg:x="1.384cm" svg:y="5.362cm"/>
            </chart:regression-curve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4096'.B2:'4096'.B42</svg:desc>
                </draw:g>
              </table:table-cell>
              <table:table-cell office:value-type="float" office:value="1">
                <text:p>1</text:p>
                <draw:g>
                  <svg:desc>'4096'.C2:'4096'.C42</svg:desc>
                </draw:g>
              </table:table-cell>
              <table:table-cell office:value-type="float" office:value="1">
                <text:p>1</text:p>
                <draw:g>
                  <svg:desc>'4096'.L2:'4096'.L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1">
                <text:p>1</text:p>
              </table:table-cell>
              <table:table-cell office:value-type="float" office:value="0.960262797967956">
                <text:p>0.9602627979679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922455060570535">
                <text:p>0.9224550605705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">
                <text:p>0.075</text:p>
              </table:table-cell>
              <table:table-cell office:value-type="float" office:value="1">
                <text:p>1</text:p>
              </table:table-cell>
              <table:table-cell office:value-type="float" office:value="0.883939038686987">
                <text:p>0.8839390386869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0.846272958186792">
                <text:p>0.8462729581867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">
                <text:p>0.125</text:p>
              </table:table-cell>
              <table:table-cell office:value-type="float" office:value="1">
                <text:p>1</text:p>
              </table:table-cell>
              <table:table-cell office:value-type="float" office:value="0.811742868307933">
                <text:p>0.8117428683079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0.779205744431419">
                <text:p>0.7792057444314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">
                <text:p>0.175</text:p>
              </table:table-cell>
              <table:table-cell office:value-type="float" office:value="1">
                <text:p>1</text:p>
              </table:table-cell>
              <table:table-cell office:value-type="float" office:value="0.745379054318093">
                <text:p>0.7453790543180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0.711190894880813">
                <text:p>0.7111908948808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">
                <text:p>0.225</text:p>
              </table:table-cell>
              <table:table-cell office:value-type="float" office:value="1">
                <text:p>1</text:p>
              </table:table-cell>
              <table:table-cell office:value-type="float" office:value="0.678917545916374">
                <text:p>0.6789175459163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0.649027940601798">
                <text:p>0.6490279406017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">
                <text:p>0.275</text:p>
              </table:table-cell>
              <table:table-cell office:value-type="float" office:value="1">
                <text:p>1</text:p>
              </table:table-cell>
              <table:table-cell office:value-type="float" office:value="0.62214243845252">
                <text:p>0.622142438452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588735834310277">
                <text:p>0.5887358343102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">
                <text:p>0.325</text:p>
              </table:table-cell>
              <table:table-cell office:value-type="float" office:value="1">
                <text:p>1</text:p>
              </table:table-cell>
              <table:table-cell office:value-type="float" office:value="0.564971668620555">
                <text:p>0.5649716686205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">
                <text:p>0.35</text:p>
              </table:table-cell>
              <table:table-cell office:value-type="float" office:value="1">
                <text:p>1</text:p>
              </table:table-cell>
              <table:table-cell office:value-type="float" office:value="0.537851699882767">
                <text:p>0.5378516998827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  <table:table-cell office:value-type="float" office:value="1">
                <text:p>1</text:p>
              </table:table-cell>
              <table:table-cell office:value-type="float" office:value="0.512895662368113">
                <text:p>0.5128956623681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487396932395467">
                <text:p>0.4873969323954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">
                <text:p>0.425</text:p>
              </table:table-cell>
              <table:table-cell office:value-type="float" office:value="1">
                <text:p>1</text:p>
              </table:table-cell>
              <table:table-cell office:value-type="float" office:value="0.464974110980852">
                <text:p>0.4649741109808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">
                <text:p>0.45</text:p>
              </table:table-cell>
              <table:table-cell office:value-type="float" office:value="1">
                <text:p>1</text:p>
              </table:table-cell>
              <table:table-cell office:value-type="float" office:value="0.442429171551387">
                <text:p>0.4424291715513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">
                <text:p>0.475</text:p>
              </table:table-cell>
              <table:table-cell office:value-type="float" office:value="1">
                <text:p>1</text:p>
              </table:table-cell>
              <table:table-cell office:value-type="float" office:value="0.420441090269637">
                <text:p>0.4204410902696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400943239546698">
                <text:p>0.4009432395466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">
                <text:p>0.525</text:p>
              </table:table-cell>
              <table:table-cell office:value-type="float" office:value="1">
                <text:p>1</text:p>
              </table:table-cell>
              <table:table-cell office:value-type="float" office:value="0.382129738178976">
                <text:p>0.3821297381789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">
                <text:p>0.55</text:p>
              </table:table-cell>
              <table:table-cell office:value-type="float" office:value="1">
                <text:p>1</text:p>
              </table:table-cell>
              <table:table-cell office:value-type="float" office:value="0.362236713559984">
                <text:p>0.3622367135599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">
                <text:p>0.575</text:p>
              </table:table-cell>
              <table:table-cell office:value-type="float" office:value="1">
                <text:p>1</text:p>
              </table:table-cell>
              <table:table-cell office:value-type="float" office:value="0.343815455255959">
                <text:p>0.3438154552559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32804415787417">
                <text:p>0.328044157874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">
                <text:p>0.625</text:p>
              </table:table-cell>
              <table:table-cell office:value-type="float" office:value="1">
                <text:p>1</text:p>
              </table:table-cell>
              <table:table-cell office:value-type="float" office:value="0.312444802657288">
                <text:p>0.3124448026572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">
                <text:p>0.65</text:p>
              </table:table-cell>
              <table:table-cell office:value-type="float" office:value="1">
                <text:p>1</text:p>
              </table:table-cell>
              <table:table-cell office:value-type="float" office:value="0.298264947245018">
                <text:p>0.2982649472450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">
                <text:p>0.675</text:p>
              </table:table-cell>
              <table:table-cell office:value-type="float" office:value="1">
                <text:p>1</text:p>
              </table:table-cell>
              <table:table-cell office:value-type="float" office:value="0.284724990230559">
                <text:p>0.2847249902305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272147811645174">
                <text:p>0.2721478116451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">
                <text:p>0.725</text:p>
              </table:table-cell>
              <table:table-cell office:value-type="float" office:value="1">
                <text:p>1</text:p>
              </table:table-cell>
              <table:table-cell office:value-type="float" office:value="0.260246678389996">
                <text:p>0.2602466783899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">
                <text:p>0.75</text:p>
              </table:table-cell>
              <table:table-cell office:value-type="float" office:value="0.973333">
                <text:p>0.973333</text:p>
              </table:table-cell>
              <table:table-cell office:value-type="float" office:value="0.250974990230559">
                <text:p>0.2509749902305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">
                <text:p>0.775</text:p>
              </table:table-cell>
              <table:table-cell office:value-type="float" office:value="0.886667">
                <text:p>0.886667</text:p>
              </table:table-cell>
              <table:table-cell office:value-type="float" office:value="0.24000781555295">
                <text:p>0.240007815552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0.786667">
                <text:p>0.786667</text:p>
              </table:table-cell>
              <table:table-cell office:value-type="float" office:value="0.231934349355217">
                <text:p>0.2319343493552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">
                <text:p>0.825</text:p>
              </table:table-cell>
              <table:table-cell office:value-type="float" office:value="0.64">
                <text:p>0.64</text:p>
              </table:table-cell>
              <table:table-cell office:value-type="float" office:value="0.224728898007034">
                <text:p>0.2247288980070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">
                <text:p>0.85</text:p>
              </table:table-cell>
              <table:table-cell office:value-type="float" office:value="0.466667">
                <text:p>0.466667</text:p>
              </table:table-cell>
              <table:table-cell office:value-type="float" office:value="0.217957698319656">
                <text:p>0.2179576983196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">
                <text:p>0.875</text:p>
              </table:table-cell>
              <table:table-cell office:value-type="float" office:value="0.246667">
                <text:p>0.246667</text:p>
              </table:table-cell>
              <table:table-cell office:value-type="float" office:value="0.212720300898789">
                <text:p>0.2127203008987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">
                <text:p>0.9</text:p>
              </table:table-cell>
              <table:table-cell office:value-type="float" office:value="0.12">
                <text:p>0.12</text:p>
              </table:table-cell>
              <table:table-cell office:value-type="float" office:value="0.208009476357952">
                <text:p>0.2080094763579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">
                <text:p>0.925</text:p>
              </table:table-cell>
              <table:table-cell office:value-type="float" office:value="0.0733333">
                <text:p>0.0733333</text:p>
              </table:table-cell>
              <table:table-cell office:value-type="float" office:value="0.2047401328644">
                <text:p>0.20474013286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">
                <text:p>0.95</text:p>
              </table:table-cell>
              <table:table-cell office:value-type="float" office:value="0.00666667">
                <text:p>0.00666667</text:p>
              </table:table-cell>
              <table:table-cell office:value-type="float" office:value="0.202055978898007">
                <text:p>0.2020559788980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">
                <text:p>0.975</text:p>
              </table:table-cell>
              <table:table-cell office:value-type="float" office:value="0.0133333">
                <text:p>0.0133333</text:p>
              </table:table-cell>
              <table:table-cell office:value-type="float" office:value="0.200571023837436">
                <text:p>0.2005710238374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200078155529504">
                <text:p>0.200078155529504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823cm" svg:height="8.994cm" xlink:href=".." xlink:type="simple" chart:class="chart:scatter" chart:style-name="ch1">
        <chart:title svg:x="5.566cm" svg:y="0.315cm" chart:style-name="ch2">
          <text:p>EDGE PERCOLATION</text:p>
        </chart:title>
        <chart:plot-area chart:style-name="ch3" table:cell-range-address="'4096'.G2:'4096'.H42 '4096'.M2:'4096'.M42" svg:x="0.307cm" svg:y="0.924cm" svg:width="15.352cm" svg:height="8.001cm">
          <chartooo:coordinate-region svg:x="1.034cm" svg:y="1.123cm" svg:width="14.531cm" svg:height="7.1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4096'.H2:'4096'.H42" chart:class="chart:scatter">
            <chart:domain table:cell-range-address="'4096'.G2:'4096'.G42"/>
            <chart:data-point chart:repeated="41"/>
          </chart:series>
          <chart:series chart:style-name="ch7" chart:values-cell-range-address="'4096'.M2:'4096'.M42" chart:class="chart:scatter">
            <chart:regression-curve chart:style-name="ch8">
              <chart:equation chart:display-equation="false" chart:display-r-square="true" svg:x="1.228cm" svg:y="4.048cm"/>
            </chart:regression-curve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4096'.G2:'4096'.G42</svg:desc>
                </draw:g>
              </table:table-cell>
              <table:table-cell office:value-type="float" office:value="1">
                <text:p>1</text:p>
                <draw:g>
                  <svg:desc>'4096'.H2:'4096'.H42</svg:desc>
                </draw:g>
              </table:table-cell>
              <table:table-cell office:value-type="float" office:value="1">
                <text:p>1</text:p>
                <draw:g>
                  <svg:desc>'4096'.M2:'4096'.M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1">
                <text:p>1</text:p>
              </table:table-cell>
              <table:table-cell office:value-type="float" office:value="0.980094763579523">
                <text:p>0.9800947635795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959920867526377">
                <text:p>0.9599208675263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">
                <text:p>0.075</text:p>
              </table:table-cell>
              <table:table-cell office:value-type="float" office:value="1">
                <text:p>1</text:p>
              </table:table-cell>
              <table:table-cell office:value-type="float" office:value="0.940030285267683">
                <text:p>0.9400302852676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0.920305783509183">
                <text:p>0.9203057835091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">
                <text:p>0.125</text:p>
              </table:table-cell>
              <table:table-cell office:value-type="float" office:value="1">
                <text:p>1</text:p>
              </table:table-cell>
              <table:table-cell office:value-type="float" office:value="0.900146541617819">
                <text:p>0.9001465416178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0.879357170769832">
                <text:p>0.8793571707698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">
                <text:p>0.175</text:p>
              </table:table-cell>
              <table:table-cell office:value-type="float" office:value="1">
                <text:p>1</text:p>
              </table:table-cell>
              <table:table-cell office:value-type="float" office:value="0.859784095349746">
                <text:p>0.8597840953497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0.840357561547479">
                <text:p>0.8403575615474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">
                <text:p>0.225</text:p>
              </table:table-cell>
              <table:table-cell office:value-type="float" office:value="1">
                <text:p>1</text:p>
              </table:table-cell>
              <table:table-cell office:value-type="float" office:value="0.819597499023056">
                <text:p>0.8195974990230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0.800004884720594">
                <text:p>0.8000048847205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">
                <text:p>0.275</text:p>
              </table:table-cell>
              <table:table-cell office:value-type="float" office:value="1">
                <text:p>1</text:p>
              </table:table-cell>
              <table:table-cell office:value-type="float" office:value="0.779640484564283">
                <text:p>0.779640484564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759915982805784">
                <text:p>0.7599159828057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">
                <text:p>0.325</text:p>
              </table:table-cell>
              <table:table-cell office:value-type="float" office:value="1">
                <text:p>1</text:p>
              </table:table-cell>
              <table:table-cell office:value-type="float" office:value="0.740430832356389">
                <text:p>0.7404308323563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">
                <text:p>0.35</text:p>
              </table:table-cell>
              <table:table-cell office:value-type="float" office:value="1">
                <text:p>1</text:p>
              </table:table-cell>
              <table:table-cell office:value-type="float" office:value="0.719387456037515">
                <text:p>0.7193874560375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  <table:table-cell office:value-type="float" office:value="1">
                <text:p>1</text:p>
              </table:table-cell>
              <table:table-cell office:value-type="float" office:value="0.700068386088316">
                <text:p>0.7000683860883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680045916373583">
                <text:p>0.6800459163735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">
                <text:p>0.425</text:p>
              </table:table-cell>
              <table:table-cell office:value-type="float" office:value="1">
                <text:p>1</text:p>
              </table:table-cell>
              <table:table-cell office:value-type="float" office:value="0.660008792497069">
                <text:p>0.6600087924970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">
                <text:p>0.45</text:p>
              </table:table-cell>
              <table:table-cell office:value-type="float" office:value="1">
                <text:p>1</text:p>
              </table:table-cell>
              <table:table-cell office:value-type="float" office:value="0.640000976944119">
                <text:p>0.6400009769441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">
                <text:p>0.475</text:p>
              </table:table-cell>
              <table:table-cell office:value-type="float" office:value="1">
                <text:p>1</text:p>
              </table:table-cell>
              <table:table-cell office:value-type="float" office:value="0.620247166862055">
                <text:p>0.6202471668620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599653184837827">
                <text:p>0.5996531848378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">
                <text:p>0.525</text:p>
              </table:table-cell>
              <table:table-cell office:value-type="float" office:value="1">
                <text:p>1</text:p>
              </table:table-cell>
              <table:table-cell office:value-type="float" office:value="0.580583235638921">
                <text:p>0.5805832356389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">
                <text:p>0.55</text:p>
              </table:table-cell>
              <table:table-cell office:value-type="float" office:value="1">
                <text:p>1</text:p>
              </table:table-cell>
              <table:table-cell office:value-type="float" office:value="0.5593347010551">
                <text:p>0.55933470105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">
                <text:p>0.575</text:p>
              </table:table-cell>
              <table:table-cell office:value-type="float" office:value="1">
                <text:p>1</text:p>
              </table:table-cell>
              <table:table-cell office:value-type="float" office:value="0.540684837827276">
                <text:p>0.5406848378272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519993161391168">
                <text:p>0.5199931613911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">
                <text:p>0.625</text:p>
              </table:table-cell>
              <table:table-cell office:value-type="float" office:value="1">
                <text:p>1</text:p>
              </table:table-cell>
              <table:table-cell office:value-type="float" office:value="0.499936498632278">
                <text:p>0.4999364986322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">
                <text:p>0.65</text:p>
              </table:table-cell>
              <table:table-cell office:value-type="float" office:value="1">
                <text:p>1</text:p>
              </table:table-cell>
              <table:table-cell office:value-type="float" office:value="0.479427510746385">
                <text:p>0.4794275107463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">
                <text:p>0.675</text:p>
              </table:table-cell>
              <table:table-cell office:value-type="float" office:value="1">
                <text:p>1</text:p>
              </table:table-cell>
              <table:table-cell office:value-type="float" office:value="0.460238862837046">
                <text:p>0.4602388628370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440426436107855">
                <text:p>0.4404264361078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">
                <text:p>0.725</text:p>
              </table:table-cell>
              <table:table-cell office:value-type="float" office:value="1">
                <text:p>1</text:p>
              </table:table-cell>
              <table:table-cell office:value-type="float" office:value="0.419889116842517">
                <text:p>0.4198891168425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0.39963462289957">
                <text:p>0.399634622899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">
                <text:p>0.775</text:p>
              </table:table-cell>
              <table:table-cell office:value-type="float" office:value="1">
                <text:p>1</text:p>
              </table:table-cell>
              <table:table-cell office:value-type="float" office:value="0.380543180930051">
                <text:p>0.3805431809300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0.359681027745213">
                <text:p>0.3596810277452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">
                <text:p>0.825</text:p>
              </table:table-cell>
              <table:table-cell office:value-type="float" office:value="0.973333">
                <text:p>0.973333</text:p>
              </table:table-cell>
              <table:table-cell office:value-type="float" office:value="0.339624364986323">
                <text:p>0.3396243649863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">
                <text:p>0.85</text:p>
              </table:table-cell>
              <table:table-cell office:value-type="float" office:value="0.766667">
                <text:p>0.766667</text:p>
              </table:table-cell>
              <table:table-cell office:value-type="float" office:value="0.319693239546698">
                <text:p>0.3196932395466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">
                <text:p>0.875</text:p>
              </table:table-cell>
              <table:table-cell office:value-type="float" office:value="0.46">
                <text:p>0.46</text:p>
              </table:table-cell>
              <table:table-cell office:value-type="float" office:value="0.299904747948417">
                <text:p>0.2999047479484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">
                <text:p>0.9</text:p>
              </table:table-cell>
              <table:table-cell office:value-type="float" office:value="0.226667">
                <text:p>0.226667</text:p>
              </table:table-cell>
              <table:table-cell office:value-type="float" office:value="0.279640973036342">
                <text:p>0.2796409730363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">
                <text:p>0.925</text:p>
              </table:table-cell>
              <table:table-cell office:value-type="float" office:value="0.133333">
                <text:p>0.133333</text:p>
              </table:table-cell>
              <table:table-cell office:value-type="float" office:value="0.260088413442751">
                <text:p>0.2600884134427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">
                <text:p>0.95</text:p>
              </table:table-cell>
              <table:table-cell office:value-type="float" office:value="0.0333333">
                <text:p>0.0333333</text:p>
              </table:table-cell>
              <table:table-cell office:value-type="float" office:value="0.240169499804611">
                <text:p>0.2401694998046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">
                <text:p>0.975</text:p>
              </table:table-cell>
              <table:table-cell office:value-type="float" office:value="0">
                <text:p>0</text:p>
              </table:table-cell>
              <table:table-cell office:value-type="float" office:value="0.220076201641266">
                <text:p>0.2200762016412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200078155529504">
                <text:p>0.200078155529504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